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3"/>
    <style:style style:name="ce69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070470" table:style-name="ce9">
            <text:p>17.070.470</text:p>
          </table:table-cell>
          <table:table-cell office:value-type="float" office:value="17288408.5" table:style-name="ce9">
            <text:p>17.288.409</text:p>
          </table:table-cell>
          <table:table-cell office:value-type="percentage" office:value="1" table:style-name="ce10">
            <text:p>100,00%</text:p>
          </table:table-cell>
          <table:table-cell office:value-type="float" office:value="7481792" table:style-name="ce8">
            <text:p>7.481.792</text:p>
          </table:table-cell>
          <table:table-cell office:value-type="float" office:value="7326353" table:style-name="ce8">
            <text:p>7.326.353</text:p>
          </table:table-cell>
          <table:table-cell office:value-type="float" office:value="4205171" table:style-name="ce8">
            <text:p>4.205.171</text:p>
          </table:table-cell>
          <table:table-cell office:value-type="date" office:date-value="2022-06-15T00:00:00" table:style-name="ce11">
            <text:p>15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29139" table:style-name="ce7">
            <text:p>1.829.139</text:p>
          </table:table-cell>
          <table:table-cell office:value-type="float" office:value="148930" table:style-name="ce7">
            <text:p>148.930</text:p>
          </table:table-cell>
          <table:table-cell office:value-type="float" office:value="453020" table:style-name="ce7">
            <text:p>453.02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1624" table:style-name="ce14">
            <text:p>2.741.624</text:p>
          </table:table-cell>
          <table:table-cell office:value-type="float" office:value="2659499" table:style-name="ce14">
            <text:p>2.659.499</text:p>
          </table:table-cell>
          <table:table-cell office:value-type="percentage" office:value="0.97004512653813946" table:style-name="ce15">
            <text:p>97,00%</text:p>
          </table:table-cell>
          <table:table-cell office:value-type="float" office:value="1150769" table:style-name="ce13">
            <text:p>1.150.769</text:p>
          </table:table-cell>
          <table:table-cell office:value-type="float" office:value="1129314" table:style-name="ce13">
            <text:p>1.129.314</text:p>
          </table:table-cell>
          <table:table-cell office:value-type="float" office:value="705919" table:style-name="ce13">
            <text:p>705.919</text:p>
          </table:table-cell>
          <table:table-cell office:value-type="date" office:date-value="2022-06-15T00:00:00" table:style-name="ce16">
            <text:p>15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296274.5" table:style-name="ce14">
            <text:p>2.296.275</text:p>
          </table:table-cell>
          <table:table-cell office:value-type="percentage" office:value="0.93599531569149597" table:style-name="ce15">
            <text:p>93,60%</text:p>
          </table:table-cell>
          <table:table-cell office:value-type="float" office:value="929047" table:style-name="ce13">
            <text:p>929.047</text:p>
          </table:table-cell>
          <table:table-cell office:value-type="float" office:value="920548" table:style-name="ce13">
            <text:p>920.548</text:p>
          </table:table-cell>
          <table:table-cell office:value-type="float" office:value="724381" table:style-name="ce13">
            <text:p>724.381</text:p>
          </table:table-cell>
          <table:table-cell office:value-type="date" office:date-value="2022-06-15T00:00:00" table:style-name="ce16">
            <text:p>15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35828" table:style-name="ce7">
            <text:p>1.335.828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70498" table:style-name="ce14">
            <text:p>2.170.498</text:p>
          </table:table-cell>
          <table:table-cell office:value-type="float" office:value="2046919" table:style-name="ce14">
            <text:p>2.046.919</text:p>
          </table:table-cell>
          <table:table-cell office:value-type="percentage" office:value="0.94306421844203492" table:style-name="ce15">
            <text:p>94,31%</text:p>
          </table:table-cell>
          <table:table-cell office:value-type="float" office:value="928579" table:style-name="ce13">
            <text:p>928.579</text:p>
          </table:table-cell>
          <table:table-cell office:value-type="float" office:value="912820" table:style-name="ce13">
            <text:p>912.820</text:p>
          </table:table-cell>
          <table:table-cell office:value-type="float" office:value="481806" table:style-name="ce13">
            <text:p>481.806</text:p>
          </table:table-cell>
          <table:table-cell office:value-type="date" office:date-value="2022-06-15T00:00:00" table:style-name="ce16">
            <text:p>15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5900" table:style-name="ce7">
            <text:p>2.835.900</text:p>
          </table:table-cell>
          <table:table-cell office:value-type="float" office:value="231020" table:style-name="ce7">
            <text:p>231.020</text:p>
          </table:table-cell>
          <table:table-cell office:value-type="float" office:value="807120" table:style-name="ce7">
            <text:p>807.12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62410" table:style-name="ce14">
            <text:p>4.462.410</text:p>
          </table:table-cell>
          <table:table-cell office:value-type="float" office:value="4171124" table:style-name="ce14">
            <text:p>4.171.124</text:p>
          </table:table-cell>
          <table:table-cell office:value-type="percentage" office:value="0.93472450985005862" table:style-name="ce15">
            <text:p>93,47%</text:p>
          </table:table-cell>
          <table:table-cell office:value-type="float" office:value="1821888" table:style-name="ce13">
            <text:p>1.821.888</text:p>
          </table:table-cell>
          <table:table-cell office:value-type="float" office:value="1766210" table:style-name="ce13">
            <text:p>1.766.210</text:p>
          </table:table-cell>
          <table:table-cell office:value-type="float" office:value="1000804" table:style-name="ce13">
            <text:p>1.000.804</text:p>
          </table:table-cell>
          <table:table-cell office:value-type="date" office:date-value="2022-06-15T00:00:00" table:style-name="ce16">
            <text:p>15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8133" table:style-name="ce14">
            <text:p>1.268.133</text:p>
          </table:table-cell>
          <table:table-cell office:value-type="percentage" office:value="0.9775774348221582" table:style-name="ce15">
            <text:p>97,76%</text:p>
          </table:table-cell>
          <table:table-cell office:value-type="float" office:value="519847" table:style-name="ce13">
            <text:p>519.847</text:p>
          </table:table-cell>
          <table:table-cell office:value-type="float" office:value="516084" table:style-name="ce13">
            <text:p>516.084</text:p>
          </table:table-cell>
          <table:table-cell office:value-type="float" office:value="355315" table:style-name="ce13">
            <text:p>355.315</text:p>
          </table:table-cell>
          <table:table-cell office:value-type="date" office:date-value="2022-06-15T00:00:00" table:style-name="ce16">
            <text:p>15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77" table:style-name="ce7">
            <text:p>4.086.177</text:p>
          </table:table-cell>
          <table:table-cell office:value-type="float" office:value="280710" table:style-name="ce7">
            <text:p>280.710</text:p>
          </table:table-cell>
          <table:table-cell office:value-type="float" office:value="711260" table:style-name="ce7">
            <text:p>711.26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44952" table:style-name="ce14">
            <text:p>5.644.952</text:p>
          </table:table-cell>
          <table:table-cell office:value-type="float" office:value="5325358.5" table:style-name="ce14">
            <text:p>5.325.359</text:p>
          </table:table-cell>
          <table:table-cell office:value-type="percentage" office:value="0.94338419529519468" table:style-name="ce15">
            <text:p>94,34%</text:p>
          </table:table-cell>
          <table:table-cell office:value-type="float" office:value="2150498" table:style-name="ce13">
            <text:p>2.150.498</text:p>
          </table:table-cell>
          <table:table-cell office:value-type="float" office:value="2123025" table:style-name="ce13">
            <text:p>2.123.025</text:p>
          </table:table-cell>
          <table:table-cell office:value-type="float" office:value="1504423" table:style-name="ce13">
            <text:p>1.504.423</text:p>
          </table:table-cell>
          <table:table-cell office:value-type="date" office:date-value="2022-06-15T00:00:00" table:style-name="ce16">
            <text:p>15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752890" table:style-name="ce7">
            <text:p>752.89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48610" table:style-name="ce14">
            <text:p>4.248.610</text:p>
          </table:table-cell>
          <table:table-cell office:value-type="float" office:value="4007373" table:style-name="ce14">
            <text:p>4.007.373</text:p>
          </table:table-cell>
          <table:table-cell office:value-type="percentage" office:value="0.94321978247003135" table:style-name="ce15">
            <text:p>94,32%</text:p>
          </table:table-cell>
          <table:table-cell office:value-type="float" office:value="1765361" table:style-name="ce13">
            <text:p>1.765.361</text:p>
          </table:table-cell>
          <table:table-cell office:value-type="float" office:value="1714090" table:style-name="ce13">
            <text:p>1.714.090</text:p>
          </table:table-cell>
          <table:table-cell office:value-type="float" office:value="1081509" table:style-name="ce13">
            <text:p>1.081.509</text:p>
          </table:table-cell>
          <table:table-cell office:value-type="date" office:date-value="2022-06-15T00:00:00" table:style-name="ce16">
            <text:p>15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715494" table:style-name="ce7">
            <text:p>8.715.494</text:p>
          </table:table-cell>
          <table:table-cell office:value-type="float" office:value="639070" table:style-name="ce7">
            <text:p>639.070</text:p>
          </table:table-cell>
          <table:table-cell office:value-type="float" office:value="3136830" table:style-name="ce7">
            <text:p>3.136.8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28084" table:style-name="ce14">
            <text:p>14.328.084</text:p>
          </table:table-cell>
          <table:table-cell office:value-type="float" office:value="14255191" table:style-name="ce14">
            <text:p>14.255.191</text:p>
          </table:table-cell>
          <table:table-cell office:value-type="percentage" office:value="0.99491257868114114" table:style-name="ce15">
            <text:p>99,49%</text:p>
          </table:table-cell>
          <table:table-cell office:value-type="float" office:value="6494231" table:style-name="ce13">
            <text:p>6.494.231</text:p>
          </table:table-cell>
          <table:table-cell office:value-type="float" office:value="6355693" table:style-name="ce13">
            <text:p>6.355.693</text:p>
          </table:table-cell>
          <table:table-cell office:value-type="float" office:value="3778215" table:style-name="ce13">
            <text:p>3.778.215</text:p>
          </table:table-cell>
          <table:table-cell office:value-type="date" office:date-value="2022-06-15T00:00:00" table:style-name="ce16">
            <text:p>15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130653.5" table:style-name="ce14">
            <text:p>10.130.654</text:p>
          </table:table-cell>
          <table:table-cell office:value-type="percentage" office:value="0.96493855700033004" table:style-name="ce15">
            <text:p>96,49%</text:p>
          </table:table-cell>
          <table:table-cell office:value-type="float" office:value="4450522" table:style-name="ce13">
            <text:p>4.450.522</text:p>
          </table:table-cell>
          <table:table-cell office:value-type="float" office:value="4385873" table:style-name="ce13">
            <text:p>4.385.873</text:p>
          </table:table-cell>
          <table:table-cell office:value-type="float" office:value="2907821" table:style-name="ce13">
            <text:p>2.907.821</text:p>
          </table:table-cell>
          <table:table-cell office:value-type="date" office:date-value="2022-06-15T00:00:00" table:style-name="ce16">
            <text:p>15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40177" table:style-name="ce7">
            <text:p>1.640.177</text:p>
          </table:table-cell>
          <table:table-cell office:value-type="float" office:value="155730" table:style-name="ce7">
            <text:p>155.73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757" table:style-name="ce14">
            <text:p>2.319.757</text:p>
          </table:table-cell>
          <table:table-cell office:value-type="float" office:value="2336660" table:style-name="ce14">
            <text:p>2.336.660</text:p>
          </table:table-cell>
          <table:table-cell office:value-type="percentage" office:value="1" table:style-name="ce15">
            <text:p>100,00%</text:p>
          </table:table-cell>
          <table:table-cell office:value-type="float" office:value="969470" table:style-name="ce13">
            <text:p>969.470</text:p>
          </table:table-cell>
          <table:table-cell office:value-type="float" office:value="951759" table:style-name="ce13">
            <text:p>951.759</text:p>
          </table:table-cell>
          <table:table-cell office:value-type="float" office:value="640986" table:style-name="ce13">
            <text:p>640.986</text:p>
          </table:table-cell>
          <table:table-cell office:value-type="date" office:date-value="2022-06-15T00:00:00" table:style-name="ce16">
            <text:p>15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49800" table:style-name="ce7">
            <text:p>249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3174" table:style-name="ce14">
            <text:p>6.053.174</text:p>
          </table:table-cell>
          <table:table-cell office:value-type="float" office:value="6139366" table:style-name="ce14">
            <text:p>6.139.366</text:p>
          </table:table-cell>
          <table:table-cell office:value-type="percentage" office:value="1" table:style-name="ce15">
            <text:p>100,00%</text:p>
          </table:table-cell>
          <table:table-cell office:value-type="float" office:value="2478826" table:style-name="ce13">
            <text:p>2.478.826</text:p>
          </table:table-cell>
          <table:table-cell office:value-type="float" office:value="2453028" table:style-name="ce13">
            <text:p>2.453.028</text:p>
          </table:table-cell>
          <table:table-cell office:value-type="float" office:value="1963370" table:style-name="ce13">
            <text:p>1.963.370</text:p>
          </table:table-cell>
          <table:table-cell office:value-type="date" office:date-value="2022-06-15T00:00:00" table:style-name="ce16">
            <text:p>15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4195" table:style-name="ce7">
            <text:p>464.195</text:p>
          </table:table-cell>
          <table:table-cell office:value-type="float" office:value="47380" table:style-name="ce7">
            <text:p>47.380</text:p>
          </table:table-cell>
          <table:table-cell office:value-type="float" office:value="109780" table:style-name="ce7">
            <text:p>109.78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9825" table:style-name="ce14">
            <text:p>689.825</text:p>
          </table:table-cell>
          <table:table-cell office:value-type="float" office:value="651678.5" table:style-name="ce14">
            <text:p>651.679</text:p>
          </table:table-cell>
          <table:table-cell office:value-type="percentage" office:value="0.94470119233138838" table:style-name="ce15">
            <text:p>94,47%</text:p>
          </table:table-cell>
          <table:table-cell office:value-type="float" office:value="284621" table:style-name="ce13">
            <text:p>284.621</text:p>
          </table:table-cell>
          <table:table-cell office:value-type="float" office:value="286551" table:style-name="ce13">
            <text:p>286.551</text:p>
          </table:table-cell>
          <table:table-cell office:value-type="float" office:value="180216" table:style-name="ce13">
            <text:p>180.216</text:p>
          </table:table-cell>
          <table:table-cell office:value-type="date" office:date-value="2022-06-15T00:00:00" table:style-name="ce16">
            <text:p>15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143385" table:style-name="ce7">
            <text:p>9.143.38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613735" table:style-name="ce14">
            <text:p>13.613.735</text:p>
          </table:table-cell>
          <table:table-cell office:value-type="float" office:value="13310793.5" table:style-name="ce14">
            <text:p>13.310.794</text:p>
          </table:table-cell>
          <table:table-cell office:value-type="percentage" office:value="0.97774736323279399" table:style-name="ce15">
            <text:p>97,77%</text:p>
          </table:table-cell>
          <table:table-cell office:value-type="float" office:value="5769568" table:style-name="ce13">
            <text:p>5.769.568</text:p>
          </table:table-cell>
          <table:table-cell office:value-type="float" office:value="5713016" table:style-name="ce13">
            <text:p>5.713.016</text:p>
          </table:table-cell>
          <table:table-cell office:value-type="float" office:value="3367862" table:style-name="ce13">
            <text:p>3.367.862</text:p>
          </table:table-cell>
          <table:table-cell office:value-type="date" office:date-value="2022-06-15T00:00:00" table:style-name="ce16">
            <text:p>15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8235" table:style-name="ce14">
            <text:p>2.918.235</text:p>
          </table:table-cell>
          <table:table-cell office:value-type="float" office:value="2826440.5" table:style-name="ce14">
            <text:p>2.826.441</text:p>
          </table:table-cell>
          <table:table-cell office:value-type="percentage" office:value="0.96854451406415176" table:style-name="ce15">
            <text:p>96,85%</text:p>
          </table:table-cell>
          <table:table-cell office:value-type="float" office:value="1300173" table:style-name="ce13">
            <text:p>1.300.173</text:p>
          </table:table-cell>
          <table:table-cell office:value-type="float" office:value="1279429" table:style-name="ce13">
            <text:p>1.279.429</text:p>
          </table:table-cell>
          <table:table-cell office:value-type="float" office:value="693709" table:style-name="ce13">
            <text:p>693.709</text:p>
          </table:table-cell>
          <table:table-cell office:value-type="date" office:date-value="2022-06-15T00:00:00" table:style-name="ce16">
            <text:p>15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547" table:style-name="ce7">
            <text:p>896.5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8167" table:style-name="ce14">
            <text:p>1.408.167</text:p>
          </table:table-cell>
          <table:table-cell office:value-type="float" office:value="1324807.5" table:style-name="ce14">
            <text:p>1.324.808</text:p>
          </table:table-cell>
          <table:table-cell office:value-type="percentage" office:value="0.940802830914231" table:style-name="ce15">
            <text:p>94,08%</text:p>
          </table:table-cell>
          <table:table-cell office:value-type="float" office:value="568398" table:style-name="ce13">
            <text:p>568.398</text:p>
          </table:table-cell>
          <table:table-cell office:value-type="float" office:value="562643" table:style-name="ce13">
            <text:p>562.643</text:p>
          </table:table-cell>
          <table:table-cell office:value-type="float" office:value="360047" table:style-name="ce13">
            <text:p>360.047</text:p>
          </table:table-cell>
          <table:table-cell office:value-type="date" office:date-value="2022-06-14T00:00:00" table:style-name="ce16">
            <text:p>14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59248" table:style-name="ce7">
            <text:p>2.959.24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02653" table:style-name="ce14">
            <text:p>4.502.653</text:p>
          </table:table-cell>
          <table:table-cell office:value-type="float" office:value="4425876.5" table:style-name="ce14">
            <text:p>4.425.877</text:p>
          </table:table-cell>
          <table:table-cell office:value-type="percentage" office:value="0.98294860829826325" table:style-name="ce15">
            <text:p>98,29%</text:p>
          </table:table-cell>
          <table:table-cell office:value-type="float" office:value="1948525" table:style-name="ce13">
            <text:p>1.948.525</text:p>
          </table:table-cell>
          <table:table-cell office:value-type="float" office:value="1911912" table:style-name="ce13">
            <text:p>1.911.912</text:p>
          </table:table-cell>
          <table:table-cell office:value-type="float" office:value="1192791" table:style-name="ce13">
            <text:p>1.192.791</text:p>
          </table:table-cell>
          <table:table-cell office:value-type="date" office:date-value="2022-06-15T00:00:00" table:style-name="ce16">
            <text:p>15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0736" table:style-name="ce7">
            <text:p>110.73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68831" table:style-name="ce14">
            <text:p>168.831</text:p>
          </table:table-cell>
          <table:table-cell office:value-type="float" office:value="155558" table:style-name="ce14">
            <text:p>155.558</text:p>
          </table:table-cell>
          <table:table-cell office:value-type="percentage" office:value="0.92138292138292144" table:style-name="ce15">
            <text:p>92,14%</text:p>
          </table:table-cell>
          <table:table-cell office:value-type="float" office:value="68009" table:style-name="ce13">
            <text:p>68.009</text:p>
          </table:table-cell>
          <table:table-cell office:value-type="float" office:value="64951" table:style-name="ce13">
            <text:p>64.951</text:p>
          </table:table-cell>
          <table:table-cell office:value-type="float" office:value="40362" table:style-name="ce13">
            <text:p>40.362</text:p>
          </table:table-cell>
          <table:table-cell office:value-type="date" office:date-value="2022-06-15T00:00:00" table:style-name="ce16">
            <text:p>15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47325.5" table:style-name="ce14">
            <text:p>147.326</text:p>
          </table:table-cell>
          <table:table-cell office:value-type="percentage" office:value="0.92985041656147438" table:style-name="ce15">
            <text:p>92,99%</text:p>
          </table:table-cell>
          <table:table-cell office:value-type="float" office:value="66278" table:style-name="ce13">
            <text:p>66.278</text:p>
          </table:table-cell>
          <table:table-cell office:value-type="float" office:value="62829" table:style-name="ce13">
            <text:p>62.829</text:p>
          </table:table-cell>
          <table:table-cell office:value-type="float" office:value="33871" table:style-name="ce13">
            <text:p>33.871</text:p>
          </table:table-cell>
          <table:table-cell office:value-type="date" office:date-value="2022-06-09T00:00:00" table:style-name="ce17">
            <text:p>09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1810" table:style-name="ce7">
            <text:p>51.810</text:p>
          </table:table-cell>
          <table:table-cell office:value-type="float" office:value="0" table:style-name="ce7">
            <text:p>0</text:p>
          </table:table-cell>
          <table:table-cell office:value-type="float" office:value="58310" table:style-name="ce7">
            <text:p>58.3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5920" table:style-name="ce14">
            <text:p>215.920</text:p>
          </table:table-cell>
          <table:table-cell office:value-type="float" office:value="206804.5" table:style-name="ce14">
            <text:p>206.805</text:p>
          </table:table-cell>
          <table:table-cell office:value-type="percentage" office:value="0.95778297517599109" table:style-name="ce15">
            <text:p>95,78%</text:p>
          </table:table-cell>
          <table:table-cell office:value-type="float" office:value="95135" table:style-name="ce13">
            <text:p>95.135</text:p>
          </table:table-cell>
          <table:table-cell office:value-type="float" office:value="94983" table:style-name="ce13">
            <text:p>94.983</text:p>
          </table:table-cell>
          <table:table-cell office:value-type="float" office:value="50321" table:style-name="ce13">
            <text:p>50.321</text:p>
          </table:table-cell>
          <table:table-cell office:value-type="date" office:date-value="2022-06-15T00:00:00" table:style-name="ce17">
            <text:p>15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290" table:style-name="ce7">
            <text:p>8.29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995" table:style-name="ce14">
            <text:p>12.995</text:p>
          </table:table-cell>
          <table:table-cell office:value-type="float" office:value="13439.5" table:style-name="ce14">
            <text:p>13.440</text:p>
          </table:table-cell>
          <table:table-cell office:value-type="percentage" office:value="1" table:style-name="ce15">
            <text:p>100,00%</text:p>
          </table:table-cell>
          <table:table-cell office:value-type="float" office:value="8120" table:style-name="ce13">
            <text:p>8.120</text:p>
          </table:table-cell>
          <table:table-cell office:value-type="float" office:value="8135" table:style-name="ce13">
            <text:p>8.135</text:p>
          </table:table-cell>
          <table:table-cell office:value-type="float" office:value="4073" table:style-name="ce13">
            <text:p>4.073</text:p>
          </table:table-cell>
          <table:table-cell office:value-type="date" office:date-value="2022-06-13T00:00:00" table:style-name="ce17">
            <text:p>13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488157" table:style-name="ce19">
            <text:p>63.488.157</text:p>
          </table:table-cell>
          <table:table-cell office:value-type="float" office:value="5160180" table:style-name="ce19">
            <text:p>5.160.180</text:p>
          </table:table-cell>
          <table:table-cell office:value-type="float" office:value="17223710" table:style-name="ce20">
            <text:p>17.223.710</text:p>
          </table:table-cell>
          <table:table-cell office:value-type="float" office:value="9008750" table:style-name="ce21">
            <text:p>9.008.750</text:p>
          </table:table-cell>
          <table:table-cell office:value-type="float" office:value="2096855" table:style-name="ce22">
            <text:p>2.096.855</text:p>
          </table:table-cell>
          <table:table-cell office:value-type="float" office:value="96977652" table:style-name="ce23">
            <text:p>96.977.652</text:p>
          </table:table-cell>
          <table:table-cell office:value-type="float" office:value="94987684" table:style-name="ce23">
            <text:p>94.987.684</text:p>
          </table:table-cell>
          <table:table-cell office:value-type="percentage" office:value="0.97948013837249848" table:style-name="ce24">
            <text:p>97,95%</text:p>
          </table:table-cell>
          <table:table-cell office:value-type="float" office:value="41249657" table:style-name="ce23">
            <text:p>41.249.657</text:p>
          </table:table-cell>
          <table:table-cell office:value-type="float" office:value="40539246" table:style-name="ce23">
            <text:p>40.539.246</text:p>
          </table:table-cell>
          <table:table-cell office:value-type="float" office:value="25272972" table:style-name="ce23">
            <text:p>25.272.972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44253" table:style-name="ce32">
            <text:p>7.044.253</text:p>
          </table:table-cell>
          <table:table-cell office:value-type="percentage" office:value="0.93823232669663914" table:style-name="ce33">
            <text:p>93,8%</text:p>
          </table:table-cell>
          <table:table-cell office:value-type="float" office:value="7019720" table:style-name="ce32">
            <text:p>7.019.720</text:p>
          </table:table-cell>
          <table:table-cell office:value-type="percentage" office:value="0.93496474762603377" table:style-name="ce33">
            <text:p>93,5%</text:p>
          </table:table-cell>
          <table:table-cell office:value-type="date" office:date-value="2022-06-15T00:00:00" table:style-name="ce34">
            <text:p>15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7759" table:style-name="ce32">
            <text:p>1.097.759</text:p>
          </table:table-cell>
          <table:table-cell office:value-type="percentage" office:value="0.92294570071834059" table:style-name="ce33">
            <text:p>92,3%</text:p>
          </table:table-cell>
          <table:table-cell office:value-type="float" office:value="1091477" table:style-name="ce32">
            <text:p>1.091.477</text:p>
          </table:table-cell>
          <table:table-cell office:value-type="percentage" office:value="0.9176640816271624" table:style-name="ce33">
            <text:p>91,8%</text:p>
          </table:table-cell>
          <table:table-cell office:value-type="date" office:date-value="2022-06-15T00:00:00" table:style-name="ce34">
            <text:p>15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5993" table:style-name="ce32">
            <text:p>885.993</text:p>
          </table:table-cell>
          <table:table-cell office:value-type="percentage" office:value="0.9522229638012697" table:style-name="ce33">
            <text:p>95,2%</text:p>
          </table:table-cell>
          <table:table-cell office:value-type="float" office:value="887580" table:style-name="ce32">
            <text:p>887.580</text:p>
          </table:table-cell>
          <table:table-cell office:value-type="percentage" office:value="0.95392859561049692" table:style-name="ce33">
            <text:p>95,4%</text:p>
          </table:table-cell>
          <table:table-cell office:value-type="date" office:date-value="2022-06-15T00:00:00" table:style-name="ce34">
            <text:p>15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7362" table:style-name="ce32">
            <text:p>897.362</text:p>
          </table:table-cell>
          <table:table-cell office:value-type="percentage" office:value="0.82844605779057545" table:style-name="ce33">
            <text:p>82,8%</text:p>
          </table:table-cell>
          <table:table-cell office:value-type="float" office:value="891369" table:style-name="ce32">
            <text:p>891.369</text:p>
          </table:table-cell>
          <table:table-cell office:value-type="percentage" office:value="0.82291331044408766" table:style-name="ce33">
            <text:p>82,3%</text:p>
          </table:table-cell>
          <table:table-cell office:value-type="date" office:date-value="2022-06-15T00:00:00" table:style-name="ce34">
            <text:p>15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6662" table:style-name="ce32">
            <text:p>1.746.662</text:p>
          </table:table-cell>
          <table:table-cell office:value-type="percentage" office:value="0.85893820201788729" table:style-name="ce33">
            <text:p>85,9%</text:p>
          </table:table-cell>
          <table:table-cell office:value-type="float" office:value="1714081" table:style-name="ce32">
            <text:p>1.714.081</text:p>
          </table:table-cell>
          <table:table-cell office:value-type="percentage" office:value="0.84291617511174011" table:style-name="ce33">
            <text:p>84,3%</text:p>
          </table:table-cell>
          <table:table-cell office:value-type="date" office:date-value="2022-06-15T00:00:00" table:style-name="ce34">
            <text:p>15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4878" table:style-name="ce32">
            <text:p>494.878</text:p>
          </table:table-cell>
          <table:table-cell office:value-type="percentage" office:value="0.93893697515662289" table:style-name="ce33">
            <text:p>93,9%</text:p>
          </table:table-cell>
          <table:table-cell office:value-type="float" office:value="496241" table:style-name="ce32">
            <text:p>496.241</text:p>
          </table:table-cell>
          <table:table-cell office:value-type="percentage" office:value="0.94152300867829586" table:style-name="ce33">
            <text:p>94,2%</text:p>
          </table:table-cell>
          <table:table-cell office:value-type="date" office:date-value="2022-06-15T00:00:00" table:style-name="ce34">
            <text:p>15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8597" table:style-name="ce32">
            <text:p>2.048.597</text:p>
          </table:table-cell>
          <table:table-cell office:value-type="percentage" office:value="0.94311992409360501" table:style-name="ce33">
            <text:p>94,3%</text:p>
          </table:table-cell>
          <table:table-cell office:value-type="float" office:value="2039917" table:style-name="ce32">
            <text:p>2.039.917</text:p>
          </table:table-cell>
          <table:table-cell office:value-type="percentage" office:value="0.93912388146485348" table:style-name="ce33">
            <text:p>93,9%</text:p>
          </table:table-cell>
          <table:table-cell office:value-type="date" office:date-value="2022-06-15T00:00:00" table:style-name="ce34">
            <text:p>15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2294" table:style-name="ce32">
            <text:p>1.662.294</text:p>
          </table:table-cell>
          <table:table-cell office:value-type="percentage" office:value="0.91531880168406488" table:style-name="ce33">
            <text:p>91,5%</text:p>
          </table:table-cell>
          <table:table-cell office:value-type="float" office:value="1640070" table:style-name="ce32">
            <text:p>1.640.070</text:p>
          </table:table-cell>
          <table:table-cell office:value-type="percentage" office:value="0.90308146878830364" table:style-name="ce33">
            <text:p>90,3%</text:p>
          </table:table-cell>
          <table:table-cell office:value-type="date" office:date-value="2022-06-15T00:00:00" table:style-name="ce34">
            <text:p>15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54802" table:style-name="ce32">
            <text:p>6.254.802</text:p>
          </table:table-cell>
          <table:table-cell office:value-type="percentage" office:value="0.92220881827620671" table:style-name="ce33">
            <text:p>92,2%</text:p>
          </table:table-cell>
          <table:table-cell office:value-type="float" office:value="6185415" table:style-name="ce32">
            <text:p>6.185.415</text:p>
          </table:table-cell>
          <table:table-cell office:value-type="percentage" office:value="0.91197838999506664" table:style-name="ce33">
            <text:p>91,2%</text:p>
          </table:table-cell>
          <table:table-cell office:value-type="date" office:date-value="2022-06-15T00:00:00" table:style-name="ce34">
            <text:p>15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6813" table:style-name="ce32">
            <text:p>4.196.813</text:p>
          </table:table-cell>
          <table:table-cell office:value-type="percentage" office:value="0.93428065643431268" table:style-name="ce33">
            <text:p>93,4%</text:p>
          </table:table-cell>
          <table:table-cell office:value-type="float" office:value="4219143" table:style-name="ce32">
            <text:p>4.219.143</text:p>
          </table:table-cell>
          <table:table-cell office:value-type="percentage" office:value="0.93925168732327013" table:style-name="ce33">
            <text:p>93,9%</text:p>
          </table:table-cell>
          <table:table-cell office:value-type="date" office:date-value="2022-06-15T00:00:00" table:style-name="ce34">
            <text:p>15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10124" table:style-name="ce32">
            <text:p>910.124</text:p>
          </table:table-cell>
          <table:table-cell office:value-type="percentage" office:value="0.9581362052448178" table:style-name="ce33">
            <text:p>95,8%</text:p>
          </table:table-cell>
          <table:table-cell office:value-type="float" office:value="907409" table:style-name="ce32">
            <text:p>907.409</text:p>
          </table:table-cell>
          <table:table-cell office:value-type="percentage" office:value="0.95527797955552751" table:style-name="ce33">
            <text:p>95,5%</text:p>
          </table:table-cell>
          <table:table-cell office:value-type="date" office:date-value="2022-06-15T00:00:00" table:style-name="ce34">
            <text:p>15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2114" table:style-name="ce32">
            <text:p>2.342.114</text:p>
          </table:table-cell>
          <table:table-cell office:value-type="percentage" office:value="0.95358016910363352" table:style-name="ce33">
            <text:p>95,4%</text:p>
          </table:table-cell>
          <table:table-cell office:value-type="float" office:value="2348244" table:style-name="ce32">
            <text:p>2.348.244</text:p>
          </table:table-cell>
          <table:table-cell office:value-type="percentage" office:value="0.95607596838437103" table:style-name="ce33">
            <text:p>95,6%</text:p>
          </table:table-cell>
          <table:table-cell office:value-type="date" office:date-value="2022-06-15T00:00:00" table:style-name="ce34">
            <text:p>15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9377" table:style-name="ce32">
            <text:p>269.377</text:p>
          </table:table-cell>
          <table:table-cell office:value-type="percentage" office:value="0.95700567360264888" table:style-name="ce33">
            <text:p>95,7%</text:p>
          </table:table-cell>
          <table:table-cell office:value-type="float" office:value="273985" table:style-name="ce32">
            <text:p>273.985</text:p>
          </table:table-cell>
          <table:table-cell office:value-type="percentage" office:value="0.97337634423882424" table:style-name="ce33">
            <text:p>97,3%</text:p>
          </table:table-cell>
          <table:table-cell office:value-type="date" office:date-value="2022-06-15T00:00:00" table:style-name="ce34">
            <text:p>15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18622" table:style-name="ce32">
            <text:p>5.518.622</text:p>
          </table:table-cell>
          <table:table-cell office:value-type="percentage" office:value="0.92425172184867022" table:style-name="ce33">
            <text:p>92,4%</text:p>
          </table:table-cell>
          <table:table-cell office:value-type="float" office:value="5521651" table:style-name="ce32">
            <text:p>5.521.651</text:p>
          </table:table-cell>
          <table:table-cell office:value-type="percentage" office:value="0.92475901487679935" table:style-name="ce33">
            <text:p>92,5%</text:p>
          </table:table-cell>
          <table:table-cell office:value-type="date" office:date-value="2022-06-15T00:00:00" table:style-name="ce34">
            <text:p>15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1918" table:style-name="ce32">
            <text:p>1.231.918</text:p>
          </table:table-cell>
          <table:table-cell office:value-type="percentage" office:value="0.93496122536645787" table:style-name="ce33">
            <text:p>93,5%</text:p>
          </table:table-cell>
          <table:table-cell office:value-type="float" office:value="1236319" table:style-name="ce32">
            <text:p>1.236.319</text:p>
          </table:table-cell>
          <table:table-cell office:value-type="percentage" office:value="0.93830135381075186" table:style-name="ce33">
            <text:p>93,8%</text:p>
          </table:table-cell>
          <table:table-cell office:value-type="date" office:date-value="2022-06-15T00:00:00" table:style-name="ce34">
            <text:p>15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40069" table:style-name="ce32">
            <text:p>540.069</text:p>
          </table:table-cell>
          <table:table-cell office:value-type="percentage" office:value="0.930874186020056" table:style-name="ce33">
            <text:p>93,1%</text:p>
          </table:table-cell>
          <table:table-cell office:value-type="float" office:value="540647" table:style-name="ce32">
            <text:p>540.647</text:p>
          </table:table-cell>
          <table:table-cell office:value-type="percentage" office:value="0.93187043886833953" table:style-name="ce33">
            <text:p>93,2%</text:p>
          </table:table-cell>
          <table:table-cell office:value-type="date" office:date-value="2022-06-14T00:00:00" table:style-name="ce34">
            <text:p>14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5279" table:style-name="ce32">
            <text:p>1.865.279</text:p>
          </table:table-cell>
          <table:table-cell office:value-type="percentage" office:value="0.95398344868924889" table:style-name="ce33">
            <text:p>95,4%</text:p>
          </table:table-cell>
          <table:table-cell office:value-type="float" office:value="1853550" table:style-name="ce32">
            <text:p>1.853.550</text:p>
          </table:table-cell>
          <table:table-cell office:value-type="percentage" office:value="0.94798473650213044" table:style-name="ce33">
            <text:p>94,8%</text:p>
          </table:table-cell>
          <table:table-cell office:value-type="date" office:date-value="2022-06-15T00:00:00" table:style-name="ce34">
            <text:p>15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4999" table:style-name="ce32">
            <text:p>64.999</text:p>
          </table:table-cell>
          <table:table-cell office:value-type="percentage" office:value="0.91510509791775185" table:style-name="ce33">
            <text:p>91,5%</text:p>
          </table:table-cell>
          <table:table-cell office:value-type="float" office:value="63087" table:style-name="ce32">
            <text:p>63.087</text:p>
          </table:table-cell>
          <table:table-cell office:value-type="percentage" office:value="0.8881865153669628" table:style-name="ce33">
            <text:p>88,8%</text:p>
          </table:table-cell>
          <table:table-cell office:value-type="date" office:date-value="2022-06-15T00:00:00" table:style-name="ce34">
            <text:p>15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2808" table:style-name="ce32">
            <text:p>62.808</text:p>
          </table:table-cell>
          <table:table-cell office:value-type="percentage" office:value="0.92004804734421231" table:style-name="ce33">
            <text:p>92,0%</text:p>
          </table:table-cell>
          <table:table-cell office:value-type="float" office:value="61038" table:style-name="ce32">
            <text:p>61.038</text:p>
          </table:table-cell>
          <table:table-cell office:value-type="percentage" office:value="0.89412005976620867" table:style-name="ce33">
            <text:p>89,4%</text:p>
          </table:table-cell>
          <table:table-cell office:value-type="date" office:date-value="2022-06-09T00:00:00" table:style-name="ce34">
            <text:p>09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135" table:style-name="ce32">
            <text:p>95.135</text:p>
          </table:table-cell>
          <table:table-cell office:value-type="string" table:style-name="ce33">
            <text:p>-</text:p>
          </table:table-cell>
          <table:table-cell office:value-type="float" office:value="94983" table:style-name="ce32">
            <text:p>94.983</text:p>
          </table:table-cell>
          <table:table-cell office:value-type="string" table:style-name="ce33">
            <text:p>-</text:p>
          </table:table-cell>
          <table:table-cell office:value-type="date" office:date-value="2022-06-15T00:00:00" table:style-name="ce34">
            <text:p>15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120" table:style-name="ce32">
            <text:p>8.120</text:p>
          </table:table-cell>
          <table:table-cell office:value-type="string" table:style-name="ce33">
            <text:p>-</text:p>
          </table:table-cell>
          <table:table-cell office:value-type="float" office:value="8135" table:style-name="ce32">
            <text:p>8.135</text:p>
          </table:table-cell>
          <table:table-cell office:value-type="string" table:style-name="ce33">
            <text:p>-</text:p>
          </table:table-cell>
          <table:table-cell office:value-type="date" office:date-value="2022-06-13T00:00:00" table:style-name="ce34">
            <text:p>13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237978" table:style-name="ce35">
            <text:p>39.237.978</text:p>
          </table:table-cell>
          <table:table-cell office:value-type="percentage" office:value="0.9301397962637602" table:style-name="ce36">
            <text:p>93,0%</text:p>
          </table:table-cell>
          <table:table-cell office:value-type="float" office:value="39094061" table:style-name="ce35">
            <text:p>39.094.061</text:p>
          </table:table-cell>
          <table:table-cell office:value-type="percentage" office:value="0.92672823083959655" table:style-name="ce36">
            <text:p>92,7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592" table:style-name="ce45">
            <text:p>435.592</text:p>
          </table:table-cell>
          <table:table-cell office:value-type="percentage" office:value="1" table:style-name="ce46">
            <text:p>100,0%</text:p>
          </table:table-cell>
          <table:table-cell office:value-type="float" office:value="656672" table:style-name="ce45">
            <text:p>656.672</text:p>
          </table:table-cell>
          <table:table-cell office:value-type="percentage" office:value="1" table:style-name="ce46">
            <text:p>100,0%</text:p>
          </table:table-cell>
          <table:table-cell office:value-type="float" office:value="937794" table:style-name="ce45">
            <text:p>937.794</text:p>
          </table:table-cell>
          <table:table-cell office:value-type="percentage" office:value="0.97867420000855743" table:style-name="ce46">
            <text:p>97,9%</text:p>
          </table:table-cell>
          <table:table-cell office:value-type="float" office:value="1229988" table:style-name="ce45">
            <text:p>1.229.988</text:p>
          </table:table-cell>
          <table:table-cell office:value-type="percentage" office:value="0.95526296782130349" table:style-name="ce46">
            <text:p>95,5%</text:p>
          </table:table-cell>
          <table:table-cell office:value-type="float" office:value="1278001" table:style-name="ce45">
            <text:p>1.278.001</text:p>
          </table:table-cell>
          <table:table-cell office:value-type="percentage" office:value="0.92318700084372585" table:style-name="ce46">
            <text:p>92,3%</text:p>
          </table:table-cell>
          <table:table-cell office:value-type="float" office:value="969354" table:style-name="ce45">
            <text:p>969.354</text:p>
          </table:table-cell>
          <table:table-cell office:value-type="percentage" office:value="0.87981281080585561" table:style-name="ce46">
            <text:p>88,0%</text:p>
          </table:table-cell>
          <table:table-cell office:value-type="float" office:value="813563" table:style-name="ce45">
            <text:p>813.563</text:p>
          </table:table-cell>
          <table:table-cell office:value-type="percentage" office:value="0.87847150236688432" table:style-name="ce46">
            <text:p>87,8%</text:p>
          </table:table-cell>
          <table:table-cell office:value-type="float" office:value="723289" table:style-name="ce45">
            <text:p>723.289</text:p>
          </table:table-cell>
          <table:table-cell office:value-type="percentage" office:value="0.93587726403449067" table:style-name="ce46">
            <text:p>93,6%</text:p>
          </table:table-cell>
          <table:table-cell office:value-type="float" office:value="7044253" table:style-name="ce45">
            <text:p>7.044.253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823232669663914" table:style-name="ce46">
            <text:p>93,8%</text:p>
          </table:table-cell>
          <table:table-cell office:value-type="percentage" office:value="0.82851954966569308" table:style-name="ce46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726" table:style-name="ce48">
            <text:p>101.726</text:p>
          </table:table-cell>
          <table:table-cell office:value-type="percentage" office:value="1" table:style-name="ce49">
            <text:p>100,0%</text:p>
          </table:table-cell>
          <table:table-cell office:value-type="float" office:value="119900" table:style-name="ce48">
            <text:p>119.900</text:p>
          </table:table-cell>
          <table:table-cell office:value-type="percentage" office:value="1" table:style-name="ce49">
            <text:p>100,0%</text:p>
          </table:table-cell>
          <table:table-cell office:value-type="float" office:value="156093" table:style-name="ce48">
            <text:p>156.093</text:p>
          </table:table-cell>
          <table:table-cell office:value-type="percentage" office:value="0.96765854565742981" table:style-name="ce49">
            <text:p>96,8%</text:p>
          </table:table-cell>
          <table:table-cell office:value-type="float" office:value="188655" table:style-name="ce48">
            <text:p>188.655</text:p>
          </table:table-cell>
          <table:table-cell office:value-type="percentage" office:value="0.93872219734288698" table:style-name="ce49">
            <text:p>93,9%</text:p>
          </table:table-cell>
          <table:table-cell office:value-type="float" office:value="192523" table:style-name="ce48">
            <text:p>192.523</text:p>
          </table:table-cell>
          <table:table-cell office:value-type="percentage" office:value="0.90116880502909136" table:style-name="ce49">
            <text:p>90,1%</text:p>
          </table:table-cell>
          <table:table-cell office:value-type="float" office:value="132213" table:style-name="ce48">
            <text:p>132.213</text:p>
          </table:table-cell>
          <table:table-cell office:value-type="percentage" office:value="0.8353213965301558" table:style-name="ce49">
            <text:p>83,5%</text:p>
          </table:table-cell>
          <table:table-cell office:value-type="float" office:value="111049" table:style-name="ce48">
            <text:p>111.049</text:p>
          </table:table-cell>
          <table:table-cell office:value-type="percentage" office:value="0.84901145277450729" table:style-name="ce49">
            <text:p>84,9%</text:p>
          </table:table-cell>
          <table:table-cell office:value-type="float" office:value="95600" table:style-name="ce48">
            <text:p>95.600</text:p>
          </table:table-cell>
          <table:table-cell office:value-type="percentage" office:value="0.89314909797546638" table:style-name="ce49">
            <text:p>89,3%</text:p>
          </table:table-cell>
          <table:table-cell office:value-type="float" office:value="1097759" table:style-name="ce48">
            <text:p>1.097.759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294570071834059" table:style-name="ce49">
            <text:p>92,3%</text:p>
          </table:table-cell>
          <table:table-cell office:value-type="percentage" office:value="0.82468017846451103" table:style-name="ce49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305" table:style-name="ce48">
            <text:p>89.305</text:p>
          </table:table-cell>
          <table:table-cell office:value-type="percentage" office:value="1" table:style-name="ce49">
            <text:p>100,0%</text:p>
          </table:table-cell>
          <table:table-cell office:value-type="float" office:value="114847" table:style-name="ce48">
            <text:p>114.847</text:p>
          </table:table-cell>
          <table:table-cell office:value-type="percentage" office:value="1" table:style-name="ce49">
            <text:p>100,0%</text:p>
          </table:table-cell>
          <table:table-cell office:value-type="float" office:value="149259" table:style-name="ce48">
            <text:p>149.259</text:p>
          </table:table-cell>
          <table:table-cell office:value-type="percentage" office:value="0.98203171261267186" table:style-name="ce49">
            <text:p>98,2%</text:p>
          </table:table-cell>
          <table:table-cell office:value-type="float" office:value="154531" table:style-name="ce48">
            <text:p>154.531</text:p>
          </table:table-cell>
          <table:table-cell office:value-type="percentage" office:value="0.95340658798270017" table:style-name="ce49">
            <text:p>95,3%</text:p>
          </table:table-cell>
          <table:table-cell office:value-type="float" office:value="152671" table:style-name="ce48">
            <text:p>152.671</text:p>
          </table:table-cell>
          <table:table-cell office:value-type="percentage" office:value="0.92014826422372231" table:style-name="ce49">
            <text:p>92,0%</text:p>
          </table:table-cell>
          <table:table-cell office:value-type="float" office:value="93238" table:style-name="ce48">
            <text:p>93.238</text:p>
          </table:table-cell>
          <table:table-cell office:value-type="percentage" office:value="0.85861627575029242" table:style-name="ce49">
            <text:p>85,9%</text:p>
          </table:table-cell>
          <table:table-cell office:value-type="float" office:value="69005" table:style-name="ce48">
            <text:p>69.005</text:p>
          </table:table-cell>
          <table:table-cell office:value-type="percentage" office:value="0.87081345750990635" table:style-name="ce49">
            <text:p>87,1%</text:p>
          </table:table-cell>
          <table:table-cell office:value-type="float" office:value="63137" table:style-name="ce48">
            <text:p>63.137</text:p>
          </table:table-cell>
          <table:table-cell office:value-type="percentage" office:value="0.96752789015569451" table:style-name="ce49">
            <text:p>96,8%</text:p>
          </table:table-cell>
          <table:table-cell office:value-type="float" office:value="885993" table:style-name="ce48">
            <text:p>885.993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22229638012697" table:style-name="ce49">
            <text:p>95,2%</text:p>
          </table:table-cell>
          <table:table-cell office:value-type="percentage" office:value="0.87471875003085231" table:style-name="ce49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67" table:style-name="ce48">
            <text:p>51.867</text:p>
          </table:table-cell>
          <table:table-cell office:value-type="percentage" office:value="0.96707251132698158" table:style-name="ce49">
            <text:p>96,7%</text:p>
          </table:table-cell>
          <table:table-cell office:value-type="float" office:value="79961" table:style-name="ce48">
            <text:p>79.961</text:p>
          </table:table-cell>
          <table:table-cell office:value-type="percentage" office:value="0.91662654469587546" table:style-name="ce49">
            <text:p>91,7%</text:p>
          </table:table-cell>
          <table:table-cell office:value-type="float" office:value="112243" table:style-name="ce48">
            <text:p>112.243</text:p>
          </table:table-cell>
          <table:table-cell office:value-type="percentage" office:value="0.88107666826277742" table:style-name="ce49">
            <text:p>88,1%</text:p>
          </table:table-cell>
          <table:table-cell office:value-type="float" office:value="153779" table:style-name="ce48">
            <text:p>153.779</text:p>
          </table:table-cell>
          <table:table-cell office:value-type="percentage" office:value="0.86632151790341849" table:style-name="ce49">
            <text:p>86,6%</text:p>
          </table:table-cell>
          <table:table-cell office:value-type="float" office:value="174030" table:style-name="ce48">
            <text:p>174.030</text:p>
          </table:table-cell>
          <table:table-cell office:value-type="percentage" office:value="0.80337729603966335" table:style-name="ce49">
            <text:p>80,3%</text:p>
          </table:table-cell>
          <table:table-cell office:value-type="float" office:value="135657" table:style-name="ce48">
            <text:p>135.657</text:p>
          </table:table-cell>
          <table:table-cell office:value-type="percentage" office:value="0.73707802898172747" table:style-name="ce49">
            <text:p>73,7%</text:p>
          </table:table-cell>
          <table:table-cell office:value-type="float" office:value="105079" table:style-name="ce48">
            <text:p>105.079</text:p>
          </table:table-cell>
          <table:table-cell office:value-type="percentage" office:value="0.76580936208668271" table:style-name="ce49">
            <text:p>76,6%</text:p>
          </table:table-cell>
          <table:table-cell office:value-type="float" office:value="84746" table:style-name="ce48">
            <text:p>84.746</text:p>
          </table:table-cell>
          <table:table-cell office:value-type="percentage" office:value="0.85141054492846813" table:style-name="ce49">
            <text:p>85,1%</text:p>
          </table:table-cell>
          <table:table-cell office:value-type="float" office:value="897362" table:style-name="ce48">
            <text:p>897.362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844605779057545" table:style-name="ce49">
            <text:p>82,8%</text:p>
          </table:table-cell>
          <table:table-cell office:value-type="percentage" office:value="0.73567830132606427" table:style-name="ce49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878" table:style-name="ce48">
            <text:p>94.878</text:p>
          </table:table-cell>
          <table:table-cell office:value-type="percentage" office:value="0.94535780474681652" table:style-name="ce49">
            <text:p>94,5%</text:p>
          </table:table-cell>
          <table:table-cell office:value-type="float" office:value="156254" table:style-name="ce48">
            <text:p>156.254</text:p>
          </table:table-cell>
          <table:table-cell office:value-type="percentage" office:value="0.93316054130883985" table:style-name="ce49">
            <text:p>93,3%</text:p>
          </table:table-cell>
          <table:table-cell office:value-type="float" office:value="229560" table:style-name="ce48">
            <text:p>229.560</text:p>
          </table:table-cell>
          <table:table-cell office:value-type="percentage" office:value="0.91256385283536401" table:style-name="ce49">
            <text:p>91,3%</text:p>
          </table:table-cell>
          <table:table-cell office:value-type="float" office:value="326144" table:style-name="ce48">
            <text:p>326.144</text:p>
          </table:table-cell>
          <table:table-cell office:value-type="percentage" office:value="0.88566641411878444" table:style-name="ce49">
            <text:p>88,6%</text:p>
          </table:table-cell>
          <table:table-cell office:value-type="float" office:value="325378" table:style-name="ce48">
            <text:p>325.378</text:p>
          </table:table-cell>
          <table:table-cell office:value-type="percentage" office:value="0.82561246368353614" table:style-name="ce49">
            <text:p>82,6%</text:p>
          </table:table-cell>
          <table:table-cell office:value-type="float" office:value="239961" table:style-name="ce48">
            <text:p>239.961</text:p>
          </table:table-cell>
          <table:table-cell office:value-type="percentage" office:value="0.76698672258056266" table:style-name="ce49">
            <text:p>76,7%</text:p>
          </table:table-cell>
          <table:table-cell office:value-type="float" office:value="201628" table:style-name="ce48">
            <text:p>201.628</text:p>
          </table:table-cell>
          <table:table-cell office:value-type="percentage" office:value="0.79171951262609408" table:style-name="ce49">
            <text:p>79,2%</text:p>
          </table:table-cell>
          <table:table-cell office:value-type="float" office:value="172859" table:style-name="ce48">
            <text:p>172.859</text:p>
          </table:table-cell>
          <table:table-cell office:value-type="percentage" office:value="0.93810001899438311" table:style-name="ce49">
            <text:p>93,8%</text:p>
          </table:table-cell>
          <table:table-cell office:value-type="float" office:value="1746662" table:style-name="ce48">
            <text:p>1.746.662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893820201788729" table:style-name="ce49">
            <text:p>85,9%</text:p>
          </table:table-cell>
          <table:table-cell office:value-type="percentage" office:value="0.77824190228968593" table:style-name="ce49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95" table:style-name="ce48">
            <text:p>42.595</text:p>
          </table:table-cell>
          <table:table-cell office:value-type="percentage" office:value="1" table:style-name="ce49">
            <text:p>100,0%</text:p>
          </table:table-cell>
          <table:table-cell office:value-type="float" office:value="56230" table:style-name="ce48">
            <text:p>56.230</text:p>
          </table:table-cell>
          <table:table-cell office:value-type="percentage" office:value="1" table:style-name="ce49">
            <text:p>100,0%</text:p>
          </table:table-cell>
          <table:table-cell office:value-type="float" office:value="77309" table:style-name="ce48">
            <text:p>77.309</text:p>
          </table:table-cell>
          <table:table-cell office:value-type="percentage" office:value="0.9754217293109757" table:style-name="ce49">
            <text:p>97,5%</text:p>
          </table:table-cell>
          <table:table-cell office:value-type="float" office:value="85239" table:style-name="ce48">
            <text:p>85.239</text:p>
          </table:table-cell>
          <table:table-cell office:value-type="percentage" office:value="0.93700120918984275" table:style-name="ce49">
            <text:p>93,7%</text:p>
          </table:table-cell>
          <table:table-cell office:value-type="float" office:value="89563" table:style-name="ce48">
            <text:p>89.563</text:p>
          </table:table-cell>
          <table:table-cell office:value-type="percentage" office:value="0.91967017846507715" table:style-name="ce49">
            <text:p>92,0%</text:p>
          </table:table-cell>
          <table:table-cell office:value-type="float" office:value="57001" table:style-name="ce48">
            <text:p>57.001</text:p>
          </table:table-cell>
          <table:table-cell office:value-type="percentage" office:value="0.84875964144256832" table:style-name="ce49">
            <text:p>84,9%</text:p>
          </table:table-cell>
          <table:table-cell office:value-type="float" office:value="43594" table:style-name="ce48">
            <text:p>43.594</text:p>
          </table:table-cell>
          <table:table-cell office:value-type="percentage" office:value="0.85691820808680441" table:style-name="ce49">
            <text:p>85,7%</text:p>
          </table:table-cell>
          <table:table-cell office:value-type="float" office:value="43347" table:style-name="ce48">
            <text:p>43.347</text:p>
          </table:table-cell>
          <table:table-cell office:value-type="percentage" office:value="0.95724664885277033" table:style-name="ce49">
            <text:p>95,7%</text:p>
          </table:table-cell>
          <table:table-cell office:value-type="float" office:value="494878" table:style-name="ce48">
            <text:p>494.878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893697515662289" table:style-name="ce49">
            <text:p>93,9%</text:p>
          </table:table-cell>
          <table:table-cell office:value-type="percentage" office:value="0.84789473233331336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30056" table:style-name="ce48">
            <text:p>230.056</text:p>
          </table:table-cell>
          <table:table-cell office:value-type="percentage" office:value="1" table:style-name="ce49">
            <text:p>100,0%</text:p>
          </table:table-cell>
          <table:table-cell office:value-type="float" office:value="252365" table:style-name="ce48">
            <text:p>252.365</text:p>
          </table:table-cell>
          <table:table-cell office:value-type="percentage" office:value="1" table:style-name="ce49">
            <text:p>100,0%</text:p>
          </table:table-cell>
          <table:table-cell office:value-type="float" office:value="324697" table:style-name="ce48">
            <text:p>324.697</text:p>
          </table:table-cell>
          <table:table-cell office:value-type="percentage" office:value="0.99221984885849357" table:style-name="ce49">
            <text:p>99,2%</text:p>
          </table:table-cell>
          <table:table-cell office:value-type="float" office:value="357982" table:style-name="ce48">
            <text:p>357.982</text:p>
          </table:table-cell>
          <table:table-cell office:value-type="percentage" office:value="0.93908494948885501" table:style-name="ce49">
            <text:p>93,9%</text:p>
          </table:table-cell>
          <table:table-cell office:value-type="float" office:value="326396" table:style-name="ce48">
            <text:p>326.396</text:p>
          </table:table-cell>
          <table:table-cell office:value-type="percentage" office:value="0.90614710634588369" table:style-name="ce49">
            <text:p>90,6%</text:p>
          </table:table-cell>
          <table:table-cell office:value-type="float" office:value="219239" table:style-name="ce48">
            <text:p>219.239</text:p>
          </table:table-cell>
          <table:table-cell office:value-type="percentage" office:value="0.84680303744273899" table:style-name="ce49">
            <text:p>84,7%</text:p>
          </table:table-cell>
          <table:table-cell office:value-type="float" office:value="181436" table:style-name="ce48">
            <text:p>181.436</text:p>
          </table:table-cell>
          <table:table-cell office:value-type="percentage" office:value="0.85672328228955652" table:style-name="ce49">
            <text:p>85,7%</text:p>
          </table:table-cell>
          <table:table-cell office:value-type="float" office:value="156426" table:style-name="ce48">
            <text:p>156.426</text:p>
          </table:table-cell>
          <table:table-cell office:value-type="percentage" office:value="0.9300110583954625" table:style-name="ce49">
            <text:p>93,0%</text:p>
          </table:table-cell>
          <table:table-cell office:value-type="float" office:value="2048597" table:style-name="ce48">
            <text:p>2.048.597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311992409360501" table:style-name="ce49">
            <text:p>94,3%</text:p>
          </table:table-cell>
          <table:table-cell office:value-type="percentage" office:value="0.85835705208432411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121" table:style-name="ce48">
            <text:p>139.121</text:p>
          </table:table-cell>
          <table:table-cell office:value-type="percentage" office:value="1" table:style-name="ce49">
            <text:p>100,0%</text:p>
          </table:table-cell>
          <table:table-cell office:value-type="float" office:value="159592" table:style-name="ce48">
            <text:p>159.592</text:p>
          </table:table-cell>
          <table:table-cell office:value-type="percentage" office:value="1" table:style-name="ce49">
            <text:p>100,0%</text:p>
          </table:table-cell>
          <table:table-cell office:value-type="float" office:value="225686" table:style-name="ce48">
            <text:p>225.686</text:p>
          </table:table-cell>
          <table:table-cell office:value-type="percentage" office:value="0.98972933148560704" table:style-name="ce49">
            <text:p>99,0%</text:p>
          </table:table-cell>
          <table:table-cell office:value-type="float" office:value="290461" table:style-name="ce48">
            <text:p>290.461</text:p>
          </table:table-cell>
          <table:table-cell office:value-type="percentage" office:value="0.93273754282980148" table:style-name="ce49">
            <text:p>93,3%</text:p>
          </table:table-cell>
          <table:table-cell office:value-type="float" office:value="292573" table:style-name="ce48">
            <text:p>292.573</text:p>
          </table:table-cell>
          <table:table-cell office:value-type="percentage" office:value="0.88475902758247371" table:style-name="ce49">
            <text:p>88,5%</text:p>
          </table:table-cell>
          <table:table-cell office:value-type="float" office:value="212944" table:style-name="ce48">
            <text:p>212.944</text:p>
          </table:table-cell>
          <table:table-cell office:value-type="percentage" office:value="0.82616168317484706" table:style-name="ce49">
            <text:p>82,6%</text:p>
          </table:table-cell>
          <table:table-cell office:value-type="float" office:value="181375" table:style-name="ce48">
            <text:p>181.375</text:p>
          </table:table-cell>
          <table:table-cell office:value-type="percentage" office:value="0.82822660188500041" table:style-name="ce49">
            <text:p>82,8%</text:p>
          </table:table-cell>
          <table:table-cell office:value-type="float" office:value="160542" table:style-name="ce48">
            <text:p>160.542</text:p>
          </table:table-cell>
          <table:table-cell office:value-type="percentage" office:value="0.90285463625320561" table:style-name="ce49">
            <text:p>90,3%</text:p>
          </table:table-cell>
          <table:table-cell office:value-type="float" office:value="1662294" table:style-name="ce48">
            <text:p>1.662.294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531880168406488" table:style-name="ce49">
            <text:p>91,5%</text:p>
          </table:table-cell>
          <table:table-cell office:value-type="percentage" office:value="0.81140708835451147" table:style-name="ce4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311" table:style-name="ce48">
            <text:p>461.311</text:p>
          </table:table-cell>
          <table:table-cell office:value-type="percentage" office:value="1" table:style-name="ce49">
            <text:p>100,0%</text:p>
          </table:table-cell>
          <table:table-cell office:value-type="float" office:value="622298" table:style-name="ce48">
            <text:p>622.298</text:p>
          </table:table-cell>
          <table:table-cell office:value-type="percentage" office:value="0.97886229504070876" table:style-name="ce49">
            <text:p>97,9%</text:p>
          </table:table-cell>
          <table:table-cell office:value-type="float" office:value="810407" table:style-name="ce48">
            <text:p>810.407</text:p>
          </table:table-cell>
          <table:table-cell office:value-type="percentage" office:value="0.95064188888002588" table:style-name="ce49">
            <text:p>95,1%</text:p>
          </table:table-cell>
          <table:table-cell office:value-type="float" office:value="1045521" table:style-name="ce48">
            <text:p>1.045.521</text:p>
          </table:table-cell>
          <table:table-cell office:value-type="percentage" office:value="0.95272466491282581" table:style-name="ce49">
            <text:p>95,3%</text:p>
          </table:table-cell>
          <table:table-cell office:value-type="float" office:value="1167816" table:style-name="ce48">
            <text:p>1.167.816</text:p>
          </table:table-cell>
          <table:table-cell office:value-type="percentage" office:value="0.9155535346091429" table:style-name="ce49">
            <text:p>91,6%</text:p>
          </table:table-cell>
          <table:table-cell office:value-type="float" office:value="835299" table:style-name="ce48">
            <text:p>835.299</text:p>
          </table:table-cell>
          <table:table-cell office:value-type="percentage" office:value="0.86413697927227429" table:style-name="ce49">
            <text:p>86,4%</text:p>
          </table:table-cell>
          <table:table-cell office:value-type="float" office:value="702112" table:style-name="ce48">
            <text:p>702.112</text:p>
          </table:table-cell>
          <table:table-cell office:value-type="percentage" office:value="0.84688842275908904" table:style-name="ce49">
            <text:p>84,7%</text:p>
          </table:table-cell>
          <table:table-cell office:value-type="float" office:value="610038" table:style-name="ce48">
            <text:p>610.038</text:p>
          </table:table-cell>
          <table:table-cell office:value-type="percentage" office:value="0.9086559729982141" table:style-name="ce49">
            <text:p>90,9%</text:p>
          </table:table-cell>
          <table:table-cell office:value-type="float" office:value="6254802" table:style-name="ce48">
            <text:p>6.254.802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220881827620671" table:style-name="ce49">
            <text:p>92,2%</text:p>
          </table:table-cell>
          <table:table-cell office:value-type="percentage" office:value="0.81535597900369083" table:style-name="ce4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152" table:style-name="ce48">
            <text:p>299.152</text:p>
          </table:table-cell>
          <table:table-cell office:value-type="percentage" office:value="1" table:style-name="ce49">
            <text:p>100,0%</text:p>
          </table:table-cell>
          <table:table-cell office:value-type="float" office:value="437930" table:style-name="ce48">
            <text:p>437.930</text:p>
          </table:table-cell>
          <table:table-cell office:value-type="percentage" office:value="0.99580240849887214" table:style-name="ce49">
            <text:p>99,6%</text:p>
          </table:table-cell>
          <table:table-cell office:value-type="float" office:value="576932" table:style-name="ce48">
            <text:p>576.932</text:p>
          </table:table-cell>
          <table:table-cell office:value-type="percentage" office:value="0.96615868975449648" table:style-name="ce49">
            <text:p>96,6%</text:p>
          </table:table-cell>
          <table:table-cell office:value-type="float" office:value="724248" table:style-name="ce48">
            <text:p>724.248</text:p>
          </table:table-cell>
          <table:table-cell office:value-type="percentage" office:value="0.95008763000199392" table:style-name="ce49">
            <text:p>95,0%</text:p>
          </table:table-cell>
          <table:table-cell office:value-type="float" office:value="768541" table:style-name="ce48">
            <text:p>768.541</text:p>
          </table:table-cell>
          <table:table-cell office:value-type="percentage" office:value="0.91414294601194446" table:style-name="ce49">
            <text:p>91,4%</text:p>
          </table:table-cell>
          <table:table-cell office:value-type="float" office:value="531718" table:style-name="ce48">
            <text:p>531.718</text:p>
          </table:table-cell>
          <table:table-cell office:value-type="percentage" office:value="0.86610166454641557" table:style-name="ce49">
            <text:p>86,6%</text:p>
          </table:table-cell>
          <table:table-cell office:value-type="float" office:value="449994" table:style-name="ce48">
            <text:p>449.994</text:p>
          </table:table-cell>
          <table:table-cell office:value-type="percentage" office:value="0.87756960682407226" table:style-name="ce49">
            <text:p>87,8%</text:p>
          </table:table-cell>
          <table:table-cell office:value-type="float" office:value="408298" table:style-name="ce48">
            <text:p>408.298</text:p>
          </table:table-cell>
          <table:table-cell office:value-type="percentage" office:value="0.94345482231860411" table:style-name="ce49">
            <text:p>94,3%</text:p>
          </table:table-cell>
          <table:table-cell office:value-type="float" office:value="4196813" table:style-name="ce48">
            <text:p>4.196.813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428065643431268" table:style-name="ce49">
            <text:p>93,4%</text:p>
          </table:table-cell>
          <table:table-cell office:value-type="percentage" office:value="0.83153865281565753" table:style-name="ce49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43" table:style-name="ce48">
            <text:p>78.443</text:p>
          </table:table-cell>
          <table:table-cell office:value-type="percentage" office:value="1" table:style-name="ce49">
            <text:p>100,0%</text:p>
          </table:table-cell>
          <table:table-cell office:value-type="float" office:value="96170" table:style-name="ce48">
            <text:p>96.170</text:p>
          </table:table-cell>
          <table:table-cell office:value-type="percentage" office:value="1" table:style-name="ce49">
            <text:p>100,0%</text:p>
          </table:table-cell>
          <table:table-cell office:value-type="float" office:value="133498" table:style-name="ce48">
            <text:p>133.498</text:p>
          </table:table-cell>
          <table:table-cell office:value-type="percentage" office:value="1" table:style-name="ce49">
            <text:p>100,0%</text:p>
          </table:table-cell>
          <table:table-cell office:value-type="float" office:value="162386" table:style-name="ce48">
            <text:p>162.386</text:p>
          </table:table-cell>
          <table:table-cell office:value-type="percentage" office:value="0.96685382220025839" table:style-name="ce49">
            <text:p>96,7%</text:p>
          </table:table-cell>
          <table:table-cell office:value-type="float" office:value="147436" table:style-name="ce48">
            <text:p>147.436</text:p>
          </table:table-cell>
          <table:table-cell office:value-type="percentage" office:value="0.93588767011984564" table:style-name="ce49">
            <text:p>93,6%</text:p>
          </table:table-cell>
          <table:table-cell office:value-type="float" office:value="114954" table:style-name="ce48">
            <text:p>114.954</text:p>
          </table:table-cell>
          <table:table-cell office:value-type="percentage" office:value="0.88533756411638764" table:style-name="ce49">
            <text:p>88,5%</text:p>
          </table:table-cell>
          <table:table-cell office:value-type="float" office:value="95777" table:style-name="ce48">
            <text:p>95.777</text:p>
          </table:table-cell>
          <table:table-cell office:value-type="percentage" office:value="0.85130570814001028" table:style-name="ce49">
            <text:p>85,1%</text:p>
          </table:table-cell>
          <table:table-cell office:value-type="float" office:value="81460" table:style-name="ce48">
            <text:p>81.460</text:p>
          </table:table-cell>
          <table:table-cell office:value-type="percentage" office:value="0.95042527622536721" table:style-name="ce49">
            <text:p>95,0%</text:p>
          </table:table-cell>
          <table:table-cell office:value-type="float" office:value="910124" table:style-name="ce48">
            <text:p>910.124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81362052448178" table:style-name="ce49">
            <text:p>95,8%</text:p>
          </table:table-cell>
          <table:table-cell office:value-type="percentage" office:value="0.86023143689171733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119" table:style-name="ce48">
            <text:p>243.119</text:p>
          </table:table-cell>
          <table:table-cell office:value-type="percentage" office:value="1" table:style-name="ce49">
            <text:p>100,0%</text:p>
          </table:table-cell>
          <table:table-cell office:value-type="float" office:value="292411" table:style-name="ce48">
            <text:p>292.411</text:p>
          </table:table-cell>
          <table:table-cell office:value-type="percentage" office:value="1" table:style-name="ce49">
            <text:p>100,0%</text:p>
          </table:table-cell>
          <table:table-cell office:value-type="float" office:value="348333" table:style-name="ce48">
            <text:p>348.333</text:p>
          </table:table-cell>
          <table:table-cell office:value-type="percentage" office:value="0.98519936871758029" table:style-name="ce49">
            <text:p>98,5%</text:p>
          </table:table-cell>
          <table:table-cell office:value-type="float" office:value="393962" table:style-name="ce48">
            <text:p>393.962</text:p>
          </table:table-cell>
          <table:table-cell office:value-type="percentage" office:value="0.96276148582600196" table:style-name="ce49">
            <text:p>96,3%</text:p>
          </table:table-cell>
          <table:table-cell office:value-type="float" office:value="412754" table:style-name="ce48">
            <text:p>412.754</text:p>
          </table:table-cell>
          <table:table-cell office:value-type="percentage" office:value="0.93206755533074248" table:style-name="ce49">
            <text:p>93,2%</text:p>
          </table:table-cell>
          <table:table-cell office:value-type="float" office:value="269243" table:style-name="ce48">
            <text:p>269.243</text:p>
          </table:table-cell>
          <table:table-cell office:value-type="percentage" office:value="0.8724716297578079" table:style-name="ce49">
            <text:p>87,2%</text:p>
          </table:table-cell>
          <table:table-cell office:value-type="float" office:value="205041" table:style-name="ce48">
            <text:p>205.041</text:p>
          </table:table-cell>
          <table:table-cell office:value-type="percentage" office:value="0.89008169750219224" table:style-name="ce49">
            <text:p>89,0%</text:p>
          </table:table-cell>
          <table:table-cell office:value-type="float" office:value="177251" table:style-name="ce48">
            <text:p>177.251</text:p>
          </table:table-cell>
          <table:table-cell office:value-type="percentage" office:value="0.96676738807923901" table:style-name="ce49">
            <text:p>96,7%</text:p>
          </table:table-cell>
          <table:table-cell office:value-type="float" office:value="2342114" table:style-name="ce48">
            <text:p>2.342.114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358016910363352" table:style-name="ce49">
            <text:p>95,4%</text:p>
          </table:table-cell>
          <table:table-cell office:value-type="percentage" office:value="0.86845446360900536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89" table:style-name="ce48">
            <text:p>23.489</text:p>
          </table:table-cell>
          <table:table-cell office:value-type="percentage" office:value="1" table:style-name="ce49">
            <text:p>100,0%</text:p>
          </table:table-cell>
          <table:table-cell office:value-type="float" office:value="28790" table:style-name="ce48">
            <text:p>28.790</text:p>
          </table:table-cell>
          <table:table-cell office:value-type="percentage" office:value="1" table:style-name="ce49">
            <text:p>100,0%</text:p>
          </table:table-cell>
          <table:table-cell office:value-type="float" office:value="38543" table:style-name="ce48">
            <text:p>38.543</text:p>
          </table:table-cell>
          <table:table-cell office:value-type="percentage" office:value="0.99816128865178433" table:style-name="ce49">
            <text:p>99,8%</text:p>
          </table:table-cell>
          <table:table-cell office:value-type="float" office:value="45978" table:style-name="ce48">
            <text:p>45.978</text:p>
          </table:table-cell>
          <table:table-cell office:value-type="percentage" office:value="0.96795789473684213" table:style-name="ce49">
            <text:p>96,8%</text:p>
          </table:table-cell>
          <table:table-cell office:value-type="float" office:value="48551" table:style-name="ce48">
            <text:p>48.551</text:p>
          </table:table-cell>
          <table:table-cell office:value-type="percentage" office:value="0.93865516974711938" table:style-name="ce49">
            <text:p>93,9%</text:p>
          </table:table-cell>
          <table:table-cell office:value-type="float" office:value="32609" table:style-name="ce48">
            <text:p>32.609</text:p>
          </table:table-cell>
          <table:table-cell office:value-type="percentage" office:value="0.88046765309428665" table:style-name="ce49">
            <text:p>88,0%</text:p>
          </table:table-cell>
          <table:table-cell office:value-type="float" office:value="25884" table:style-name="ce48">
            <text:p>25.884</text:p>
          </table:table-cell>
          <table:table-cell office:value-type="percentage" office:value="0.85805211164887618" table:style-name="ce49">
            <text:p>85,8%</text:p>
          </table:table-cell>
          <table:table-cell office:value-type="float" office:value="25533" table:style-name="ce48">
            <text:p>25.533</text:p>
          </table:table-cell>
          <table:table-cell office:value-type="percentage" office:value="0.98260534923994614" table:style-name="ce49">
            <text:p>98,3%</text:p>
          </table:table-cell>
          <table:table-cell office:value-type="float" office:value="269377" table:style-name="ce48">
            <text:p>269.377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700567360264888" table:style-name="ce49">
            <text:p>95,7%</text:p>
          </table:table-cell>
          <table:table-cell office:value-type="percentage" office:value="0.85198433783715399" table:style-name="ce49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010" table:style-name="ce48">
            <text:p>375.010</text:p>
          </table:table-cell>
          <table:table-cell office:value-type="percentage" office:value="1" table:style-name="ce49">
            <text:p>100,0%</text:p>
          </table:table-cell>
          <table:table-cell office:value-type="float" office:value="512862" table:style-name="ce48">
            <text:p>512.862</text:p>
          </table:table-cell>
          <table:table-cell office:value-type="percentage" office:value="0.97308035290769379" table:style-name="ce49">
            <text:p>97,3%</text:p>
          </table:table-cell>
          <table:table-cell office:value-type="float" office:value="694554" table:style-name="ce48">
            <text:p>694.554</text:p>
          </table:table-cell>
          <table:table-cell office:value-type="percentage" office:value="0.96404509353772183" table:style-name="ce49">
            <text:p>96,4%</text:p>
          </table:table-cell>
          <table:table-cell office:value-type="float" office:value="951209" table:style-name="ce48">
            <text:p>951.209</text:p>
          </table:table-cell>
          <table:table-cell office:value-type="percentage" office:value="0.9610511245666874" table:style-name="ce49">
            <text:p>96,1%</text:p>
          </table:table-cell>
          <table:table-cell office:value-type="float" office:value="1054630" table:style-name="ce48">
            <text:p>1.054.630</text:p>
          </table:table-cell>
          <table:table-cell office:value-type="percentage" office:value="0.91228364588208122" table:style-name="ce49">
            <text:p>91,2%</text:p>
          </table:table-cell>
          <table:table-cell office:value-type="float" office:value="782805" table:style-name="ce48">
            <text:p>782.805</text:p>
          </table:table-cell>
          <table:table-cell office:value-type="percentage" office:value="0.86896843404629431" table:style-name="ce49">
            <text:p>86,9%</text:p>
          </table:table-cell>
          <table:table-cell office:value-type="float" office:value="639979" table:style-name="ce48">
            <text:p>639.979</text:p>
          </table:table-cell>
          <table:table-cell office:value-type="percentage" office:value="0.87006037601436736" table:style-name="ce49">
            <text:p>87,0%</text:p>
          </table:table-cell>
          <table:table-cell office:value-type="float" office:value="507573" table:style-name="ce48">
            <text:p>507.573</text:p>
          </table:table-cell>
          <table:table-cell office:value-type="percentage" office:value="0.88932438588499141" table:style-name="ce49">
            <text:p>88,9%</text:p>
          </table:table-cell>
          <table:table-cell office:value-type="float" office:value="5518622" table:style-name="ce48">
            <text:p>5.518.622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425172184867022" table:style-name="ce49">
            <text:p>92,4%</text:p>
          </table:table-cell>
          <table:table-cell office:value-type="percentage" office:value="0.81686833945446802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91" table:style-name="ce48">
            <text:p>72.891</text:p>
          </table:table-cell>
          <table:table-cell office:value-type="percentage" office:value="1" table:style-name="ce49">
            <text:p>100,0%</text:p>
          </table:table-cell>
          <table:table-cell office:value-type="float" office:value="103898" table:style-name="ce48">
            <text:p>103.898</text:p>
          </table:table-cell>
          <table:table-cell office:value-type="percentage" office:value="0.99976905756240253" table:style-name="ce49">
            <text:p>100,0%</text:p>
          </table:table-cell>
          <table:table-cell office:value-type="float" office:value="149913" table:style-name="ce48">
            <text:p>149.913</text:p>
          </table:table-cell>
          <table:table-cell office:value-type="percentage" office:value="0.97637113214060089" table:style-name="ce49">
            <text:p>97,6%</text:p>
          </table:table-cell>
          <table:table-cell office:value-type="float" office:value="210100" table:style-name="ce48">
            <text:p>210.100</text:p>
          </table:table-cell>
          <table:table-cell office:value-type="percentage" office:value="0.96330632774423097" table:style-name="ce49">
            <text:p>96,3%</text:p>
          </table:table-cell>
          <table:table-cell office:value-type="float" office:value="237048" table:style-name="ce48">
            <text:p>237.048</text:p>
          </table:table-cell>
          <table:table-cell office:value-type="percentage" office:value="0.93892295261181613" table:style-name="ce49">
            <text:p>93,9%</text:p>
          </table:table-cell>
          <table:table-cell office:value-type="float" office:value="175143" table:style-name="ce48">
            <text:p>175.143</text:p>
          </table:table-cell>
          <table:table-cell office:value-type="percentage" office:value="0.87978842038638894" table:style-name="ce49">
            <text:p>88,0%</text:p>
          </table:table-cell>
          <table:table-cell office:value-type="float" office:value="150508" table:style-name="ce48">
            <text:p>150.508</text:p>
          </table:table-cell>
          <table:table-cell office:value-type="percentage" office:value="0.8652918551906128" table:style-name="ce49">
            <text:p>86,5%</text:p>
          </table:table-cell>
          <table:table-cell office:value-type="float" office:value="132417" table:style-name="ce48">
            <text:p>132.417</text:p>
          </table:table-cell>
          <table:table-cell office:value-type="percentage" office:value="0.91564557172097139" table:style-name="ce49">
            <text:p>91,6%</text:p>
          </table:table-cell>
          <table:table-cell office:value-type="float" office:value="1231918" table:style-name="ce48">
            <text:p>1.231.918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496122536645787" table:style-name="ce49">
            <text:p>93,5%</text:p>
          </table:table-cell>
          <table:table-cell office:value-type="percentage" office:value="0.81418117794479594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88" table:style-name="ce48">
            <text:p>42.588</text:p>
          </table:table-cell>
          <table:table-cell office:value-type="percentage" office:value="1" table:style-name="ce49">
            <text:p>100,0%</text:p>
          </table:table-cell>
          <table:table-cell office:value-type="float" office:value="56014" table:style-name="ce48">
            <text:p>56.014</text:p>
          </table:table-cell>
          <table:table-cell office:value-type="percentage" office:value="0.98894774011299436" table:style-name="ce49">
            <text:p>98,9%</text:p>
          </table:table-cell>
          <table:table-cell office:value-type="float" office:value="72653" table:style-name="ce48">
            <text:p>72.653</text:p>
          </table:table-cell>
          <table:table-cell office:value-type="percentage" office:value="0.96012950971322852" table:style-name="ce49">
            <text:p>96,0%</text:p>
          </table:table-cell>
          <table:table-cell office:value-type="float" office:value="92577" table:style-name="ce48">
            <text:p>92.577</text:p>
          </table:table-cell>
          <table:table-cell office:value-type="percentage" office:value="0.94758336915801755" table:style-name="ce49">
            <text:p>94,8%</text:p>
          </table:table-cell>
          <table:table-cell office:value-type="float" office:value="96659" table:style-name="ce48">
            <text:p>96.659</text:p>
          </table:table-cell>
          <table:table-cell office:value-type="percentage" office:value="0.91426652667820629" table:style-name="ce49">
            <text:p>91,4%</text:p>
          </table:table-cell>
          <table:table-cell office:value-type="float" office:value="66133" table:style-name="ce48">
            <text:p>66.133</text:p>
          </table:table-cell>
          <table:table-cell office:value-type="percentage" office:value="0.86190358273925116" table:style-name="ce49">
            <text:p>86,2%</text:p>
          </table:table-cell>
          <table:table-cell office:value-type="float" office:value="60134" table:style-name="ce48">
            <text:p>60.134</text:p>
          </table:table-cell>
          <table:table-cell office:value-type="percentage" office:value="0.87401529025319036" table:style-name="ce49">
            <text:p>87,4%</text:p>
          </table:table-cell>
          <table:table-cell office:value-type="float" office:value="53311" table:style-name="ce48">
            <text:p>53.311</text:p>
          </table:table-cell>
          <table:table-cell office:value-type="percentage" office:value="0.92680933919785813" table:style-name="ce49">
            <text:p>92,7%</text:p>
          </table:table-cell>
          <table:table-cell office:value-type="float" office:value="540069" table:style-name="ce48">
            <text:p>540.069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0874186020056" table:style-name="ce49">
            <text:p>93,1%</text:p>
          </table:table-cell>
          <table:table-cell office:value-type="percentage" office:value="0.82120537547099237" table:style-name="ce49">
            <text:p>82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5087" table:style-name="ce48">
            <text:p>165.087</text:p>
          </table:table-cell>
          <table:table-cell office:value-type="percentage" office:value="1" table:style-name="ce49">
            <text:p>100,0%</text:p>
          </table:table-cell>
          <table:table-cell office:value-type="float" office:value="214626" table:style-name="ce48">
            <text:p>214.626</text:p>
          </table:table-cell>
          <table:table-cell office:value-type="percentage" office:value="0.99195807104628264" table:style-name="ce49">
            <text:p>99,2%</text:p>
          </table:table-cell>
          <table:table-cell office:value-type="float" office:value="280583" table:style-name="ce48">
            <text:p>280.583</text:p>
          </table:table-cell>
          <table:table-cell office:value-type="percentage" office:value="0.98740159697075269" table:style-name="ce49">
            <text:p>98,7%</text:p>
          </table:table-cell>
          <table:table-cell office:value-type="float" office:value="327591" table:style-name="ce48">
            <text:p>327.591</text:p>
          </table:table-cell>
          <table:table-cell office:value-type="percentage" office:value="0.97073491630292741" table:style-name="ce49">
            <text:p>97,1%</text:p>
          </table:table-cell>
          <table:table-cell office:value-type="float" office:value="327110" table:style-name="ce48">
            <text:p>327.110</text:p>
          </table:table-cell>
          <table:table-cell office:value-type="percentage" office:value="0.9397984278753333" table:style-name="ce49">
            <text:p>94,0%</text:p>
          </table:table-cell>
          <table:table-cell office:value-type="float" office:value="212948" table:style-name="ce48">
            <text:p>212.948</text:p>
          </table:table-cell>
          <table:table-cell office:value-type="percentage" office:value="0.89611378795211138" table:style-name="ce49">
            <text:p>89,6%</text:p>
          </table:table-cell>
          <table:table-cell office:value-type="float" office:value="176410" table:style-name="ce48">
            <text:p>176.410</text:p>
          </table:table-cell>
          <table:table-cell office:value-type="percentage" office:value="0.88552568832668221" table:style-name="ce49">
            <text:p>88,6%</text:p>
          </table:table-cell>
          <table:table-cell office:value-type="float" office:value="160924" table:style-name="ce48">
            <text:p>160.924</text:p>
          </table:table-cell>
          <table:table-cell office:value-type="percentage" office:value="0.93118153885323784" table:style-name="ce49">
            <text:p>93,1%</text:p>
          </table:table-cell>
          <table:table-cell office:value-type="float" office:value="1865279" table:style-name="ce48">
            <text:p>1.865.279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398344868924889" table:style-name="ce49">
            <text:p>95,4%</text:p>
          </table:table-cell>
          <table:table-cell office:value-type="percentage" office:value="0.85331999333915243" table:style-name="ce49">
            <text:p>85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9" table:style-name="ce48">
            <text:p>2.409</text:p>
          </table:table-cell>
          <table:table-cell office:value-type="percentage" office:value="0.84913641170250265" table:style-name="ce49">
            <text:p>84,9%</text:p>
          </table:table-cell>
          <table:table-cell office:value-type="float" office:value="3934" table:style-name="ce48">
            <text:p>3.934</text:p>
          </table:table-cell>
          <table:table-cell office:value-type="percentage" office:value="0.89327883742052683" table:style-name="ce49">
            <text:p>89,3%</text:p>
          </table:table-cell>
          <table:table-cell office:value-type="float" office:value="7722" table:style-name="ce48">
            <text:p>7.722</text:p>
          </table:table-cell>
          <table:table-cell office:value-type="percentage" office:value="0.92712210349381674" table:style-name="ce49">
            <text:p>92,7%</text:p>
          </table:table-cell>
          <table:table-cell office:value-type="float" office:value="10694" table:style-name="ce48">
            <text:p>10.694</text:p>
          </table:table-cell>
          <table:table-cell office:value-type="percentage" office:value="0.92532664186207492" table:style-name="ce49">
            <text:p>92,5%</text:p>
          </table:table-cell>
          <table:table-cell office:value-type="float" office:value="11324" table:style-name="ce48">
            <text:p>11.324</text:p>
          </table:table-cell>
          <table:table-cell office:value-type="percentage" office:value="0.91640365784575539" table:style-name="ce49">
            <text:p>91,6%</text:p>
          </table:table-cell>
          <table:table-cell office:value-type="float" office:value="9614" table:style-name="ce48">
            <text:p>9.614</text:p>
          </table:table-cell>
          <table:table-cell office:value-type="percentage" office:value="0.84340731643126587" table:style-name="ce49">
            <text:p>84,3%</text:p>
          </table:table-cell>
          <table:table-cell office:value-type="float" office:value="9800" table:style-name="ce48">
            <text:p>9.800</text:p>
          </table:table-cell>
          <table:table-cell office:value-type="percentage" office:value="0.90197883110906585" table:style-name="ce49">
            <text:p>90,2%</text:p>
          </table:table-cell>
          <table:table-cell office:value-type="float" office:value="9502" table:style-name="ce48">
            <text:p>9.502</text:p>
          </table:table-cell>
          <table:table-cell office:value-type="percentage" office:value="1.0238120892145244" table:style-name="ce49">
            <text:p>102,4%</text:p>
          </table:table-cell>
          <table:table-cell office:value-type="float" office:value="64999" table:style-name="ce48">
            <text:p>64.999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1510509791775185" table:style-name="ce49">
            <text:p>91,5%</text:p>
          </table:table-cell>
          <table:table-cell office:value-type="percentage" office:value="0.77827268699785668" table:style-name="ce49">
            <text:p>77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100" table:style-name="ce48">
            <text:p>2.100</text:p>
          </table:table-cell>
          <table:table-cell office:value-type="percentage" office:value="0.83632019115890088" table:style-name="ce49">
            <text:p>83,6%</text:p>
          </table:table-cell>
          <table:table-cell office:value-type="float" office:value="3430" table:style-name="ce48">
            <text:p>3.430</text:p>
          </table:table-cell>
          <table:table-cell office:value-type="percentage" office:value="0.90191953720746776" table:style-name="ce49">
            <text:p>90,2%</text:p>
          </table:table-cell>
          <table:table-cell office:value-type="float" office:value="7519" table:style-name="ce48">
            <text:p>7.519</text:p>
          </table:table-cell>
          <table:table-cell office:value-type="percentage" office:value="0.93928794503435353" table:style-name="ce49">
            <text:p>93,9%</text:p>
          </table:table-cell>
          <table:table-cell office:value-type="float" office:value="10171" table:style-name="ce48">
            <text:p>10.171</text:p>
          </table:table-cell>
          <table:table-cell office:value-type="percentage" office:value="0.9416720674011666" table:style-name="ce49">
            <text:p>94,2%</text:p>
          </table:table-cell>
          <table:table-cell office:value-type="float" office:value="10694" table:style-name="ce48">
            <text:p>10.694</text:p>
          </table:table-cell>
          <table:table-cell office:value-type="percentage" office:value="0.9790350636272086" table:style-name="ce49">
            <text:p>97,9%</text:p>
          </table:table-cell>
          <table:table-cell office:value-type="float" office:value="9406" table:style-name="ce48">
            <text:p>9.406</text:p>
          </table:table-cell>
          <table:table-cell office:value-type="percentage" office:value="0.85883856829802774" table:style-name="ce49">
            <text:p>85,9%</text:p>
          </table:table-cell>
          <table:table-cell office:value-type="float" office:value="10328" table:style-name="ce48">
            <text:p>10.328</text:p>
          </table:table-cell>
          <table:table-cell office:value-type="percentage" office:value="0.88341459242152087" table:style-name="ce49">
            <text:p>88,3%</text:p>
          </table:table-cell>
          <table:table-cell office:value-type="float" office:value="9160" table:style-name="ce48">
            <text:p>9.160</text:p>
          </table:table-cell>
          <table:table-cell office:value-type="percentage" office:value="0.95615866388308979" table:style-name="ce49">
            <text:p>95,6%</text:p>
          </table:table-cell>
          <table:table-cell office:value-type="float" office:value="62808" table:style-name="ce48">
            <text:p>62.808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2004804734421231" table:style-name="ce49">
            <text:p>92,0%</text:p>
          </table:table-cell>
          <table:table-cell office:value-type="percentage" office:value="0.74751850705767542" table:style-name="ce49">
            <text:p>74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6" table:style-name="ce48">
            <text:p>3.696</text:p>
          </table:table-cell>
          <table:table-cell office:value-type="string" table:style-name="ce49">
            <text:p>-</text:p>
          </table:table-cell>
          <table:table-cell office:value-type="float" office:value="9662" table:style-name="ce48">
            <text:p>9.662</text:p>
          </table:table-cell>
          <table:table-cell office:value-type="string" table:style-name="ce49">
            <text:p>-</text:p>
          </table:table-cell>
          <table:table-cell office:value-type="float" office:value="22692" table:style-name="ce48">
            <text:p>22.692</text:p>
          </table:table-cell>
          <table:table-cell office:value-type="string" table:style-name="ce49">
            <text:p>-</text:p>
          </table:table-cell>
          <table:table-cell office:value-type="float" office:value="32679" table:style-name="ce48">
            <text:p>32.679</text:p>
          </table:table-cell>
          <table:table-cell office:value-type="string" table:style-name="ce49">
            <text:p>-</text:p>
          </table:table-cell>
          <table:table-cell office:value-type="float" office:value="25120" table:style-name="ce48">
            <text:p>25.120</text:p>
          </table:table-cell>
          <table:table-cell office:value-type="string" table:style-name="ce49">
            <text:p>-</text:p>
          </table:table-cell>
          <table:table-cell office:value-type="float" office:value="1236" table:style-name="ce48">
            <text:p>1.236</text:p>
          </table:table-cell>
          <table:table-cell office:value-type="string" table:style-name="ce49">
            <text:p>-</text:p>
          </table:table-cell>
          <table:table-cell office:value-type="float" office:value="95135" table:style-name="ce48">
            <text:p>95.135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0" table:style-name="ce51">
            <text:p>320</text:p>
          </table:table-cell>
          <table:table-cell office:value-type="string" table:style-name="ce52">
            <text:p>-</text:p>
          </table:table-cell>
          <table:table-cell office:value-type="float" office:value="923" table:style-name="ce51">
            <text:p>923</text:p>
          </table:table-cell>
          <table:table-cell office:value-type="string" table:style-name="ce52">
            <text:p>-</text:p>
          </table:table-cell>
          <table:table-cell office:value-type="float" office:value="1971" table:style-name="ce51">
            <text:p>1.971</text:p>
          </table:table-cell>
          <table:table-cell office:value-type="string" table:style-name="ce52">
            <text:p>-</text:p>
          </table:table-cell>
          <table:table-cell office:value-type="float" office:value="2427" table:style-name="ce51">
            <text:p>2.427</text:p>
          </table:table-cell>
          <table:table-cell office:value-type="string" table:style-name="ce52">
            <text:p>-</text:p>
          </table:table-cell>
          <table:table-cell office:value-type="float" office:value="2124" table:style-name="ce51">
            <text:p>2.124</text:p>
          </table:table-cell>
          <table:table-cell office:value-type="string" table:style-name="ce52">
            <text:p>-</text:p>
          </table:table-cell>
          <table:table-cell office:value-type="float" office:value="270" table:style-name="ce51">
            <text:p>270</text:p>
          </table:table-cell>
          <table:table-cell office:value-type="string" table:style-name="ce52">
            <text:p>-</text:p>
          </table:table-cell>
          <table:table-cell office:value-type="float" office:value="8120" table:style-name="ce51">
            <text:p>8.120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0802" table:style-name="ce55">
            <text:p>2.950.802</text:p>
          </table:table-cell>
          <table:table-cell office:value-type="percentage" office:value="1" table:style-name="ce56">
            <text:p>100,0%</text:p>
          </table:table-cell>
          <table:table-cell office:value-type="float" office:value="3968256" table:style-name="ce55">
            <text:p>3.968.256</text:p>
          </table:table-cell>
          <table:table-cell office:value-type="percentage" office:value="0.99285108269580713" table:style-name="ce56">
            <text:p>99,3%</text:p>
          </table:table-cell>
          <table:table-cell office:value-type="float" office:value="5337314" table:style-name="ce55">
            <text:p>5.337.314</text:p>
          </table:table-cell>
          <table:table-cell office:value-type="percentage" office:value="0.96907107555658845" table:style-name="ce56">
            <text:p>96,9%</text:p>
          </table:table-cell>
          <table:table-cell office:value-type="float" office:value="6771801" table:style-name="ce55">
            <text:p>6.771.801</text:p>
          </table:table-cell>
          <table:table-cell office:value-type="percentage" office:value="0.94979980964173316" table:style-name="ce56">
            <text:p>95,0%</text:p>
          </table:table-cell>
          <table:table-cell office:value-type="float" office:value="7138361" table:style-name="ce55">
            <text:p>7.138.361</text:p>
          </table:table-cell>
          <table:table-cell office:value-type="percentage" office:value="0.91320664393957229" table:style-name="ce56">
            <text:p>91,3%</text:p>
          </table:table-cell>
          <table:table-cell office:value-type="float" office:value="5134585" table:style-name="ce55">
            <text:p>5.134.585</text:p>
          </table:table-cell>
          <table:table-cell office:value-type="percentage" office:value="0.86411439207542218" table:style-name="ce56">
            <text:p>86,4%</text:p>
          </table:table-cell>
          <table:table-cell office:value-type="float" office:value="4259940" table:style-name="ce55">
            <text:p>4.259.940</text:p>
          </table:table-cell>
          <table:table-cell office:value-type="percentage" office:value="0.86503181473437973" table:style-name="ce56">
            <text:p>86,5%</text:p>
          </table:table-cell>
          <table:table-cell office:value-type="float" office:value="3676919" table:style-name="ce55">
            <text:p>3.676.919</text:p>
          </table:table-cell>
          <table:table-cell office:value-type="percentage" office:value="0.9229302387924383" table:style-name="ce56">
            <text:p>92,3%</text:p>
          </table:table-cell>
          <table:table-cell office:value-type="float" office:value="39237978" table:style-name="ce55">
            <text:p>39.237.978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301397962637602" table:style-name="ce56">
            <text:p>93,0%</text:p>
          </table:table-cell>
          <table:table-cell office:value-type="percentage" office:value="0.82782819958109821" table:style-name="ce56">
            <text:p>82,8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831" table:style-name="ce45">
            <text:p>430.831</text:p>
          </table:table-cell>
          <table:table-cell office:value-type="percentage" office:value="1" table:style-name="ce46">
            <text:p>100,0%</text:p>
          </table:table-cell>
          <table:table-cell office:value-type="float" office:value="653065" table:style-name="ce45">
            <text:p>653.065</text:p>
          </table:table-cell>
          <table:table-cell office:value-type="percentage" office:value="0.9980774021393104" table:style-name="ce46">
            <text:p>99,8%</text:p>
          </table:table-cell>
          <table:table-cell office:value-type="float" office:value="934279" table:style-name="ce45">
            <text:p>934.279</text:p>
          </table:table-cell>
          <table:table-cell office:value-type="percentage" office:value="0.97500597456349158" table:style-name="ce46">
            <text:p>97,5%</text:p>
          </table:table-cell>
          <table:table-cell office:value-type="float" office:value="1223642" table:style-name="ce45">
            <text:p>1.223.642</text:p>
          </table:table-cell>
          <table:table-cell office:value-type="percentage" office:value="0.95033438413284965" table:style-name="ce46">
            <text:p>95,0%</text:p>
          </table:table-cell>
          <table:table-cell office:value-type="float" office:value="1269690" table:style-name="ce45">
            <text:p>1.269.690</text:p>
          </table:table-cell>
          <table:table-cell office:value-type="percentage" office:value="0.91718340056171332" table:style-name="ce46">
            <text:p>91,7%</text:p>
          </table:table-cell>
          <table:table-cell office:value-type="float" office:value="954788" table:style-name="ce45">
            <text:p>954.788</text:p>
          </table:table-cell>
          <table:table-cell office:value-type="percentage" office:value="0.86659230168101775" table:style-name="ce46">
            <text:p>86,7%</text:p>
          </table:table-cell>
          <table:table-cell office:value-type="float" office:value="795377" table:style-name="ce45">
            <text:p>795.377</text:p>
          </table:table-cell>
          <table:table-cell office:value-type="percentage" office:value="0.85883456860509311" table:style-name="ce46">
            <text:p>85,9%</text:p>
          </table:table-cell>
          <table:table-cell office:value-type="float" office:value="758048" table:style-name="ce45">
            <text:p>758.048</text:p>
          </table:table-cell>
          <table:table-cell office:value-type="percentage" office:value="0.9808525890022074" table:style-name="ce46">
            <text:p>98,1%</text:p>
          </table:table-cell>
          <table:table-cell office:value-type="float" office:value="7019720" table:style-name="ce45">
            <text:p>7.019.720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496474762603377" table:style-name="ce46">
            <text:p>93,5%</text:p>
          </table:table-cell>
          <table:table-cell office:value-type="percentage" office:value="0.82563406697335529" table:style-name="ce46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27" table:style-name="ce48">
            <text:p>100.527</text:p>
          </table:table-cell>
          <table:table-cell office:value-type="percentage" office:value="1" table:style-name="ce49">
            <text:p>100,0%</text:p>
          </table:table-cell>
          <table:table-cell office:value-type="float" office:value="119267" table:style-name="ce48">
            <text:p>119.267</text:p>
          </table:table-cell>
          <table:table-cell office:value-type="percentage" office:value="0.99700731452455593" table:style-name="ce49">
            <text:p>99,7%</text:p>
          </table:table-cell>
          <table:table-cell office:value-type="float" office:value="155547" table:style-name="ce48">
            <text:p>155.547</text:p>
          </table:table-cell>
          <table:table-cell office:value-type="percentage" office:value="0.96427375860145059" table:style-name="ce49">
            <text:p>96,4%</text:p>
          </table:table-cell>
          <table:table-cell office:value-type="float" office:value="188482" table:style-name="ce48">
            <text:p>188.482</text:p>
          </table:table-cell>
          <table:table-cell office:value-type="percentage" office:value="0.93786137234413092" table:style-name="ce49">
            <text:p>93,8%</text:p>
          </table:table-cell>
          <table:table-cell office:value-type="float" office:value="191175" table:style-name="ce48">
            <text:p>191.175</text:p>
          </table:table-cell>
          <table:table-cell office:value-type="percentage" office:value="0.8948590365901038" table:style-name="ce49">
            <text:p>89,5%</text:p>
          </table:table-cell>
          <table:table-cell office:value-type="float" office:value="130148" table:style-name="ce48">
            <text:p>130.148</text:p>
          </table:table-cell>
          <table:table-cell office:value-type="percentage" office:value="0.82227473180100841" table:style-name="ce49">
            <text:p>82,2%</text:p>
          </table:table-cell>
          <table:table-cell office:value-type="float" office:value="108483" table:style-name="ce48">
            <text:p>108.483</text:p>
          </table:table-cell>
          <table:table-cell office:value-type="percentage" office:value="0.82939341580146486" table:style-name="ce49">
            <text:p>82,9%</text:p>
          </table:table-cell>
          <table:table-cell office:value-type="float" office:value="97848" table:style-name="ce48">
            <text:p>97.848</text:p>
          </table:table-cell>
          <table:table-cell office:value-type="percentage" office:value="0.91415118136719076" table:style-name="ce49">
            <text:p>91,4%</text:p>
          </table:table-cell>
          <table:table-cell office:value-type="float" office:value="1091477" table:style-name="ce48">
            <text:p>1.091.477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176640816271624" table:style-name="ce49">
            <text:p>91,8%</text:p>
          </table:table-cell>
          <table:table-cell office:value-type="percentage" office:value="0.81996089045948073" table:style-name="ce49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624" table:style-name="ce48">
            <text:p>88.624</text:p>
          </table:table-cell>
          <table:table-cell office:value-type="percentage" office:value="1" table:style-name="ce49">
            <text:p>100,0%</text:p>
          </table:table-cell>
          <table:table-cell office:value-type="float" office:value="114680" table:style-name="ce48">
            <text:p>114.680</text:p>
          </table:table-cell>
          <table:table-cell office:value-type="percentage" office:value="1" table:style-name="ce49">
            <text:p>100,0%</text:p>
          </table:table-cell>
          <table:table-cell office:value-type="float" office:value="149585" table:style-name="ce48">
            <text:p>149.585</text:p>
          </table:table-cell>
          <table:table-cell office:value-type="percentage" office:value="0.98417659056516871" table:style-name="ce49">
            <text:p>98,4%</text:p>
          </table:table-cell>
          <table:table-cell office:value-type="float" office:value="155122" table:style-name="ce48">
            <text:p>155.122</text:p>
          </table:table-cell>
          <table:table-cell office:value-type="percentage" office:value="0.95705286797504985" table:style-name="ce49">
            <text:p>95,7%</text:p>
          </table:table-cell>
          <table:table-cell office:value-type="float" office:value="152556" table:style-name="ce48">
            <text:p>152.556</text:p>
          </table:table-cell>
          <table:table-cell office:value-type="percentage" office:value="0.91945515911282549" table:style-name="ce49">
            <text:p>91,9%</text:p>
          </table:table-cell>
          <table:table-cell office:value-type="float" office:value="92095" table:style-name="ce48">
            <text:p>92.095</text:p>
          </table:table-cell>
          <table:table-cell office:value-type="percentage" office:value="0.84809054157342689" table:style-name="ce49">
            <text:p>84,8%</text:p>
          </table:table-cell>
          <table:table-cell office:value-type="float" office:value="67654" table:style-name="ce48">
            <text:p>67.654</text:p>
          </table:table-cell>
          <table:table-cell office:value-type="percentage" office:value="0.85376441785921608" table:style-name="ce49">
            <text:p>85,4%</text:p>
          </table:table-cell>
          <table:table-cell office:value-type="float" office:value="67264" table:style-name="ce48">
            <text:p>67.264</text:p>
          </table:table-cell>
          <table:table-cell office:value-type="percentage" office:value="1.0307711168321687" table:style-name="ce49">
            <text:p>103,1%</text:p>
          </table:table-cell>
          <table:table-cell office:value-type="float" office:value="887580" table:style-name="ce48">
            <text:p>887.580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392859561049692" table:style-name="ce49">
            <text:p>95,4%</text:p>
          </table:table-cell>
          <table:table-cell office:value-type="percentage" office:value="0.8762855554754766" table:style-name="ce49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429" table:style-name="ce48">
            <text:p>51.429</text:p>
          </table:table-cell>
          <table:table-cell office:value-type="percentage" office:value="0.95890589748848654" table:style-name="ce49">
            <text:p>95,9%</text:p>
          </table:table-cell>
          <table:table-cell office:value-type="float" office:value="79866" table:style-name="ce48">
            <text:p>79.866</text:p>
          </table:table-cell>
          <table:table-cell office:value-type="percentage" office:value="0.9155375197743999" table:style-name="ce49">
            <text:p>91,6%</text:p>
          </table:table-cell>
          <table:table-cell office:value-type="float" office:value="112177" table:style-name="ce48">
            <text:p>112.177</text:p>
          </table:table-cell>
          <table:table-cell office:value-type="percentage" office:value="0.88055858642154594" table:style-name="ce49">
            <text:p>88,1%</text:p>
          </table:table-cell>
          <table:table-cell office:value-type="float" office:value="153099" table:style-name="ce48">
            <text:p>153.099</text:p>
          </table:table-cell>
          <table:table-cell office:value-type="percentage" office:value="0.86249070464429767" table:style-name="ce49">
            <text:p>86,2%</text:p>
          </table:table-cell>
          <table:table-cell office:value-type="float" office:value="172855" table:style-name="ce48">
            <text:p>172.855</text:p>
          </table:table-cell>
          <table:table-cell office:value-type="percentage" office:value="0.79795312593768897" table:style-name="ce49">
            <text:p>79,8%</text:p>
          </table:table-cell>
          <table:table-cell office:value-type="float" office:value="133559" table:style-name="ce48">
            <text:p>133.559</text:p>
          </table:table-cell>
          <table:table-cell office:value-type="percentage" office:value="0.72567876683673194" table:style-name="ce49">
            <text:p>72,6%</text:p>
          </table:table-cell>
          <table:table-cell office:value-type="float" office:value="102850" table:style-name="ce48">
            <text:p>102.850</text:p>
          </table:table-cell>
          <table:table-cell office:value-type="percentage" office:value="0.74956454563343122" table:style-name="ce49">
            <text:p>75,0%</text:p>
          </table:table-cell>
          <table:table-cell office:value-type="float" office:value="85534" table:style-name="ce48">
            <text:p>85.534</text:p>
          </table:table-cell>
          <table:table-cell office:value-type="percentage" office:value="0.85932727857257674" table:style-name="ce49">
            <text:p>85,9%</text:p>
          </table:table-cell>
          <table:table-cell office:value-type="float" office:value="891369" table:style-name="ce48">
            <text:p>891.369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291331044408766" table:style-name="ce49">
            <text:p>82,3%</text:p>
          </table:table-cell>
          <table:table-cell office:value-type="percentage" office:value="0.73076510012092399" table:style-name="ce49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860" table:style-name="ce48">
            <text:p>92.860</text:p>
          </table:table-cell>
          <table:table-cell office:value-type="percentage" office:value="0.92525059285386901" table:style-name="ce49">
            <text:p>92,5%</text:p>
          </table:table-cell>
          <table:table-cell office:value-type="float" office:value="152093" table:style-name="ce48">
            <text:p>152.093</text:p>
          </table:table-cell>
          <table:table-cell office:value-type="percentage" office:value="0.90831073898450843" table:style-name="ce49">
            <text:p>90,8%</text:p>
          </table:table-cell>
          <table:table-cell office:value-type="float" office:value="225635" table:style-name="ce48">
            <text:p>225.635</text:p>
          </table:table-cell>
          <table:table-cell office:value-type="percentage" office:value="0.89696090318220667" table:style-name="ce49">
            <text:p>89,7%</text:p>
          </table:table-cell>
          <table:table-cell office:value-type="float" office:value="324758" table:style-name="ce48">
            <text:p>324.758</text:p>
          </table:table-cell>
          <table:table-cell office:value-type="percentage" office:value="0.88190263600246577" table:style-name="ce49">
            <text:p>88,2%</text:p>
          </table:table-cell>
          <table:table-cell office:value-type="float" office:value="322517" table:style-name="ce48">
            <text:p>322.517</text:p>
          </table:table-cell>
          <table:table-cell office:value-type="percentage" office:value="0.81835297699851561" table:style-name="ce49">
            <text:p>81,8%</text:p>
          </table:table-cell>
          <table:table-cell office:value-type="float" office:value="233953" table:style-name="ce48">
            <text:p>233.953</text:p>
          </table:table-cell>
          <table:table-cell office:value-type="percentage" office:value="0.7477833677468021" table:style-name="ce49">
            <text:p>74,8%</text:p>
          </table:table-cell>
          <table:table-cell office:value-type="float" office:value="191983" table:style-name="ce48">
            <text:p>191.983</text:p>
          </table:table-cell>
          <table:table-cell office:value-type="percentage" office:value="0.75384712040240154" table:style-name="ce49">
            <text:p>75,4%</text:p>
          </table:table-cell>
          <table:table-cell office:value-type="float" office:value="170282" table:style-name="ce48">
            <text:p>170.282</text:p>
          </table:table-cell>
          <table:table-cell office:value-type="percentage" office:value="0.92411472607386103" table:style-name="ce49">
            <text:p>92,4%</text:p>
          </table:table-cell>
          <table:table-cell office:value-type="float" office:value="1714081" table:style-name="ce48">
            <text:p>1.714.081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4291617511174011" table:style-name="ce49">
            <text:p>84,3%</text:p>
          </table:table-cell>
          <table:table-cell office:value-type="percentage" office:value="0.76372512719610719" table:style-name="ce49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89" table:style-name="ce48">
            <text:p>42.289</text:p>
          </table:table-cell>
          <table:table-cell office:value-type="percentage" office:value="1" table:style-name="ce49">
            <text:p>100,0%</text:p>
          </table:table-cell>
          <table:table-cell office:value-type="float" office:value="56108" table:style-name="ce48">
            <text:p>56.108</text:p>
          </table:table-cell>
          <table:table-cell office:value-type="percentage" office:value="1" table:style-name="ce49">
            <text:p>100,0%</text:p>
          </table:table-cell>
          <table:table-cell office:value-type="float" office:value="77180" table:style-name="ce48">
            <text:p>77.180</text:p>
          </table:table-cell>
          <table:table-cell office:value-type="percentage" office:value="0.97379411282284212" table:style-name="ce49">
            <text:p>97,4%</text:p>
          </table:table-cell>
          <table:table-cell office:value-type="float" office:value="85119" table:style-name="ce48">
            <text:p>85.119</text:p>
          </table:table-cell>
          <table:table-cell office:value-type="percentage" office:value="0.93568209299769156" table:style-name="ce49">
            <text:p>93,6%</text:p>
          </table:table-cell>
          <table:table-cell office:value-type="float" office:value="89321" table:style-name="ce48">
            <text:p>89.321</text:p>
          </table:table-cell>
          <table:table-cell office:value-type="percentage" office:value="0.91718522169511019" table:style-name="ce49">
            <text:p>91,7%</text:p>
          </table:table-cell>
          <table:table-cell office:value-type="float" office:value="56748" table:style-name="ce48">
            <text:p>56.748</text:p>
          </table:table-cell>
          <table:table-cell office:value-type="percentage" office:value="0.84499240596801573" table:style-name="ce49">
            <text:p>84,5%</text:p>
          </table:table-cell>
          <table:table-cell office:value-type="float" office:value="43381" table:style-name="ce48">
            <text:p>43.381</text:p>
          </table:table-cell>
          <table:table-cell office:value-type="percentage" office:value="0.85273131130462132" table:style-name="ce49">
            <text:p>85,3%</text:p>
          </table:table-cell>
          <table:table-cell office:value-type="float" office:value="46095" table:style-name="ce48">
            <text:p>46.095</text:p>
          </table:table-cell>
          <table:table-cell office:value-type="percentage" office:value="1.0179316741381976" table:style-name="ce49">
            <text:p>101,8%</text:p>
          </table:table-cell>
          <table:table-cell office:value-type="float" office:value="496241" table:style-name="ce48">
            <text:p>496.241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4152300867829586" table:style-name="ce49">
            <text:p>94,2%</text:p>
          </table:table-cell>
          <table:table-cell office:value-type="percentage" office:value="0.85023001601973769" table:style-name="ce49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210" table:style-name="ce48">
            <text:p>228.210</text:p>
          </table:table-cell>
          <table:table-cell office:value-type="percentage" office:value="1" table:style-name="ce49">
            <text:p>100,0%</text:p>
          </table:table-cell>
          <table:table-cell office:value-type="float" office:value="250741" table:style-name="ce48">
            <text:p>250.741</text:p>
          </table:table-cell>
          <table:table-cell office:value-type="percentage" office:value="1" table:style-name="ce49">
            <text:p>100,0%</text:p>
          </table:table-cell>
          <table:table-cell office:value-type="float" office:value="323902" table:style-name="ce48">
            <text:p>323.902</text:p>
          </table:table-cell>
          <table:table-cell office:value-type="percentage" office:value="0.98979046152247718" table:style-name="ce49">
            <text:p>99,0%</text:p>
          </table:table-cell>
          <table:table-cell office:value-type="float" office:value="355424" table:style-name="ce48">
            <text:p>355.424</text:p>
          </table:table-cell>
          <table:table-cell office:value-type="percentage" office:value="0.93237461405078137" table:style-name="ce49">
            <text:p>93,2%</text:p>
          </table:table-cell>
          <table:table-cell office:value-type="float" office:value="323887" table:style-name="ce48">
            <text:p>323.887</text:p>
          </table:table-cell>
          <table:table-cell office:value-type="percentage" office:value="0.89918157034108637" table:style-name="ce49">
            <text:p>89,9%</text:p>
          </table:table-cell>
          <table:table-cell office:value-type="float" office:value="216239" table:style-name="ce48">
            <text:p>216.239</text:p>
          </table:table-cell>
          <table:table-cell office:value-type="percentage" office:value="0.83521564143961813" table:style-name="ce49">
            <text:p>83,5%</text:p>
          </table:table-cell>
          <table:table-cell office:value-type="float" office:value="178325" table:style-name="ce48">
            <text:p>178.325</text:p>
          </table:table-cell>
          <table:table-cell office:value-type="percentage" office:value="0.84203344052054263" table:style-name="ce49">
            <text:p>84,2%</text:p>
          </table:table-cell>
          <table:table-cell office:value-type="float" office:value="163189" table:style-name="ce48">
            <text:p>163.189</text:p>
          </table:table-cell>
          <table:table-cell office:value-type="percentage" office:value="0.97021962211203461" table:style-name="ce49">
            <text:p>97,0%</text:p>
          </table:table-cell>
          <table:table-cell office:value-type="float" office:value="2039917" table:style-name="ce48">
            <text:p>2.039.917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3912388146485348" table:style-name="ce49">
            <text:p>93,9%</text:p>
          </table:table-cell>
          <table:table-cell office:value-type="percentage" office:value="0.85472015365476872" table:style-name="ce49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076" table:style-name="ce48">
            <text:p>137.076</text:p>
          </table:table-cell>
          <table:table-cell office:value-type="percentage" office:value="1" table:style-name="ce49">
            <text:p>100,0%</text:p>
          </table:table-cell>
          <table:table-cell office:value-type="float" office:value="158205" table:style-name="ce48">
            <text:p>158.205</text:p>
          </table:table-cell>
          <table:table-cell office:value-type="percentage" office:value="1" table:style-name="ce49">
            <text:p>100,0%</text:p>
          </table:table-cell>
          <table:table-cell office:value-type="float" office:value="223047" table:style-name="ce48">
            <text:p>223.047</text:p>
          </table:table-cell>
          <table:table-cell office:value-type="percentage" office:value="0.9781561913449226" table:style-name="ce49">
            <text:p>97,8%</text:p>
          </table:table-cell>
          <table:table-cell office:value-type="float" office:value="286531" table:style-name="ce48">
            <text:p>286.531</text:p>
          </table:table-cell>
          <table:table-cell office:value-type="percentage" office:value="0.92011740262742969" table:style-name="ce49">
            <text:p>92,0%</text:p>
          </table:table-cell>
          <table:table-cell office:value-type="float" office:value="287009" table:style-name="ce48">
            <text:p>287.009</text:p>
          </table:table-cell>
          <table:table-cell office:value-type="percentage" office:value="0.86793314402702304" table:style-name="ce49">
            <text:p>86,8%</text:p>
          </table:table-cell>
          <table:table-cell office:value-type="float" office:value="206757" table:style-name="ce48">
            <text:p>206.757</text:p>
          </table:table-cell>
          <table:table-cell office:value-type="percentage" office:value="0.80215789657460101" table:style-name="ce49">
            <text:p>80,2%</text:p>
          </table:table-cell>
          <table:table-cell office:value-type="float" office:value="174381" table:style-name="ce48">
            <text:p>174.381</text:p>
          </table:table-cell>
          <table:table-cell office:value-type="percentage" office:value="0.79628936216848101" table:style-name="ce49">
            <text:p>79,6%</text:p>
          </table:table-cell>
          <table:table-cell office:value-type="float" office:value="167064" table:style-name="ce48">
            <text:p>167.064</text:p>
          </table:table-cell>
          <table:table-cell office:value-type="percentage" office:value="0.93953300040491294" table:style-name="ce49">
            <text:p>94,0%</text:p>
          </table:table-cell>
          <table:table-cell office:value-type="float" office:value="1640070" table:style-name="ce48">
            <text:p>1.640.070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0308146878830364" table:style-name="ce49">
            <text:p>90,3%</text:p>
          </table:table-cell>
          <table:table-cell office:value-type="percentage" office:value="0.80055900063260987" table:style-name="ce49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724" table:style-name="ce48">
            <text:p>455.724</text:p>
          </table:table-cell>
          <table:table-cell office:value-type="percentage" office:value="1" table:style-name="ce49">
            <text:p>100,0%</text:p>
          </table:table-cell>
          <table:table-cell office:value-type="float" office:value="618531" table:style-name="ce48">
            <text:p>618.531</text:p>
          </table:table-cell>
          <table:table-cell office:value-type="percentage" office:value="0.97293687945939822" table:style-name="ce49">
            <text:p>97,3%</text:p>
          </table:table-cell>
          <table:table-cell office:value-type="float" office:value="802272" table:style-name="ce48">
            <text:p>802.272</text:p>
          </table:table-cell>
          <table:table-cell office:value-type="percentage" office:value="0.94109918778534263" table:style-name="ce49">
            <text:p>94,1%</text:p>
          </table:table-cell>
          <table:table-cell office:value-type="float" office:value="1039793" table:style-name="ce48">
            <text:p>1.039.793</text:p>
          </table:table-cell>
          <table:table-cell office:value-type="percentage" office:value="0.94750505968192122" table:style-name="ce49">
            <text:p>94,8%</text:p>
          </table:table-cell>
          <table:table-cell office:value-type="float" office:value="1156006" table:style-name="ce48">
            <text:p>1.156.006</text:p>
          </table:table-cell>
          <table:table-cell office:value-type="percentage" office:value="0.90629463830721346" table:style-name="ce49">
            <text:p>90,6%</text:p>
          </table:table-cell>
          <table:table-cell office:value-type="float" office:value="819001" table:style-name="ce48">
            <text:p>819.001</text:p>
          </table:table-cell>
          <table:table-cell office:value-type="percentage" office:value="0.84727630484529726" table:style-name="ce49">
            <text:p>84,7%</text:p>
          </table:table-cell>
          <table:table-cell office:value-type="float" office:value="683813" table:style-name="ce48">
            <text:p>683.813</text:p>
          </table:table-cell>
          <table:table-cell office:value-type="percentage" office:value="0.82481614476345788" table:style-name="ce49">
            <text:p>82,5%</text:p>
          </table:table-cell>
          <table:table-cell office:value-type="float" office:value="610275" table:style-name="ce48">
            <text:p>610.275</text:p>
          </table:table-cell>
          <table:table-cell office:value-type="percentage" office:value="0.90900898619673709" table:style-name="ce49">
            <text:p>90,9%</text:p>
          </table:table-cell>
          <table:table-cell office:value-type="float" office:value="6185415" table:style-name="ce48">
            <text:p>6.185.415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197838999506664" table:style-name="ce49">
            <text:p>91,2%</text:p>
          </table:table-cell>
          <table:table-cell office:value-type="percentage" office:value="0.80631091165941204" table:style-name="ce49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480" table:style-name="ce48">
            <text:p>295.480</text:p>
          </table:table-cell>
          <table:table-cell office:value-type="percentage" office:value="1" table:style-name="ce49">
            <text:p>100,0%</text:p>
          </table:table-cell>
          <table:table-cell office:value-type="float" office:value="435631" table:style-name="ce48">
            <text:p>435.631</text:p>
          </table:table-cell>
          <table:table-cell office:value-type="percentage" office:value="0.99057474714400062" table:style-name="ce49">
            <text:p>99,1%</text:p>
          </table:table-cell>
          <table:table-cell office:value-type="float" office:value="579583" table:style-name="ce48">
            <text:p>579.583</text:p>
          </table:table-cell>
          <table:table-cell office:value-type="percentage" office:value="0.97059818468030945" table:style-name="ce49">
            <text:p>97,1%</text:p>
          </table:table-cell>
          <table:table-cell office:value-type="float" office:value="733517" table:style-name="ce48">
            <text:p>733.517</text:p>
          </table:table-cell>
          <table:table-cell office:value-type="percentage" office:value="0.96224694869184668" table:style-name="ce49">
            <text:p>96,2%</text:p>
          </table:table-cell>
          <table:table-cell office:value-type="float" office:value="769627" table:style-name="ce48">
            <text:p>769.627</text:p>
          </table:table-cell>
          <table:table-cell office:value-type="percentage" office:value="0.91543469133115185" table:style-name="ce49">
            <text:p>91,5%</text:p>
          </table:table-cell>
          <table:table-cell office:value-type="float" office:value="530054" table:style-name="ce48">
            <text:p>530.054</text:p>
          </table:table-cell>
          <table:table-cell office:value-type="percentage" office:value="0.86339121808832076" table:style-name="ce49">
            <text:p>86,3%</text:p>
          </table:table-cell>
          <table:table-cell office:value-type="float" office:value="446786" table:style-name="ce48">
            <text:p>446.786</text:p>
          </table:table-cell>
          <table:table-cell office:value-type="percentage" office:value="0.87131342718902904" table:style-name="ce49">
            <text:p>87,1%</text:p>
          </table:table-cell>
          <table:table-cell office:value-type="float" office:value="428465" table:style-name="ce48">
            <text:p>428.465</text:p>
          </table:table-cell>
          <table:table-cell office:value-type="percentage" office:value="0.99005474051976916" table:style-name="ce49">
            <text:p>99,0%</text:p>
          </table:table-cell>
          <table:table-cell office:value-type="float" office:value="4219143" table:style-name="ce48">
            <text:p>4.219.143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925168732327013" table:style-name="ce49">
            <text:p>93,9%</text:p>
          </table:table-cell>
          <table:table-cell office:value-type="percentage" office:value="0.83596302390804922" table:style-name="ce49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85" table:style-name="ce48">
            <text:p>77.685</text:p>
          </table:table-cell>
          <table:table-cell office:value-type="percentage" office:value="1" table:style-name="ce49">
            <text:p>100,0%</text:p>
          </table:table-cell>
          <table:table-cell office:value-type="float" office:value="95770" table:style-name="ce48">
            <text:p>95.770</text:p>
          </table:table-cell>
          <table:table-cell office:value-type="percentage" office:value="1" table:style-name="ce49">
            <text:p>100,0%</text:p>
          </table:table-cell>
          <table:table-cell office:value-type="float" office:value="132879" table:style-name="ce48">
            <text:p>132.879</text:p>
          </table:table-cell>
          <table:table-cell office:value-type="percentage" office:value="1.0167884608026936" table:style-name="ce49">
            <text:p>101,7%</text:p>
          </table:table-cell>
          <table:table-cell office:value-type="float" office:value="161582" table:style-name="ce48">
            <text:p>161.582</text:p>
          </table:table-cell>
          <table:table-cell office:value-type="percentage" office:value="0.96206676867933294" table:style-name="ce49">
            <text:p>96,2%</text:p>
          </table:table-cell>
          <table:table-cell office:value-type="float" office:value="146212" table:style-name="ce48">
            <text:p>146.212</text:p>
          </table:table-cell>
          <table:table-cell office:value-type="percentage" office:value="0.928118017469023" table:style-name="ce49">
            <text:p>92,8%</text:p>
          </table:table-cell>
          <table:table-cell office:value-type="float" office:value="113326" table:style-name="ce48">
            <text:p>113.326</text:p>
          </table:table-cell>
          <table:table-cell office:value-type="percentage" office:value="0.87279924831718547" table:style-name="ce49">
            <text:p>87,3%</text:p>
          </table:table-cell>
          <table:table-cell office:value-type="float" office:value="93535" table:style-name="ce48">
            <text:p>93.535</text:p>
          </table:table-cell>
          <table:table-cell office:value-type="percentage" office:value="0.83137788206851193" table:style-name="ce49">
            <text:p>83,1%</text:p>
          </table:table-cell>
          <table:table-cell office:value-type="float" office:value="86420" table:style-name="ce48">
            <text:p>86.420</text:p>
          </table:table-cell>
          <table:table-cell office:value-type="percentage" office:value="1.008295511556546" table:style-name="ce49">
            <text:p>100,8%</text:p>
          </table:table-cell>
          <table:table-cell office:value-type="float" office:value="907409" table:style-name="ce48">
            <text:p>907.409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527797955552751" table:style-name="ce49">
            <text:p>95,5%</text:p>
          </table:table-cell>
          <table:table-cell office:value-type="percentage" office:value="0.85766527189534203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751" table:style-name="ce48">
            <text:p>241.751</text:p>
          </table:table-cell>
          <table:table-cell office:value-type="percentage" office:value="1" table:style-name="ce49">
            <text:p>100,0%</text:p>
          </table:table-cell>
          <table:table-cell office:value-type="float" office:value="291531" table:style-name="ce48">
            <text:p>291.531</text:p>
          </table:table-cell>
          <table:table-cell office:value-type="percentage" office:value="0.99843144776001835" table:style-name="ce49">
            <text:p>99,8%</text:p>
          </table:table-cell>
          <table:table-cell office:value-type="float" office:value="348153" table:style-name="ce48">
            <text:p>348.153</text:p>
          </table:table-cell>
          <table:table-cell office:value-type="percentage" office:value="0.98469026999202414" table:style-name="ce49">
            <text:p>98,5%</text:p>
          </table:table-cell>
          <table:table-cell office:value-type="float" office:value="393002" table:style-name="ce48">
            <text:p>393.002</text:p>
          </table:table-cell>
          <table:table-cell office:value-type="percentage" office:value="0.96041544477028351" table:style-name="ce49">
            <text:p>96,0%</text:p>
          </table:table-cell>
          <table:table-cell office:value-type="float" office:value="411371" table:style-name="ce48">
            <text:p>411.371</text:p>
          </table:table-cell>
          <table:table-cell office:value-type="percentage" office:value="0.92894451005674772" table:style-name="ce49">
            <text:p>92,9%</text:p>
          </table:table-cell>
          <table:table-cell office:value-type="float" office:value="267391" table:style-name="ce48">
            <text:p>267.391</text:p>
          </table:table-cell>
          <table:table-cell office:value-type="percentage" office:value="0.86647029468758707" table:style-name="ce49">
            <text:p>86,6%</text:p>
          </table:table-cell>
          <table:table-cell office:value-type="float" office:value="202497" table:style-name="ce48">
            <text:p>202.497</text:p>
          </table:table-cell>
          <table:table-cell office:value-type="percentage" office:value="0.87903820942690203" table:style-name="ce49">
            <text:p>87,9%</text:p>
          </table:table-cell>
          <table:table-cell office:value-type="float" office:value="192548" table:style-name="ce48">
            <text:p>192.548</text:p>
          </table:table-cell>
          <table:table-cell office:value-type="percentage" office:value="1.0502007155947291" table:style-name="ce49">
            <text:p>105,0%</text:p>
          </table:table-cell>
          <table:table-cell office:value-type="float" office:value="2348244" table:style-name="ce48">
            <text:p>2.348.244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607596838437103" table:style-name="ce49">
            <text:p>95,6%</text:p>
          </table:table-cell>
          <table:table-cell office:value-type="percentage" office:value="0.8707274639249265" table:style-name="ce49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5114" table:style-name="ce48">
            <text:p>25.114</text:p>
          </table:table-cell>
          <table:table-cell office:value-type="percentage" office:value="1" table:style-name="ce49">
            <text:p>100,0%</text:p>
          </table:table-cell>
          <table:table-cell office:value-type="float" office:value="30715" table:style-name="ce48">
            <text:p>30.715</text:p>
          </table:table-cell>
          <table:table-cell office:value-type="percentage" office:value="1" table:style-name="ce49">
            <text:p>100,0%</text:p>
          </table:table-cell>
          <table:table-cell office:value-type="float" office:value="39706" table:style-name="ce48">
            <text:p>39.706</text:p>
          </table:table-cell>
          <table:table-cell office:value-type="percentage" office:value="1.0282798984824157" table:style-name="ce49">
            <text:p>102,8%</text:p>
          </table:table-cell>
          <table:table-cell office:value-type="float" office:value="46300" table:style-name="ce48">
            <text:p>46.300</text:p>
          </table:table-cell>
          <table:table-cell office:value-type="percentage" office:value="0.97473684210526312" table:style-name="ce49">
            <text:p>97,5%</text:p>
          </table:table-cell>
          <table:table-cell office:value-type="float" office:value="48629" table:style-name="ce48">
            <text:p>48.629</text:p>
          </table:table-cell>
          <table:table-cell office:value-type="percentage" office:value="0.94016317376846337" table:style-name="ce49">
            <text:p>94,0%</text:p>
          </table:table-cell>
          <table:table-cell office:value-type="float" office:value="32437" table:style-name="ce48">
            <text:p>32.437</text:p>
          </table:table-cell>
          <table:table-cell office:value-type="percentage" office:value="0.87582352305864564" table:style-name="ce49">
            <text:p>87,6%</text:p>
          </table:table-cell>
          <table:table-cell office:value-type="float" office:value="25489" table:style-name="ce48">
            <text:p>25.489</text:p>
          </table:table-cell>
          <table:table-cell office:value-type="percentage" office:value="0.84495789962209111" table:style-name="ce49">
            <text:p>84,5%</text:p>
          </table:table-cell>
          <table:table-cell office:value-type="float" office:value="25595" table:style-name="ce48">
            <text:p>25.595</text:p>
          </table:table-cell>
          <table:table-cell office:value-type="percentage" office:value="0.98499134115836062" table:style-name="ce49">
            <text:p>98,5%</text:p>
          </table:table-cell>
          <table:table-cell office:value-type="float" office:value="273985" table:style-name="ce48">
            <text:p>273.985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7337634423882424" table:style-name="ce49">
            <text:p>97,3%</text:p>
          </table:table-cell>
          <table:table-cell office:value-type="percentage" office:value="0.86655849906381255" table:style-name="ce49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1953" table:style-name="ce48">
            <text:p>371.953</text:p>
          </table:table-cell>
          <table:table-cell office:value-type="percentage" office:value="1" table:style-name="ce49">
            <text:p>100,0%</text:p>
          </table:table-cell>
          <table:table-cell office:value-type="float" office:value="511108" table:style-name="ce48">
            <text:p>511.108</text:p>
          </table:table-cell>
          <table:table-cell office:value-type="percentage" office:value="0.9697523954084053" table:style-name="ce49">
            <text:p>97,0%</text:p>
          </table:table-cell>
          <table:table-cell office:value-type="float" office:value="690896" table:style-name="ce48">
            <text:p>690.896</text:p>
          </table:table-cell>
          <table:table-cell office:value-type="percentage" office:value="0.95896776772553016" table:style-name="ce49">
            <text:p>95,9%</text:p>
          </table:table-cell>
          <table:table-cell office:value-type="float" office:value="961030" table:style-name="ce48">
            <text:p>961.030</text:p>
          </table:table-cell>
          <table:table-cell office:value-type="percentage" office:value="0.9709737420927721" table:style-name="ce49">
            <text:p>97,1%</text:p>
          </table:table-cell>
          <table:table-cell office:value-type="float" office:value="1052074" table:style-name="ce48">
            <text:p>1.052.074</text:p>
          </table:table-cell>
          <table:table-cell office:value-type="percentage" office:value="0.91007263633477586" table:style-name="ce49">
            <text:p>91,0%</text:p>
          </table:table-cell>
          <table:table-cell office:value-type="float" office:value="772469" table:style-name="ce48">
            <text:p>772.469</text:p>
          </table:table-cell>
          <table:table-cell office:value-type="percentage" office:value="0.85749474936837011" table:style-name="ce49">
            <text:p>85,7%</text:p>
          </table:table-cell>
          <table:table-cell office:value-type="float" office:value="628110" table:style-name="ce48">
            <text:p>628.110</text:p>
          </table:table-cell>
          <table:table-cell office:value-type="percentage" office:value="0.85392430498248262" table:style-name="ce49">
            <text:p>85,4%</text:p>
          </table:table-cell>
          <table:table-cell office:value-type="float" office:value="534011" table:style-name="ce48">
            <text:p>534.011</text:p>
          </table:table-cell>
          <table:table-cell office:value-type="percentage" office:value="0.93564670427865582" table:style-name="ce49">
            <text:p>93,6%</text:p>
          </table:table-cell>
          <table:table-cell office:value-type="float" office:value="5521651" table:style-name="ce48">
            <text:p>5.521.651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475901487679935" table:style-name="ce49">
            <text:p>92,5%</text:p>
          </table:table-cell>
          <table:table-cell office:value-type="percentage" office:value="0.81731669308336452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5950" table:style-name="ce48">
            <text:p>75.950</text:p>
          </table:table-cell>
          <table:table-cell office:value-type="percentage" office:value="1" table:style-name="ce49">
            <text:p>100,0%</text:p>
          </table:table-cell>
          <table:table-cell office:value-type="float" office:value="108304" table:style-name="ce48">
            <text:p>108.304</text:p>
          </table:table-cell>
          <table:table-cell office:value-type="percentage" office:value="1" table:style-name="ce49">
            <text:p>100,0%</text:p>
          </table:table-cell>
          <table:table-cell office:value-type="float" office:value="153971" table:style-name="ce48">
            <text:p>153.971</text:p>
          </table:table-cell>
          <table:table-cell office:value-type="percentage" office:value="1.0028005549006453" table:style-name="ce49">
            <text:p>100,3%</text:p>
          </table:table-cell>
          <table:table-cell office:value-type="float" office:value="211901" table:style-name="ce48">
            <text:p>211.901</text:p>
          </table:table-cell>
          <table:table-cell office:value-type="percentage" office:value="0.9715638941234187" table:style-name="ce49">
            <text:p>97,2%</text:p>
          </table:table-cell>
          <table:table-cell office:value-type="float" office:value="235746" table:style-name="ce48">
            <text:p>235.746</text:p>
          </table:table-cell>
          <table:table-cell office:value-type="percentage" office:value="0.93376586339654921" table:style-name="ce49">
            <text:p>93,4%</text:p>
          </table:table-cell>
          <table:table-cell office:value-type="float" office:value="171730" table:style-name="ce48">
            <text:p>171.730</text:p>
          </table:table-cell>
          <table:table-cell office:value-type="percentage" office:value="0.86264404191406208" table:style-name="ce49">
            <text:p>86,3%</text:p>
          </table:table-cell>
          <table:table-cell office:value-type="float" office:value="145417" table:style-name="ce48">
            <text:p>145.417</text:p>
          </table:table-cell>
          <table:table-cell office:value-type="percentage" office:value="0.83602297357119448" table:style-name="ce49">
            <text:p>83,6%</text:p>
          </table:table-cell>
          <table:table-cell office:value-type="float" office:value="133300" table:style-name="ce48">
            <text:p>133.300</text:p>
          </table:table-cell>
          <table:table-cell office:value-type="percentage" office:value="0.92175139680256679" table:style-name="ce49">
            <text:p>92,2%</text:p>
          </table:table-cell>
          <table:table-cell office:value-type="float" office:value="1236319" table:style-name="ce48">
            <text:p>1.236.319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830135381075186" table:style-name="ce49">
            <text:p>93,8%</text:p>
          </table:table-cell>
          <table:table-cell office:value-type="percentage" office:value="0.81708982232220984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316" table:style-name="ce48">
            <text:p>42.316</text:p>
          </table:table-cell>
          <table:table-cell office:value-type="percentage" office:value="1" table:style-name="ce49">
            <text:p>100,0%</text:p>
          </table:table-cell>
          <table:table-cell office:value-type="float" office:value="55901" table:style-name="ce48">
            <text:p>55.901</text:p>
          </table:table-cell>
          <table:table-cell office:value-type="percentage" office:value="0.98695268361581923" table:style-name="ce49">
            <text:p>98,7%</text:p>
          </table:table-cell>
          <table:table-cell office:value-type="float" office:value="72595" table:style-name="ce48">
            <text:p>72.595</text:p>
          </table:table-cell>
          <table:table-cell office:value-type="percentage" office:value="0.95936302365534554" table:style-name="ce49">
            <text:p>95,9%</text:p>
          </table:table-cell>
          <table:table-cell office:value-type="float" office:value="92552" table:style-name="ce48">
            <text:p>92.552</text:p>
          </table:table-cell>
          <table:table-cell office:value-type="percentage" office:value="0.94732747855636756" table:style-name="ce49">
            <text:p>94,7%</text:p>
          </table:table-cell>
          <table:table-cell office:value-type="float" office:value="96387" table:style-name="ce48">
            <text:p>96.387</text:p>
          </table:table-cell>
          <table:table-cell office:value-type="percentage" office:value="0.91169376578417183" table:style-name="ce49">
            <text:p>91,2%</text:p>
          </table:table-cell>
          <table:table-cell office:value-type="float" office:value="65639" table:style-name="ce48">
            <text:p>65.639</text:p>
          </table:table-cell>
          <table:table-cell office:value-type="percentage" office:value="0.85546533905042421" table:style-name="ce49">
            <text:p>85,5%</text:p>
          </table:table-cell>
          <table:table-cell office:value-type="float" office:value="59286" table:style-name="ce48">
            <text:p>59.286</text:p>
          </table:table-cell>
          <table:table-cell office:value-type="percentage" office:value="0.86169006714921081" table:style-name="ce49">
            <text:p>86,2%</text:p>
          </table:table-cell>
          <table:table-cell office:value-type="float" office:value="55971" table:style-name="ce48">
            <text:p>55.971</text:p>
          </table:table-cell>
          <table:table-cell office:value-type="percentage" office:value="0.97305331965716868" table:style-name="ce49">
            <text:p>97,3%</text:p>
          </table:table-cell>
          <table:table-cell office:value-type="float" office:value="540647" table:style-name="ce48">
            <text:p>540.647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187043886833953" table:style-name="ce49">
            <text:p>93,2%</text:p>
          </table:table-cell>
          <table:table-cell office:value-type="percentage" office:value="0.82208425707134758" table:style-name="ce49">
            <text:p>82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3191" table:style-name="ce48">
            <text:p>163.191</text:p>
          </table:table-cell>
          <table:table-cell office:value-type="percentage" office:value="1.0229743113975152" table:style-name="ce49">
            <text:p>102,3%</text:p>
          </table:table-cell>
          <table:table-cell office:value-type="float" office:value="213820" table:style-name="ce48">
            <text:p>213.820</text:p>
          </table:table-cell>
          <table:table-cell office:value-type="percentage" office:value="0.98823290165737687" table:style-name="ce49">
            <text:p>98,8%</text:p>
          </table:table-cell>
          <table:table-cell office:value-type="float" office:value="277092" table:style-name="ce48">
            <text:p>277.092</text:p>
          </table:table-cell>
          <table:table-cell office:value-type="percentage" office:value="0.97511639446374088" table:style-name="ce49">
            <text:p>97,5%</text:p>
          </table:table-cell>
          <table:table-cell office:value-type="float" office:value="326074" table:style-name="ce48">
            <text:p>326.074</text:p>
          </table:table-cell>
          <table:table-cell office:value-type="percentage" office:value="0.96623966195213162" table:style-name="ce49">
            <text:p>96,6%</text:p>
          </table:table-cell>
          <table:table-cell office:value-type="float" office:value="324452" table:style-name="ce48">
            <text:p>324.452</text:p>
          </table:table-cell>
          <table:table-cell office:value-type="percentage" office:value="0.93216190125953846" table:style-name="ce49">
            <text:p>93,2%</text:p>
          </table:table-cell>
          <table:table-cell office:value-type="float" office:value="209424" table:style-name="ce48">
            <text:p>209.424</text:p>
          </table:table-cell>
          <table:table-cell office:value-type="percentage" office:value="0.88128432259557721" table:style-name="ce49">
            <text:p>88,1%</text:p>
          </table:table-cell>
          <table:table-cell office:value-type="float" office:value="173117" table:style-name="ce48">
            <text:p>173.117</text:p>
          </table:table-cell>
          <table:table-cell office:value-type="percentage" office:value="0.86899580854855307" table:style-name="ce49">
            <text:p>86,9%</text:p>
          </table:table-cell>
          <table:table-cell office:value-type="float" office:value="166380" table:style-name="ce48">
            <text:p>166.380</text:p>
          </table:table-cell>
          <table:table-cell office:value-type="percentage" office:value="0.96275250698715986" table:style-name="ce49">
            <text:p>96,3%</text:p>
          </table:table-cell>
          <table:table-cell office:value-type="float" office:value="1853550" table:style-name="ce48">
            <text:p>1.853.550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4798473650213044" table:style-name="ce49">
            <text:p>94,8%</text:p>
          </table:table-cell>
          <table:table-cell office:value-type="percentage" office:value="0.84795425974011718" table:style-name="ce49">
            <text:p>84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92" table:style-name="ce48">
            <text:p>2.392</text:p>
          </table:table-cell>
          <table:table-cell office:value-type="percentage" office:value="0.8431441663729291" table:style-name="ce49">
            <text:p>84,3%</text:p>
          </table:table-cell>
          <table:table-cell office:value-type="float" office:value="3899" table:style-name="ce48">
            <text:p>3.899</text:p>
          </table:table-cell>
          <table:table-cell office:value-type="percentage" office:value="0.88533151680290645" table:style-name="ce49">
            <text:p>88,5%</text:p>
          </table:table-cell>
          <table:table-cell office:value-type="float" office:value="7636" table:style-name="ce48">
            <text:p>7.636</text:p>
          </table:table-cell>
          <table:table-cell office:value-type="percentage" office:value="0.91679673430183695" table:style-name="ce49">
            <text:p>91,7%</text:p>
          </table:table-cell>
          <table:table-cell office:value-type="float" office:value="10594" table:style-name="ce48">
            <text:p>10.594</text:p>
          </table:table-cell>
          <table:table-cell office:value-type="percentage" office:value="0.91667387730379857" table:style-name="ce49">
            <text:p>91,7%</text:p>
          </table:table-cell>
          <table:table-cell office:value-type="float" office:value="11161" table:style-name="ce48">
            <text:p>11.161</text:p>
          </table:table-cell>
          <table:table-cell office:value-type="percentage" office:value="0.90321275390466937" table:style-name="ce49">
            <text:p>90,3%</text:p>
          </table:table-cell>
          <table:table-cell office:value-type="float" office:value="9297" table:style-name="ce48">
            <text:p>9.297</text:p>
          </table:table-cell>
          <table:table-cell office:value-type="percentage" office:value="0.81559785946135621" table:style-name="ce49">
            <text:p>81,6%</text:p>
          </table:table-cell>
          <table:table-cell office:value-type="float" office:value="9095" table:style-name="ce48">
            <text:p>9.095</text:p>
          </table:table-cell>
          <table:table-cell office:value-type="percentage" office:value="0.83709157846295446" table:style-name="ce49">
            <text:p>83,7%</text:p>
          </table:table-cell>
          <table:table-cell office:value-type="float" office:value="9013" table:style-name="ce48">
            <text:p>9.013</text:p>
          </table:table-cell>
          <table:table-cell office:value-type="percentage" office:value="0.97112380131451348" table:style-name="ce49">
            <text:p>97,1%</text:p>
          </table:table-cell>
          <table:table-cell office:value-type="float" office:value="63087" table:style-name="ce48">
            <text:p>63.087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881865153669628" table:style-name="ce49">
            <text:p>88,8%</text:p>
          </table:table-cell>
          <table:table-cell office:value-type="percentage" office:value="0.75537914436581777" table:style-name="ce49">
            <text:p>75,5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4" table:style-name="ce48">
            <text:p>2.054</text:p>
          </table:table-cell>
          <table:table-cell office:value-type="percentage" office:value="0.81800079649542012" table:style-name="ce49">
            <text:p>81,8%</text:p>
          </table:table-cell>
          <table:table-cell office:value-type="float" office:value="3367" table:style-name="ce48">
            <text:p>3.367</text:p>
          </table:table-cell>
          <table:table-cell office:value-type="percentage" office:value="0.88535366815671834" table:style-name="ce49">
            <text:p>88,5%</text:p>
          </table:table-cell>
          <table:table-cell office:value-type="float" office:value="7414" table:style-name="ce48">
            <text:p>7.414</text:p>
          </table:table-cell>
          <table:table-cell office:value-type="percentage" office:value="0.92617114303560277" table:style-name="ce49">
            <text:p>92,6%</text:p>
          </table:table-cell>
          <table:table-cell office:value-type="float" office:value="10066" table:style-name="ce48">
            <text:p>10.066</text:p>
          </table:table-cell>
          <table:table-cell office:value-type="percentage" office:value="0.93195074530136102" table:style-name="ce49">
            <text:p>93,2%</text:p>
          </table:table-cell>
          <table:table-cell office:value-type="float" office:value="10549" table:style-name="ce48">
            <text:p>10.549</text:p>
          </table:table-cell>
          <table:table-cell office:value-type="percentage" office:value="0.96576032225579056" table:style-name="ce49">
            <text:p>96,6%</text:p>
          </table:table-cell>
          <table:table-cell office:value-type="float" office:value="9109" table:style-name="ce48">
            <text:p>9.109</text:p>
          </table:table-cell>
          <table:table-cell office:value-type="percentage" office:value="0.83172023374726078" table:style-name="ce49">
            <text:p>83,2%</text:p>
          </table:table-cell>
          <table:table-cell office:value-type="float" office:value="9669" table:style-name="ce48">
            <text:p>9.669</text:p>
          </table:table-cell>
          <table:table-cell office:value-type="percentage" office:value="0.82704644598409027" table:style-name="ce49">
            <text:p>82,7%</text:p>
          </table:table-cell>
          <table:table-cell office:value-type="float" office:value="8810" table:style-name="ce48">
            <text:p>8.810</text:p>
          </table:table-cell>
          <table:table-cell office:value-type="percentage" office:value="0.91962421711899789" table:style-name="ce49">
            <text:p>92,0%</text:p>
          </table:table-cell>
          <table:table-cell office:value-type="float" office:value="61038" table:style-name="ce48">
            <text:p>61.038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9412005976620867" table:style-name="ce49">
            <text:p>89,4%</text:p>
          </table:table-cell>
          <table:table-cell office:value-type="percentage" office:value="0.72645259574873244" table:style-name="ce49">
            <text:p>72,6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3" table:style-name="ce48">
            <text:p>23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704" table:style-name="ce48">
            <text:p>3.704</text:p>
          </table:table-cell>
          <table:table-cell office:value-type="string" table:style-name="ce49">
            <text:p>-</text:p>
          </table:table-cell>
          <table:table-cell office:value-type="float" office:value="9869" table:style-name="ce48">
            <text:p>9.869</text:p>
          </table:table-cell>
          <table:table-cell office:value-type="string" table:style-name="ce49">
            <text:p>-</text:p>
          </table:table-cell>
          <table:table-cell office:value-type="float" office:value="22853" table:style-name="ce48">
            <text:p>22.853</text:p>
          </table:table-cell>
          <table:table-cell office:value-type="string" table:style-name="ce49">
            <text:p>-</text:p>
          </table:table-cell>
          <table:table-cell office:value-type="float" office:value="32620" table:style-name="ce48">
            <text:p>32.620</text:p>
          </table:table-cell>
          <table:table-cell office:value-type="string" table:style-name="ce49">
            <text:p>-</text:p>
          </table:table-cell>
          <table:table-cell office:value-type="float" office:value="24570" table:style-name="ce48">
            <text:p>24.570</text:p>
          </table:table-cell>
          <table:table-cell office:value-type="string" table:style-name="ce49">
            <text:p>-</text:p>
          </table:table-cell>
          <table:table-cell office:value-type="float" office:value="1325" table:style-name="ce48">
            <text:p>1.325</text:p>
          </table:table-cell>
          <table:table-cell office:value-type="string" table:style-name="ce49">
            <text:p>-</text:p>
          </table:table-cell>
          <table:table-cell office:value-type="float" office:value="94983" table:style-name="ce48">
            <text:p>94.983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1" table:style-name="ce51">
            <text:p>31</text:p>
          </table:table-cell>
          <table:table-cell office:value-type="string" table:style-name="ce52">
            <text:p>-</text:p>
          </table:table-cell>
          <table:table-cell office:value-type="float" office:value="49" table:style-name="ce51">
            <text:p>49</text:p>
          </table:table-cell>
          <table:table-cell office:value-type="string" table:style-name="ce52">
            <text:p>-</text:p>
          </table:table-cell>
          <table:table-cell office:value-type="float" office:value="313" table:style-name="ce51">
            <text:p>313</text:p>
          </table:table-cell>
          <table:table-cell office:value-type="string" table:style-name="ce52">
            <text:p>-</text:p>
          </table:table-cell>
          <table:table-cell office:value-type="float" office:value="927" table:style-name="ce51">
            <text:p>927</text:p>
          </table:table-cell>
          <table:table-cell office:value-type="string" table:style-name="ce52">
            <text:p>-</text:p>
          </table:table-cell>
          <table:table-cell office:value-type="float" office:value="1973" table:style-name="ce51">
            <text:p>1.973</text:p>
          </table:table-cell>
          <table:table-cell office:value-type="string" table:style-name="ce52">
            <text:p>-</text:p>
          </table:table-cell>
          <table:table-cell office:value-type="float" office:value="2446" table:style-name="ce51">
            <text:p>2.446</text:p>
          </table:table-cell>
          <table:table-cell office:value-type="string" table:style-name="ce52">
            <text:p>-</text:p>
          </table:table-cell>
          <table:table-cell office:value-type="float" office:value="2139" table:style-name="ce51">
            <text:p>2.139</text:p>
          </table:table-cell>
          <table:table-cell office:value-type="string" table:style-name="ce52">
            <text:p>-</text:p>
          </table:table-cell>
          <table:table-cell office:value-type="float" office:value="257" table:style-name="ce51">
            <text:p>257</text:p>
          </table:table-cell>
          <table:table-cell office:value-type="string" table:style-name="ce52">
            <text:p>-</text:p>
          </table:table-cell>
          <table:table-cell office:value-type="float" office:value="8135" table:style-name="ce51">
            <text:p>8.135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25510" table:style-name="ce55">
            <text:p>2.925.510</text:p>
          </table:table-cell>
          <table:table-cell office:value-type="percentage" office:value="1" table:style-name="ce56">
            <text:p>100,0%</text:p>
          </table:table-cell>
          <table:table-cell office:value-type="float" office:value="3952670" table:style-name="ce55">
            <text:p>3.952.670</text:p>
          </table:table-cell>
          <table:table-cell office:value-type="percentage" office:value="0.98895149129472393" table:style-name="ce56">
            <text:p>98,9%</text:p>
          </table:table-cell>
          <table:table-cell office:value-type="float" office:value="5317566" table:style-name="ce55">
            <text:p>5.317.566</text:p>
          </table:table-cell>
          <table:table-cell office:value-type="percentage" office:value="0.96548552379776531" table:style-name="ce56">
            <text:p>96,5%</text:p>
          </table:table-cell>
          <table:table-cell office:value-type="float" office:value="6769384" table:style-name="ce55">
            <text:p>6.769.384</text:p>
          </table:table-cell>
          <table:table-cell office:value-type="percentage" office:value="0.94946080586121684" table:style-name="ce56">
            <text:p>94,9%</text:p>
          </table:table-cell>
          <table:table-cell office:value-type="float" office:value="7096050" table:style-name="ce55">
            <text:p>7.096.050</text:p>
          </table:table-cell>
          <table:table-cell office:value-type="percentage" office:value="0.90779382070021419" table:style-name="ce56">
            <text:p>90,8%</text:p>
          </table:table-cell>
          <table:table-cell office:value-type="float" office:value="5059230" table:style-name="ce55">
            <text:p>5.059.230</text:p>
          </table:table-cell>
          <table:table-cell office:value-type="percentage" office:value="0.85143267777624443" table:style-name="ce56">
            <text:p>85,1%</text:p>
          </table:table-cell>
          <table:table-cell office:value-type="float" office:value="4165957" table:style-name="ce55">
            <text:p>4.165.957</text:p>
          </table:table-cell>
          <table:table-cell office:value-type="percentage" office:value="0.84594744146992495" table:style-name="ce56">
            <text:p>84,6%</text:p>
          </table:table-cell>
          <table:table-cell office:value-type="float" office:value="3807694" table:style-name="ce55">
            <text:p>3.807.694</text:p>
          </table:table-cell>
          <table:table-cell office:value-type="percentage" office:value="0.95575560208656607" table:style-name="ce56">
            <text:p>95,6%</text:p>
          </table:table-cell>
          <table:table-cell office:value-type="float" office:value="39094061" table:style-name="ce55">
            <text:p>39.094.061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672823083959655" table:style-name="ce56">
            <text:p>92,7%</text:p>
          </table:table-cell>
          <table:table-cell office:value-type="percentage" office:value="0.82479189248598961" table:style-name="ce56">
            <text:p>82,5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16374" table:default-cell-style-name="ce1"/>
        <table:table-row table:style-name="ro10">
          <table:table-cell table:number-columns-spanned="1" table:number-rows-spanned="2" table:style-name="ce69"/>
          <table:table-cell office:value-type="string" table:number-columns-spanned="2" table:number-rows-spanned="1" table:style-name="ce70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0">
            <text:p>50-59 años</text:p>
          </table:table-cell>
          <table:covered-table-cell/>
          <table:table-cell office:value-type="string" table:number-columns-spanned="2" table:number-rows-spanned="1" table:style-name="ce70">
            <text:p>40-49 años</text:p>
          </table:table-cell>
          <table:covered-table-cell/>
          <table:table-cell office:value-type="string" table:number-columns-spanned="2" table:number-rows-spanned="1" table:style-name="ce70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18-19 años con <text:s/>dosis de recuerdo</text:p>
          </table:table-cell>
          <table:table-cell office:value-type="string" table:style-name="ce59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0">
            <text:p>Andalucía</text:p>
          </table:table-cell>
          <table:table-cell office:value-type="float" office:value="998859" table:style-name="ce61">
            <text:p>998.859</text:p>
          </table:table-cell>
          <table:table-cell office:value-type="percentage" office:value="0.92154505598323089" table:style-name="ce62">
            <text:p>92,2%</text:p>
          </table:table-cell>
          <table:table-cell office:value-type="float" office:value="873482" table:style-name="ce61">
            <text:p>873.482</text:p>
          </table:table-cell>
          <table:table-cell office:value-type="percentage" office:value="0.93492629075468892" table:style-name="ce62">
            <text:p>93,5%</text:p>
          </table:table-cell>
          <table:table-cell office:value-type="float" office:value="889150" table:style-name="ce61">
            <text:p>889.150</text:p>
          </table:table-cell>
          <table:table-cell office:value-type="percentage" office:value="0.72664226955269595" table:style-name="ce62">
            <text:p>72,7%</text:p>
          </table:table-cell>
          <table:table-cell office:value-type="float" office:value="719862" table:style-name="ce61">
            <text:p>719.862</text:p>
          </table:table-cell>
          <table:table-cell office:value-type="percentage" office:value="0.56695886397467099" table:style-name="ce62">
            <text:p>56,7%</text:p>
          </table:table-cell>
          <table:table-cell office:value-type="float" office:value="400023" table:style-name="ce61">
            <text:p>400.023</text:p>
          </table:table-cell>
          <table:table-cell office:value-type="percentage" office:value="0.41896525720893013" table:style-name="ce62">
            <text:p>41,9%</text:p>
          </table:table-cell>
          <table:table-cell office:value-type="float" office:value="283622" table:style-name="ce61">
            <text:p>283.622</text:p>
          </table:table-cell>
          <table:table-cell office:value-type="percentage" office:value="0.35658813367748876" table:style-name="ce62">
            <text:p>35,7%</text:p>
          </table:table-cell>
          <table:table-cell office:value-type="float" office:value="32670" table:style-name="ce61">
            <text:p>32.670</text:p>
          </table:table-cell>
          <table:table-cell office:value-type="percentage" office:value="0.19493654269569732" table:style-name="ce46">
            <text:p>19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ragón</text:p>
          </table:table-cell>
          <table:table-cell office:value-type="float" office:value="201873" table:style-name="ce7">
            <text:p>201.873</text:p>
          </table:table-cell>
          <table:table-cell office:value-type="percentage" office:value="0.91846456227194551" table:style-name="ce49">
            <text:p>91,8%</text:p>
          </table:table-cell>
          <table:table-cell office:value-type="float" office:value="144685" table:style-name="ce7">
            <text:p>144.685</text:p>
          </table:table-cell>
          <table:table-cell office:value-type="percentage" office:value="0.93016901643876126" table:style-name="ce49">
            <text:p>93,0%</text:p>
          </table:table-cell>
          <table:table-cell office:value-type="float" office:value="139900" table:style-name="ce7">
            <text:p>139.900</text:p>
          </table:table-cell>
          <table:table-cell office:value-type="percentage" office:value="0.74224594390976328" table:style-name="ce49">
            <text:p>74,2%</text:p>
          </table:table-cell>
          <table:table-cell office:value-type="float" office:value="110063" table:style-name="ce7">
            <text:p>110.063</text:p>
          </table:table-cell>
          <table:table-cell office:value-type="percentage" office:value="0.57571858245063423" table:style-name="ce49">
            <text:p>57,6%</text:p>
          </table:table-cell>
          <table:table-cell office:value-type="float" office:value="55907" table:style-name="ce7">
            <text:p>55.907</text:p>
          </table:table-cell>
          <table:table-cell office:value-type="percentage" office:value="0.42956480314718626" table:style-name="ce49">
            <text:p>43,0%</text:p>
          </table:table-cell>
          <table:table-cell office:value-type="float" office:value="42056" table:style-name="ce7">
            <text:p>42.056</text:p>
          </table:table-cell>
          <table:table-cell office:value-type="percentage" office:value="0.38767364471852733" table:style-name="ce49">
            <text:p>38,8%</text:p>
          </table:table-cell>
          <table:table-cell office:value-type="float" office:value="9338" table:style-name="ce7">
            <text:p>9.338</text:p>
          </table:table-cell>
          <table:table-cell office:value-type="percentage" office:value="0.41327727373312678" table:style-name="ce49">
            <text:p>41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sturias<text:s/></text:p>
          </table:table-cell>
          <table:table-cell office:value-type="float" office:value="192074" table:style-name="ce7">
            <text:p>192.074</text:p>
          </table:table-cell>
          <table:table-cell office:value-type="percentage" office:value="0.94476252311808917" table:style-name="ce49">
            <text:p>94,5%</text:p>
          </table:table-cell>
          <table:table-cell office:value-type="float" office:value="142664" table:style-name="ce7">
            <text:p>142.664</text:p>
          </table:table-cell>
          <table:table-cell office:value-type="percentage" office:value="0.95373199184410207" table:style-name="ce49">
            <text:p>95,4%</text:p>
          </table:table-cell>
          <table:table-cell office:value-type="float" office:value="145086" table:style-name="ce7">
            <text:p>145.086</text:p>
          </table:table-cell>
          <table:table-cell office:value-type="percentage" office:value="0.93530253606838487" table:style-name="ce49">
            <text:p>93,5%</text:p>
          </table:table-cell>
          <table:table-cell office:value-type="float" office:value="127691" table:style-name="ce7">
            <text:p>127.691</text:p>
          </table:table-cell>
          <table:table-cell office:value-type="percentage" office:value="0.83701067149112462" table:style-name="ce49">
            <text:p>83,7%</text:p>
          </table:table-cell>
          <table:table-cell office:value-type="float" office:value="62540" table:style-name="ce7">
            <text:p>62.540</text:p>
          </table:table-cell>
          <table:table-cell office:value-type="percentage" office:value="0.67908138335414514" table:style-name="ce49">
            <text:p>67,9%</text:p>
          </table:table-cell>
          <table:table-cell office:value-type="float" office:value="44109" table:style-name="ce7">
            <text:p>44.109</text:p>
          </table:table-cell>
          <table:table-cell office:value-type="percentage" office:value="0.65197918822242584" table:style-name="ce49">
            <text:p>65,2%</text:p>
          </table:table-cell>
          <table:table-cell office:value-type="float" office:value="9920" table:style-name="ce7">
            <text:p>9.920</text:p>
          </table:table-cell>
          <table:table-cell office:value-type="percentage" office:value="0.6861253285378337" table:style-name="ce49">
            <text:p>68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Baleares</text:p>
          </table:table-cell>
          <table:table-cell office:value-type="float" office:value="120247" table:style-name="ce7">
            <text:p>120.247</text:p>
          </table:table-cell>
          <table:table-cell office:value-type="percentage" office:value="0.91585361209490079" table:style-name="ce49">
            <text:p>91,6%</text:p>
          </table:table-cell>
          <table:table-cell office:value-type="float" office:value="99081" table:style-name="ce7">
            <text:p>99.081</text:p>
          </table:table-cell>
          <table:table-cell office:value-type="percentage" office:value="0.88325592590281432" table:style-name="ce49">
            <text:p>88,3%</text:p>
          </table:table-cell>
          <table:table-cell office:value-type="float" office:value="109860" table:style-name="ce7">
            <text:p>109.860</text:p>
          </table:table-cell>
          <table:table-cell office:value-type="percentage" office:value="0.71757490251405953" table:style-name="ce49">
            <text:p>71,8%</text:p>
          </table:table-cell>
          <table:table-cell office:value-type="float" office:value="83911" table:style-name="ce7">
            <text:p>83.911</text:p>
          </table:table-cell>
          <table:table-cell office:value-type="percentage" office:value="0.48544155506059994" table:style-name="ce49">
            <text:p>48,5%</text:p>
          </table:table-cell>
          <table:table-cell office:value-type="float" office:value="38693" table:style-name="ce7">
            <text:p>38.693</text:p>
          </table:table-cell>
          <table:table-cell office:value-type="percentage" office:value="0.28970717061373624" table:style-name="ce49">
            <text:p>29,0%</text:p>
          </table:table-cell>
          <table:table-cell office:value-type="float" office:value="26199" table:style-name="ce7">
            <text:p>26.199</text:p>
          </table:table-cell>
          <table:table-cell office:value-type="percentage" office:value="0.25473018959649973" table:style-name="ce49">
            <text:p>25,5%</text:p>
          </table:table-cell>
          <table:table-cell office:value-type="float" office:value="3009" table:style-name="ce7">
            <text:p>3.009</text:p>
          </table:table-cell>
          <table:table-cell office:value-type="percentage" office:value="0.15127444572922427" table:style-name="ce49">
            <text:p>15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arias</text:p>
          </table:table-cell>
          <table:table-cell office:value-type="float" office:value="224408" table:style-name="ce7">
            <text:p>224.408</text:p>
          </table:table-cell>
          <table:table-cell office:value-type="percentage" office:value="0.91612676717574393" table:style-name="ce49">
            <text:p>91,6%</text:p>
          </table:table-cell>
          <table:table-cell office:value-type="float" office:value="199544" table:style-name="ce7">
            <text:p>199.544</text:p>
          </table:table-cell>
          <table:table-cell office:value-type="percentage" office:value="0.88436634387395574" table:style-name="ce49">
            <text:p>88,4%</text:p>
          </table:table-cell>
          <table:table-cell office:value-type="float" office:value="244776" table:style-name="ce7">
            <text:p>244.776</text:p>
          </table:table-cell>
          <table:table-cell office:value-type="percentage" office:value="0.75371815320946678" table:style-name="ce49">
            <text:p>75,4%</text:p>
          </table:table-cell>
          <table:table-cell office:value-type="float" office:value="190501" table:style-name="ce7">
            <text:p>190.501</text:p>
          </table:table-cell>
          <table:table-cell office:value-type="percentage" office:value="0.59066963911979831" table:style-name="ce49">
            <text:p>59,1%</text:p>
          </table:table-cell>
          <table:table-cell office:value-type="float" office:value="85428" table:style-name="ce7">
            <text:p>85.428</text:p>
          </table:table-cell>
          <table:table-cell office:value-type="percentage" office:value="0.36515026522421168" table:style-name="ce49">
            <text:p>36,5%</text:p>
          </table:table-cell>
          <table:table-cell office:value-type="float" office:value="50029" table:style-name="ce7">
            <text:p>50.029</text:p>
          </table:table-cell>
          <table:table-cell office:value-type="percentage" office:value="0.26059078147544312" table:style-name="ce49">
            <text:p>26,1%</text:p>
          </table:table-cell>
          <table:table-cell office:value-type="float" office:value="5272" table:style-name="ce7">
            <text:p>5.272</text:p>
          </table:table-cell>
          <table:table-cell office:value-type="percentage" office:value="0.12880842434459674" table:style-name="ce49">
            <text:p>12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tabria</text:p>
          </table:table-cell>
          <table:table-cell office:value-type="float" office:value="92335" table:style-name="ce7">
            <text:p>92.335</text:p>
          </table:table-cell>
          <table:table-cell office:value-type="percentage" office:value="0.9383924306635365" table:style-name="ce49">
            <text:p>93,8%</text:p>
          </table:table-cell>
          <table:table-cell office:value-type="float" office:value="75849" table:style-name="ce7">
            <text:p>75.849</text:p>
          </table:table-cell>
          <table:table-cell office:value-type="percentage" office:value="0.98275459963721168" table:style-name="ce49">
            <text:p>98,3%</text:p>
          </table:table-cell>
          <table:table-cell office:value-type="float" office:value="71822" table:style-name="ce7">
            <text:p>71.822</text:p>
          </table:table-cell>
          <table:table-cell office:value-type="percentage" office:value="0.84378340910959948" table:style-name="ce49">
            <text:p>84,4%</text:p>
          </table:table-cell>
          <table:table-cell office:value-type="float" office:value="61703" table:style-name="ce7">
            <text:p>61.703</text:p>
          </table:table-cell>
          <table:table-cell office:value-type="percentage" office:value="0.69080059560461704" table:style-name="ce49">
            <text:p>69,1%</text:p>
          </table:table-cell>
          <table:table-cell office:value-type="float" office:value="31085" table:style-name="ce7">
            <text:p>31.085</text:p>
          </table:table-cell>
          <table:table-cell office:value-type="percentage" office:value="0.54777260872629874" table:style-name="ce49">
            <text:p>54,8%</text:p>
          </table:table-cell>
          <table:table-cell office:value-type="float" office:value="19662" table:style-name="ce7">
            <text:p>19.662</text:p>
          </table:table-cell>
          <table:table-cell office:value-type="percentage" office:value="0.45323989765104539" table:style-name="ce49">
            <text:p>45,3%</text:p>
          </table:table-cell>
          <table:table-cell office:value-type="float" office:value="2614" table:style-name="ce7">
            <text:p>2.614</text:p>
          </table:table-cell>
          <table:table-cell office:value-type="percentage" office:value="0.26318968989126057" table:style-name="ce49">
            <text:p>26,3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y León<text:s/></text:p>
          </table:table-cell>
          <table:table-cell office:value-type="float" office:value="445846" table:style-name="ce7">
            <text:p>445.846</text:p>
          </table:table-cell>
          <table:table-cell office:value-type="percentage" office:value="0.93088019442489944" table:style-name="ce49">
            <text:p>93,1%</text:p>
          </table:table-cell>
          <table:table-cell office:value-type="float" office:value="296924" table:style-name="ce7">
            <text:p>296.924</text:p>
          </table:table-cell>
          <table:table-cell office:value-type="percentage" office:value="0.91670937505788785" table:style-name="ce49">
            <text:p>91,7%</text:p>
          </table:table-cell>
          <table:table-cell office:value-type="float" office:value="304241" table:style-name="ce7">
            <text:p>304.241</text:p>
          </table:table-cell>
          <table:table-cell office:value-type="percentage" office:value="0.85599453047627627" table:style-name="ce49">
            <text:p>85,6%</text:p>
          </table:table-cell>
          <table:table-cell office:value-type="float" office:value="229962" table:style-name="ce7">
            <text:p>229.962</text:p>
          </table:table-cell>
          <table:table-cell office:value-type="percentage" office:value="0.71000688511734034" table:style-name="ce49">
            <text:p>71,0%</text:p>
          </table:table-cell>
          <table:table-cell office:value-type="float" office:value="122782" table:style-name="ce7">
            <text:p>122.782</text:p>
          </table:table-cell>
          <table:table-cell office:value-type="percentage" office:value="0.56780691734608468" table:style-name="ce49">
            <text:p>56,8%</text:p>
          </table:table-cell>
          <table:table-cell office:value-type="float" office:value="92267" table:style-name="ce7">
            <text:p>92.267</text:p>
          </table:table-cell>
          <table:table-cell office:value-type="percentage" office:value="0.51740922473012763" table:style-name="ce49">
            <text:p>51,7%</text:p>
          </table:table-cell>
          <table:table-cell office:value-type="float" office:value="11222" table:style-name="ce7">
            <text:p>11.222</text:p>
          </table:table-cell>
          <table:table-cell office:value-type="percentage" office:value="0.30110008049369463" table:style-name="ce49">
            <text:p>30,1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- La Mancha</text:p>
          </table:table-cell>
          <table:table-cell office:value-type="float" office:value="274433" table:style-name="ce7">
            <text:p>274.433</text:p>
          </table:table-cell>
          <table:table-cell office:value-type="percentage" office:value="0.92939606679738962" table:style-name="ce49">
            <text:p>92,9%</text:p>
          </table:table-cell>
          <table:table-cell office:value-type="float" office:value="210206" table:style-name="ce7">
            <text:p>210.206</text:p>
          </table:table-cell>
          <table:table-cell office:value-type="percentage" office:value="0.94242917412025273" table:style-name="ce49">
            <text:p>94,2%</text:p>
          </table:table-cell>
          <table:table-cell office:value-type="float" office:value="229955" table:style-name="ce7">
            <text:p>229.955</text:p>
          </table:table-cell>
          <table:table-cell office:value-type="percentage" office:value="0.80254841535470856" table:style-name="ce49">
            <text:p>80,3%</text:p>
          </table:table-cell>
          <table:table-cell office:value-type="float" office:value="185552" table:style-name="ce7">
            <text:p>185.552</text:p>
          </table:table-cell>
          <table:table-cell office:value-type="percentage" office:value="0.64650237448999859" table:style-name="ce49">
            <text:p>64,7%</text:p>
          </table:table-cell>
          <table:table-cell office:value-type="float" office:value="98507" table:style-name="ce7">
            <text:p>98.507</text:p>
          </table:table-cell>
          <table:table-cell office:value-type="percentage" office:value="0.47643852445140916" table:style-name="ce49">
            <text:p>47,6%</text:p>
          </table:table-cell>
          <table:table-cell office:value-type="float" office:value="71212" table:style-name="ce7">
            <text:p>71.212</text:p>
          </table:table-cell>
          <table:table-cell office:value-type="percentage" office:value="0.40837017794369801" table:style-name="ce49">
            <text:p>40,8%</text:p>
          </table:table-cell>
          <table:table-cell office:value-type="float" office:value="9861" table:style-name="ce7">
            <text:p>9.861</text:p>
          </table:table-cell>
          <table:table-cell office:value-type="percentage" office:value="0.2679109951911321" table:style-name="ce49">
            <text:p>26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taluña</text:p>
          </table:table-cell>
          <table:table-cell office:value-type="float" office:value="977432" table:style-name="ce7">
            <text:p>977.432</text:p>
          </table:table-cell>
          <table:table-cell office:value-type="percentage" office:value="0.90986963058119352" table:style-name="ce49">
            <text:p>91,0%</text:p>
          </table:table-cell>
          <table:table-cell office:value-type="float" office:value="731646" table:style-name="ce7">
            <text:p>731.646</text:p>
          </table:table-cell>
          <table:table-cell office:value-type="percentage" office:value="0.91196751226516692" table:style-name="ce49">
            <text:p>91,2%</text:p>
          </table:table-cell>
          <table:table-cell office:value-type="float" office:value="783732" table:style-name="ce7">
            <text:p>783.732</text:p>
          </table:table-cell>
          <table:table-cell office:value-type="percentage" office:value="0.75373848448681613" table:style-name="ce49">
            <text:p>75,4%</text:p>
          </table:table-cell>
          <table:table-cell office:value-type="float" office:value="674060" table:style-name="ce7">
            <text:p>674.060</text:p>
          </table:table-cell>
          <table:table-cell office:value-type="percentage" office:value="0.58309385937443237" table:style-name="ce49">
            <text:p>58,3%</text:p>
          </table:table-cell>
          <table:table-cell office:value-type="float" office:value="344565" table:style-name="ce7">
            <text:p>344.565</text:p>
          </table:table-cell>
          <table:table-cell office:value-type="percentage" office:value="0.4207137720222564" table:style-name="ce49">
            <text:p>42,1%</text:p>
          </table:table-cell>
          <table:table-cell office:value-type="float" office:value="231139" table:style-name="ce7">
            <text:p>231.139</text:p>
          </table:table-cell>
          <table:table-cell office:value-type="percentage" office:value="0.33801492513304077" table:style-name="ce49">
            <text:p>33,8%</text:p>
          </table:table-cell>
          <table:table-cell office:value-type="float" office:value="28787" table:style-name="ce7">
            <text:p>28.787</text:p>
          </table:table-cell>
          <table:table-cell office:value-type="percentage" office:value="0.20286964672055477" table:style-name="ce49">
            <text:p>20,3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. Valenciana</text:p>
          </table:table-cell>
          <table:table-cell office:value-type="float" office:value="683349" table:style-name="ce7">
            <text:p>683.349</text:p>
          </table:table-cell>
          <table:table-cell office:value-type="percentage" office:value="0.93467202654590065" table:style-name="ce49">
            <text:p>93,5%</text:p>
          </table:table-cell>
          <table:table-cell office:value-type="float" office:value="555536" table:style-name="ce7">
            <text:p>555.536</text:p>
          </table:table-cell>
          <table:table-cell office:value-type="percentage" office:value="0.95850982516740479" table:style-name="ce49">
            <text:p>95,9%</text:p>
          </table:table-cell>
          <table:table-cell office:value-type="float" office:value="599583" table:style-name="ce7">
            <text:p>599.583</text:p>
          </table:table-cell>
          <table:table-cell office:value-type="percentage" office:value="0.81740845815434404" table:style-name="ce49">
            <text:p>81,7%</text:p>
          </table:table-cell>
          <table:table-cell office:value-type="float" office:value="518397" table:style-name="ce7">
            <text:p>518.397</text:p>
          </table:table-cell>
          <table:table-cell office:value-type="percentage" office:value="0.67356914453365069" table:style-name="ce49">
            <text:p>67,4%</text:p>
          </table:table-cell>
          <table:table-cell office:value-type="float" office:value="283681" table:style-name="ce7">
            <text:p>283.681</text:p>
          </table:table-cell>
          <table:table-cell office:value-type="percentage" office:value="0.53519264074981043" table:style-name="ce49">
            <text:p>53,5%</text:p>
          </table:table-cell>
          <table:table-cell office:value-type="float" office:value="217094" table:style-name="ce7">
            <text:p>217.094</text:p>
          </table:table-cell>
          <table:table-cell office:value-type="percentage" office:value="0.48590152780078161" table:style-name="ce49">
            <text:p>48,6%</text:p>
          </table:table-cell>
          <table:table-cell office:value-type="float" office:value="44490" table:style-name="ce7">
            <text:p>44.490</text:p>
          </table:table-cell>
          <table:table-cell office:value-type="percentage" office:value="0.46624468151998488" table:style-name="ce49">
            <text:p>46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Extremadura</text:p>
          </table:table-cell>
          <table:table-cell office:value-type="float" office:value="154897" table:style-name="ce7">
            <text:p>154.897</text:p>
          </table:table-cell>
          <table:table-cell office:value-type="percentage" office:value="0.8930097143351301" table:style-name="ce49">
            <text:p>89,3%</text:p>
          </table:table-cell>
          <table:table-cell office:value-type="float" office:value="127114" table:style-name="ce7">
            <text:p>127.114</text:p>
          </table:table-cell>
          <table:table-cell office:value-type="percentage" office:value="0.95661466446917875" table:style-name="ce49">
            <text:p>95,7%</text:p>
          </table:table-cell>
          <table:table-cell office:value-type="float" office:value="134017" table:style-name="ce7">
            <text:p>134.017</text:p>
          </table:table-cell>
          <table:table-cell office:value-type="percentage" office:value="0.82940550308821526" table:style-name="ce49">
            <text:p>82,9%</text:p>
          </table:table-cell>
          <table:table-cell office:value-type="float" office:value="103634" table:style-name="ce7">
            <text:p>103.634</text:p>
          </table:table-cell>
          <table:table-cell office:value-type="percentage" office:value="0.70879271195250737" table:style-name="ce49">
            <text:p>70,9%</text:p>
          </table:table-cell>
          <table:table-cell office:value-type="float" office:value="68714" table:style-name="ce7">
            <text:p>68.714</text:p>
          </table:table-cell>
          <table:table-cell office:value-type="percentage" office:value="0.60633923371512277" table:style-name="ce49">
            <text:p>60,6%</text:p>
          </table:table-cell>
          <table:table-cell office:value-type="float" office:value="46768" table:style-name="ce7">
            <text:p>46.768</text:p>
          </table:table-cell>
          <table:table-cell office:value-type="percentage" office:value="0.50000534559255894" table:style-name="ce49">
            <text:p>50,0%</text:p>
          </table:table-cell>
          <table:table-cell office:value-type="float" office:value="5228" table:style-name="ce7">
            <text:p>5.228</text:p>
          </table:table-cell>
          <table:table-cell office:value-type="percentage" office:value="0.27182446836167007" table:style-name="ce49">
            <text:p>27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Galicia</text:p>
          </table:table-cell>
          <table:table-cell office:value-type="float" office:value="507547" table:style-name="ce7">
            <text:p>507.547</text:p>
          </table:table-cell>
          <table:table-cell office:value-type="percentage" office:value="0.95174223018965576" table:style-name="ce49">
            <text:p>95,2%</text:p>
          </table:table-cell>
          <table:table-cell office:value-type="float" office:value="337728" table:style-name="ce7">
            <text:p>337.728</text:p>
          </table:table-cell>
          <table:table-cell office:value-type="percentage" office:value="0.97005626836477066" table:style-name="ce49">
            <text:p>97,0%</text:p>
          </table:table-cell>
          <table:table-cell office:value-type="float" office:value="376828" table:style-name="ce7">
            <text:p>376.828</text:p>
          </table:table-cell>
          <table:table-cell office:value-type="percentage" office:value="0.95884499315525107" table:style-name="ce49">
            <text:p>95,9%</text:p>
          </table:table-cell>
          <table:table-cell office:value-type="float" office:value="385323" table:style-name="ce7">
            <text:p>385.323</text:p>
          </table:table-cell>
          <table:table-cell office:value-type="percentage" office:value="0.93668002849009779" table:style-name="ce49">
            <text:p>93,7%</text:p>
          </table:table-cell>
          <table:table-cell office:value-type="float" office:value="196937" table:style-name="ce7">
            <text:p>196.937</text:p>
          </table:table-cell>
          <table:table-cell office:value-type="percentage" office:value="0.73651319603128007" table:style-name="ce49">
            <text:p>73,7%</text:p>
          </table:table-cell>
          <table:table-cell office:value-type="float" office:value="139044" table:style-name="ce7">
            <text:p>139.044</text:p>
          </table:table-cell>
          <table:table-cell office:value-type="percentage" office:value="0.68664720958829017" table:style-name="ce49">
            <text:p>68,7%</text:p>
          </table:table-cell>
          <table:table-cell office:value-type="float" office:value="19043" table:style-name="ce7">
            <text:p>19.043</text:p>
          </table:table-cell>
          <table:table-cell office:value-type="percentage" office:value="0.45656812678318826" table:style-name="ce49">
            <text:p>45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La Rioja</text:p>
          </table:table-cell>
          <table:table-cell office:value-type="float" office:value="45927" table:style-name="ce7">
            <text:p>45.927</text:p>
          </table:table-cell>
          <table:table-cell office:value-type="percentage" office:value="0.82263698078059788" table:style-name="ce49">
            <text:p>82,3%</text:p>
          </table:table-cell>
          <table:table-cell office:value-type="float" office:value="36704" table:style-name="ce7">
            <text:p>36.704</text:p>
          </table:table-cell>
          <table:table-cell office:value-type="percentage" office:value="0.92439429809096862" table:style-name="ce49">
            <text:p>92,4%</text:p>
          </table:table-cell>
          <table:table-cell office:value-type="float" office:value="36563" table:style-name="ce7">
            <text:p>36.563</text:p>
          </table:table-cell>
          <table:table-cell office:value-type="percentage" office:value="0.78969762419006484" table:style-name="ce49">
            <text:p>79,0%</text:p>
          </table:table-cell>
          <table:table-cell office:value-type="float" office:value="32242" table:style-name="ce7">
            <text:p>32.242</text:p>
          </table:table-cell>
          <table:table-cell office:value-type="percentage" office:value="0.66302000863682164" table:style-name="ce49">
            <text:p>66,3%</text:p>
          </table:table-cell>
          <table:table-cell office:value-type="float" office:value="16362" table:style-name="ce7">
            <text:p>16.362</text:p>
          </table:table-cell>
          <table:table-cell office:value-type="percentage" office:value="0.50442396029225889" table:style-name="ce49">
            <text:p>50,4%</text:p>
          </table:table-cell>
          <table:table-cell office:value-type="float" office:value="10661" table:style-name="ce7">
            <text:p>10.661</text:p>
          </table:table-cell>
          <table:table-cell office:value-type="percentage" office:value="0.41825885676174035" table:style-name="ce49">
            <text:p>41,8%</text:p>
          </table:table-cell>
          <table:table-cell office:value-type="float" office:value="1529" table:style-name="ce7">
            <text:p>1.529</text:p>
          </table:table-cell>
          <table:table-cell office:value-type="percentage" office:value="0.27524752475247527" table:style-name="ce49">
            <text:p>27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adrid</text:p>
          </table:table-cell>
          <table:table-cell office:value-type="float" office:value="831345" table:style-name="ce7">
            <text:p>831.345</text:p>
          </table:table-cell>
          <table:table-cell office:value-type="percentage" office:value="0.94143552936886576" table:style-name="ce49">
            <text:p>94,1%</text:p>
          </table:table-cell>
          <table:table-cell office:value-type="float" office:value="622564" table:style-name="ce7">
            <text:p>622.564</text:p>
          </table:table-cell>
          <table:table-cell office:value-type="percentage" office:value="0.90109654709247122" table:style-name="ce49">
            <text:p>90,1%</text:p>
          </table:table-cell>
          <table:table-cell office:value-type="float" office:value="704024" table:style-name="ce7">
            <text:p>704.024</text:p>
          </table:table-cell>
          <table:table-cell office:value-type="percentage" office:value="0.73257234425564244" table:style-name="ce49">
            <text:p>73,3%</text:p>
          </table:table-cell>
          <table:table-cell office:value-type="float" office:value="603104" table:style-name="ce7">
            <text:p>603.104</text:p>
          </table:table-cell>
          <table:table-cell office:value-type="percentage" office:value="0.57325245182373108" table:style-name="ce49">
            <text:p>57,3%</text:p>
          </table:table-cell>
          <table:table-cell office:value-type="float" office:value="341296" table:style-name="ce7">
            <text:p>341.296</text:p>
          </table:table-cell>
          <table:table-cell office:value-type="percentage" office:value="0.44182484992925281" table:style-name="ce49">
            <text:p>44,2%</text:p>
          </table:table-cell>
          <table:table-cell office:value-type="float" office:value="239863" table:style-name="ce7">
            <text:p>239.863</text:p>
          </table:table-cell>
          <table:table-cell office:value-type="percentage" office:value="0.38188056232188627" table:style-name="ce49">
            <text:p>38,2%</text:p>
          </table:table-cell>
          <table:table-cell office:value-type="float" office:value="25413" table:style-name="ce7">
            <text:p>25.413</text:p>
          </table:table-cell>
          <table:table-cell office:value-type="percentage" office:value="0.20719765839658869" table:style-name="ce49">
            <text:p>20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urcia<text:s/></text:p>
          </table:table-cell>
          <table:table-cell office:value-type="float" office:value="161393" table:style-name="ce7">
            <text:p>161.393</text:p>
          </table:table-cell>
          <table:table-cell office:value-type="percentage" office:value="0.87592670986789978" table:style-name="ce49">
            <text:p>87,6%</text:p>
          </table:table-cell>
          <table:table-cell office:value-type="float" office:value="133632" table:style-name="ce7">
            <text:p>133.632</text:p>
          </table:table-cell>
          <table:table-cell office:value-type="percentage" office:value="0.86790369615057383" table:style-name="ce49">
            <text:p>86,8%</text:p>
          </table:table-cell>
          <table:table-cell office:value-type="float" office:value="151971" table:style-name="ce7">
            <text:p>151.971</text:p>
          </table:table-cell>
          <table:table-cell office:value-type="percentage" office:value="0.71717924880014727" table:style-name="ce49">
            <text:p>71,7%</text:p>
          </table:table-cell>
          <table:table-cell office:value-type="float" office:value="130686" table:style-name="ce7">
            <text:p>130.686</text:p>
          </table:table-cell>
          <table:table-cell office:value-type="percentage" office:value="0.55435086915578635" table:style-name="ce49">
            <text:p>55,4%</text:p>
          </table:table-cell>
          <table:table-cell office:value-type="float" office:value="63151" table:style-name="ce7">
            <text:p>63.151</text:p>
          </table:table-cell>
          <table:table-cell office:value-type="percentage" office:value="0.36773423397193267" table:style-name="ce49">
            <text:p>36,8%</text:p>
          </table:table-cell>
          <table:table-cell office:value-type="float" office:value="46471" table:style-name="ce7">
            <text:p>46.471</text:p>
          </table:table-cell>
          <table:table-cell office:value-type="percentage" office:value="0.31957061416478127" table:style-name="ce49">
            <text:p>32,0%</text:p>
          </table:table-cell>
          <table:table-cell office:value-type="float" office:value="5239" table:style-name="ce7">
            <text:p>5.239</text:p>
          </table:table-cell>
          <table:table-cell office:value-type="percentage" office:value="0.1714108101033896" table:style-name="ce49">
            <text:p>17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Navarra</text:p>
          </table:table-cell>
          <table:table-cell office:value-type="float" office:value="93216" table:style-name="ce7">
            <text:p>93.216</text:p>
          </table:table-cell>
          <table:table-cell office:value-type="percentage" office:value="0.94908213445737499" table:style-name="ce49">
            <text:p>94,9%</text:p>
          </table:table-cell>
          <table:table-cell office:value-type="float" office:value="71395" table:style-name="ce7">
            <text:p>71.395</text:p>
          </table:table-cell>
          <table:table-cell office:value-type="percentage" office:value="0.98346993594600174" table:style-name="ce49">
            <text:p>98,3%</text:p>
          </table:table-cell>
          <table:table-cell office:value-type="float" office:value="74965" table:style-name="ce7">
            <text:p>74.965</text:p>
          </table:table-cell>
          <table:table-cell office:value-type="percentage" office:value="0.80997709395799122" table:style-name="ce49">
            <text:p>81,0%</text:p>
          </table:table-cell>
          <table:table-cell office:value-type="float" office:value="62140" table:style-name="ce7">
            <text:p>62.140</text:p>
          </table:table-cell>
          <table:table-cell office:value-type="percentage" office:value="0.644692749022171" table:style-name="ce49">
            <text:p>64,5%</text:p>
          </table:table-cell>
          <table:table-cell office:value-type="float" office:value="31102" table:style-name="ce7">
            <text:p>31.102</text:p>
          </table:table-cell>
          <table:table-cell office:value-type="percentage" office:value="0.47383415347582991" table:style-name="ce49">
            <text:p>47,4%</text:p>
          </table:table-cell>
          <table:table-cell office:value-type="float" office:value="23685" table:style-name="ce7">
            <text:p>23.685</text:p>
          </table:table-cell>
          <table:table-cell office:value-type="percentage" office:value="0.39950409877542759" table:style-name="ce49">
            <text:p>40,0%</text:p>
          </table:table-cell>
          <table:table-cell office:value-type="float" office:value="3184" table:style-name="ce7">
            <text:p>3.184</text:p>
          </table:table-cell>
          <table:table-cell office:value-type="percentage" office:value="0.23878806059697016" table:style-name="ce49">
            <text:p>23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País Vasco</text:p>
          </table:table-cell>
          <table:table-cell office:value-type="float" office:value="344123" table:style-name="ce7">
            <text:p>344.123</text:p>
          </table:table-cell>
          <table:table-cell office:value-type="percentage" office:value="0.91276647100482478" table:style-name="ce49">
            <text:p>91,3%</text:p>
          </table:table-cell>
          <table:table-cell office:value-type="float" office:value="253753" table:style-name="ce7">
            <text:p>253.753</text:p>
          </table:table-cell>
          <table:table-cell office:value-type="percentage" office:value="0.91577165706696695" table:style-name="ce49">
            <text:p>91,6%</text:p>
          </table:table-cell>
          <table:table-cell office:value-type="float" office:value="260348" table:style-name="ce7">
            <text:p>260.348</text:p>
          </table:table-cell>
          <table:table-cell office:value-type="percentage" office:value="0.79843225770837289" table:style-name="ce49">
            <text:p>79,8%</text:p>
          </table:table-cell>
          <table:table-cell office:value-type="float" office:value="188271" table:style-name="ce7">
            <text:p>188.271</text:p>
          </table:table-cell>
          <table:table-cell office:value-type="percentage" office:value="0.58027381554128188" table:style-name="ce49">
            <text:p>58,0%</text:p>
          </table:table-cell>
          <table:table-cell office:value-type="float" office:value="81445" table:style-name="ce7">
            <text:p>81.445</text:p>
          </table:table-cell>
          <table:table-cell office:value-type="percentage" office:value="0.38890003056001221" table:style-name="ce49">
            <text:p>38,9%</text:p>
          </table:table-cell>
          <table:table-cell office:value-type="float" office:value="54275" table:style-name="ce7">
            <text:p>54.275</text:p>
          </table:table-cell>
          <table:table-cell office:value-type="percentage" office:value="0.31351629244961499" table:style-name="ce49">
            <text:p>31,4%</text:p>
          </table:table-cell>
          <table:table-cell office:value-type="float" office:value="9018" table:style-name="ce7">
            <text:p>9.018</text:p>
          </table:table-cell>
          <table:table-cell office:value-type="percentage" office:value="0.23501511518815804" table:style-name="ce49">
            <text:p>23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euta</text:p>
          </table:table-cell>
          <table:table-cell office:value-type="float" office:value="5661" table:style-name="ce7">
            <text:p>5.661</text:p>
          </table:table-cell>
          <table:table-cell office:value-type="percentage" office:value="0.89985693848354797" table:style-name="ce49">
            <text:p>90,0%</text:p>
          </table:table-cell>
          <table:table-cell office:value-type="float" office:value="7165" table:style-name="ce7">
            <text:p>7.165</text:p>
          </table:table-cell>
          <table:table-cell office:value-type="percentage" office:value="0.93831849135673129" table:style-name="ce49">
            <text:p>93,8%</text:p>
          </table:table-cell>
          <table:table-cell office:value-type="float" office:value="8827" table:style-name="ce7">
            <text:p>8.827</text:p>
          </table:table-cell>
          <table:table-cell office:value-type="percentage" office:value="0.83320747592977162" table:style-name="ce49">
            <text:p>83,3%</text:p>
          </table:table-cell>
          <table:table-cell office:value-type="float" office:value="8253" table:style-name="ce7">
            <text:p>8.253</text:p>
          </table:table-cell>
          <table:table-cell office:value-type="percentage" office:value="0.73944987008332586" table:style-name="ce49">
            <text:p>73,9%</text:p>
          </table:table-cell>
          <table:table-cell office:value-type="float" office:value="5527" table:style-name="ce7">
            <text:p>5.527</text:p>
          </table:table-cell>
          <table:table-cell office:value-type="percentage" office:value="0.59449284715499628" table:style-name="ce49">
            <text:p>59,4%</text:p>
          </table:table-cell>
          <table:table-cell office:value-type="float" office:value="4210" table:style-name="ce7">
            <text:p>4.210</text:p>
          </table:table-cell>
          <table:table-cell office:value-type="percentage" office:value="0.46289169873556901" table:style-name="ce49">
            <text:p>46,3%</text:p>
          </table:table-cell>
          <table:table-cell office:value-type="float" office:value="674" table:style-name="ce7">
            <text:p>674</text:p>
          </table:table-cell>
          <table:table-cell office:value-type="percentage" office:value="0.29470922606034106" table:style-name="ce49">
            <text:p>29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elilla</text:p>
          </table:table-cell>
          <table:table-cell office:value-type="float" office:value="4451" table:style-name="ce7">
            <text:p>4.451</text:p>
          </table:table-cell>
          <table:table-cell office:value-type="percentage" office:value="0.82106622394392181" table:style-name="ce49">
            <text:p>82,1%</text:p>
          </table:table-cell>
          <table:table-cell office:value-type="float" office:value="5906" table:style-name="ce7">
            <text:p>5.906</text:p>
          </table:table-cell>
          <table:table-cell office:value-type="percentage" office:value="0.79660102508767194" table:style-name="ce49">
            <text:p>79,7%</text:p>
          </table:table-cell>
          <table:table-cell office:value-type="float" office:value="7563" table:style-name="ce7">
            <text:p>7.563</text:p>
          </table:table-cell>
          <table:table-cell office:value-type="percentage" office:value="0.75134114842042521" table:style-name="ce49">
            <text:p>75,1%</text:p>
          </table:table-cell>
          <table:table-cell office:value-type="float" office:value="7152" table:style-name="ce7">
            <text:p>7.152</text:p>
          </table:table-cell>
          <table:table-cell office:value-type="percentage" office:value="0.6779789553512181" table:style-name="ce49">
            <text:p>67,8%</text:p>
          </table:table-cell>
          <table:table-cell office:value-type="float" office:value="4432" table:style-name="ce7">
            <text:p>4.432</text:p>
          </table:table-cell>
          <table:table-cell office:value-type="percentage" office:value="0.48655176199363265" table:style-name="ce49">
            <text:p>48,7%</text:p>
          </table:table-cell>
          <table:table-cell office:value-type="float" office:value="3595" table:style-name="ce7">
            <text:p>3.595</text:p>
          </table:table-cell>
          <table:table-cell office:value-type="percentage" office:value="0.37180680525390425" table:style-name="ce49">
            <text:p>37,2%</text:p>
          </table:table-cell>
          <table:table-cell office:value-type="float" office:value="701" table:style-name="ce7">
            <text:p>701</text:p>
          </table:table-cell>
          <table:table-cell office:value-type="percentage" office:value="0.29515789473684212" table:style-name="ce49">
            <text:p>29,5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Fuerzas Armadas</text:p>
          </table:table-cell>
          <table:table-cell office:value-type="float" office:value="7" table:style-name="ce7">
            <text:p>7</text:p>
          </table:table-cell>
          <table:table-cell office:value-type="percentage" office:value="0.16666666666666666" table:style-name="ce49">
            <text:p>16,7%</text:p>
          </table:table-cell>
          <table:table-cell office:value-type="float" office:value="2367" table:style-name="ce7">
            <text:p>2.367</text:p>
          </table:table-cell>
          <table:table-cell office:value-type="percentage" office:value="0.63903887688984884" table:style-name="ce49">
            <text:p>63,9%</text:p>
          </table:table-cell>
          <table:table-cell office:value-type="float" office:value="7334" table:style-name="ce7">
            <text:p>7.334</text:p>
          </table:table-cell>
          <table:table-cell office:value-type="percentage" office:value="0.74313506940926133" table:style-name="ce49">
            <text:p>74,3%</text:p>
          </table:table-cell>
          <table:table-cell office:value-type="float" office:value="15045" table:style-name="ce7">
            <text:p>15.045</text:p>
          </table:table-cell>
          <table:table-cell office:value-type="percentage" office:value="0.65833807377587183" table:style-name="ce49">
            <text:p>65,8%</text:p>
          </table:table-cell>
          <table:table-cell office:value-type="float" office:value="14916" table:style-name="ce7">
            <text:p>14.916</text:p>
          </table:table-cell>
          <table:table-cell office:value-type="percentage" office:value="0.45726548129981609" table:style-name="ce49">
            <text:p>45,7%</text:p>
          </table:table-cell>
          <table:table-cell office:value-type="float" office:value="10455" table:style-name="ce7">
            <text:p>10.455</text:p>
          </table:table-cell>
          <table:table-cell office:value-type="percentage" office:value="0.42551892551892551" table:style-name="ce49">
            <text:p>42,6%</text:p>
          </table:table-cell>
          <table:table-cell office:value-type="float" office:value="197" table:style-name="ce7">
            <text:p>197</text:p>
          </table:table-cell>
          <table:table-cell office:value-type="percentage" office:value="0.15095785440613027" table:style-name="ce49">
            <text:p>15,1%</text:p>
          </table:table-cell>
          <table:table-cell table:number-columns-repeated="16369"/>
        </table:table-row>
        <table:table-row table:style-name="ro12">
          <table:table-cell office:value-type="string" table:style-name="ce64">
            <text:p>Sanidad Exterior</text:p>
          </table:table-cell>
          <table:table-cell office:value-type="float" office:value="77" table:style-name="ce7">
            <text:p>77</text:p>
          </table:table-cell>
          <table:table-cell office:value-type="percentage" office:value="0.96250000000000002" table:style-name="ce52">
            <text:p>96,3%</text:p>
          </table:table-cell>
          <table:table-cell office:value-type="float" office:value="298" table:style-name="ce7">
            <text:p>298</text:p>
          </table:table-cell>
          <table:table-cell office:value-type="percentage" office:value="0.95207667731629397" table:style-name="ce52">
            <text:p>95,2%</text:p>
          </table:table-cell>
          <table:table-cell office:value-type="float" office:value="690" table:style-name="ce7">
            <text:p>690</text:p>
          </table:table-cell>
          <table:table-cell office:value-type="percentage" office:value="0.74433656957928807" table:style-name="ce52">
            <text:p>74,4%</text:p>
          </table:table-cell>
          <table:table-cell office:value-type="float" office:value="924" table:style-name="ce7">
            <text:p>924</text:p>
          </table:table-cell>
          <table:table-cell office:value-type="percentage" office:value="0.4683223517486062" table:style-name="ce52">
            <text:p>46,8%</text:p>
          </table:table-cell>
          <table:table-cell office:value-type="float" office:value="1140" table:style-name="ce7">
            <text:p>1.140</text:p>
          </table:table-cell>
          <table:table-cell office:value-type="percentage" office:value="0.46606704824202783" table:style-name="ce52">
            <text:p>46,6%</text:p>
          </table:table-cell>
          <table:table-cell office:value-type="float" office:value="918" table:style-name="ce7">
            <text:p>918</text:p>
          </table:table-cell>
          <table:table-cell office:value-type="percentage" office:value="0.42917251051893407" table:style-name="ce52">
            <text:p>42,9%</text:p>
          </table:table-cell>
          <table:table-cell office:value-type="float" office:value="20" table:style-name="ce7">
            <text:p>20</text:p>
          </table:table-cell>
          <table:table-cell office:value-type="percentage" office:value="0.11627906976744186" table:style-name="ce52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Totales</text:p>
          </table:table-cell>
          <table:table-cell office:value-type="float" office:value="6359500" table:style-name="ce66">
            <text:p>6.359.500</text:p>
          </table:table-cell>
          <table:table-cell office:value-type="percentage" office:value="0.92459051667737691" table:style-name="ce67">
            <text:p>92,46%</text:p>
          </table:table-cell>
          <table:table-cell office:value-type="float" office:value="4928243" table:style-name="ce66">
            <text:p>4.928.243</text:p>
          </table:table-cell>
          <table:table-cell office:value-type="percentage" office:value="0.92678548794692905" table:style-name="ce67">
            <text:p>92,68%</text:p>
          </table:table-cell>
          <table:table-cell office:value-type="float" office:value="5281235" table:style-name="ce66">
            <text:p>5.281.235</text:p>
          </table:table-cell>
          <table:table-cell office:value-type="percentage" office:value="0.7801647830880919" table:style-name="ce67">
            <text:p>78,02%</text:p>
          </table:table-cell>
          <table:table-cell office:value-type="float" office:value="4438476" table:style-name="ce66">
            <text:p>4.438.476</text:p>
          </table:table-cell>
          <table:table-cell office:value-type="percentage" office:value="0.62548544612847989" table:style-name="ce67">
            <text:p>62,55%</text:p>
          </table:table-cell>
          <table:table-cell office:value-type="float" office:value="2348233" table:style-name="ce66">
            <text:p>2.348.233</text:p>
          </table:table-cell>
          <table:table-cell office:value-type="percentage" office:value="0.46414829924711865" table:style-name="ce67">
            <text:p>46,41%</text:p>
          </table:table-cell>
          <table:table-cell office:value-type="float" office:value="1657334" table:style-name="ce66">
            <text:p>1.657.334</text:p>
          </table:table-cell>
          <table:table-cell office:value-type="percentage" office:value="0.39782791805100243" table:style-name="ce67">
            <text:p>39,78%</text:p>
          </table:table-cell>
          <table:table-cell office:value-type="float" office:value="227429" table:style-name="ce66">
            <text:p>227.429</text:p>
          </table:table-cell>
          <table:table-cell office:value-type="percentage" office:value="0.2631205074778476" table:style-name="ce67">
            <text:p>26,31%</text:p>
          </table:table-cell>
          <table:table-cell table:number-columns-repeated="16369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8"/>
          <table:table-cell table:style-name="ce1"/>
          <table:table-cell table:style-name="ce68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Pediatrica" table:style-name="ta2">
        <table:table-column table:style-name="co5" table:number-columns-repeated="16384" table:default-cell-style-name="ce1"/>
        <table:table-row table:style-name="ro13">
          <table:table-cell table:style-name="ce72"/>
          <table:table-cell office:value-type="string" table:style-name="ce73">
            <text:p>Población a vacunar de 5 a 11 años</text:p>
          </table:table-cell>
          <table:table-cell office:value-type="string" table:style-name="ce73">
            <text:p>Nº Personas con 1 dosis</text:p>
          </table:table-cell>
          <table:table-cell office:value-type="string" table:style-name="ce73">
            <text:p>% 1ª dosis</text:p>
          </table:table-cell>
          <table:table-cell office:value-type="string" table:style-name="ce73">
            <text:p>Nº Personas con pauta completa</text:p>
          </table:table-cell>
          <table:table-cell office:value-type="string" table:style-name="ce74">
            <text:p><text:s/>% PC</text:p>
          </table:table-cell>
          <table:table-cell office:value-type="string" table:style-name="ce75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6">
            <text:p>Andalucía</text:p>
          </table:table-cell>
          <table:table-cell office:value-type="float" office:value="728275" table:style-name="ce8">
            <text:p>728.275</text:p>
          </table:table-cell>
          <table:table-cell office:value-type="float" office:value="448494" table:style-name="ce8">
            <text:p>448.494</text:p>
          </table:table-cell>
          <table:table-cell office:value-type="percentage" office:value="0.61583055851155122" table:style-name="ce77">
            <text:p>61,6%</text:p>
          </table:table-cell>
          <table:table-cell office:value-type="float" office:value="357589" table:style-name="ce8">
            <text:p>357.589</text:p>
          </table:table-cell>
          <table:table-cell office:value-type="percentage" office:value="0.49100820431842368" table:style-name="ce77">
            <text:p>49,1%</text:p>
          </table:table-cell>
          <table:table-cell office:value-type="date" office:date-value="2022-06-15T00:00:00" table:style-name="ce11">
            <text:p>15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103760" table:style-name="ce8">
            <text:p>103.760</text:p>
          </table:table-cell>
          <table:table-cell office:value-type="float" office:value="55049" table:style-name="ce8">
            <text:p>55.049</text:p>
          </table:table-cell>
          <table:table-cell office:value-type="percentage" office:value="0.53054163454124903" table:style-name="ce77">
            <text:p>53,1%</text:p>
          </table:table-cell>
          <table:table-cell office:value-type="float" office:value="44678" table:style-name="ce8">
            <text:p>44.678</text:p>
          </table:table-cell>
          <table:table-cell office:value-type="percentage" office:value="0.43058982266769469" table:style-name="ce77">
            <text:p>43,1%</text:p>
          </table:table-cell>
          <table:table-cell office:value-type="date" office:date-value="2022-06-15T00:00:00" table:style-name="ce11">
            <text:p>15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62179" table:style-name="ce8">
            <text:p>62.179</text:p>
          </table:table-cell>
          <table:table-cell office:value-type="float" office:value="44036" table:style-name="ce8">
            <text:p>44.036</text:p>
          </table:table-cell>
          <table:table-cell office:value-type="percentage" office:value="0.7082133839399154" table:style-name="ce77">
            <text:p>70,8%</text:p>
          </table:table-cell>
          <table:table-cell office:value-type="float" office:value="38410" table:style-name="ce8">
            <text:p>38.410</text:p>
          </table:table-cell>
          <table:table-cell office:value-type="percentage" office:value="0.61773267501889706" table:style-name="ce77">
            <text:p>61,8%</text:p>
          </table:table-cell>
          <table:table-cell office:value-type="date" office:date-value="2022-06-15T00:00:00" table:style-name="ce11">
            <text:p>15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97822" table:style-name="ce8">
            <text:p>97.822</text:p>
          </table:table-cell>
          <table:table-cell office:value-type="float" office:value="33761" table:style-name="ce8">
            <text:p>33.761</text:p>
          </table:table-cell>
          <table:table-cell office:value-type="percentage" office:value="0.34512686307783524" table:style-name="ce77">
            <text:p>34,5%</text:p>
          </table:table-cell>
          <table:table-cell office:value-type="float" office:value="26086" table:style-name="ce8">
            <text:p>26.086</text:p>
          </table:table-cell>
          <table:table-cell office:value-type="percentage" office:value="0.26666802968657355" table:style-name="ce77">
            <text:p>26,7%</text:p>
          </table:table-cell>
          <table:table-cell office:value-type="date" office:date-value="2022-06-15T00:00:00" table:style-name="ce11">
            <text:p>15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56104" table:style-name="ce8">
            <text:p>156.104</text:p>
          </table:table-cell>
          <table:table-cell office:value-type="float" office:value="80603" table:style-name="ce8">
            <text:p>80.603</text:p>
          </table:table-cell>
          <table:table-cell office:value-type="percentage" office:value="0.51634166965612671" table:style-name="ce77">
            <text:p>51,6%</text:p>
          </table:table-cell>
          <table:table-cell office:value-type="float" office:value="61318" table:style-name="ce8">
            <text:p>61.318</text:p>
          </table:table-cell>
          <table:table-cell office:value-type="percentage" office:value="0.39280223440783069" table:style-name="ce77">
            <text:p>39,3%</text:p>
          </table:table-cell>
          <table:table-cell office:value-type="date" office:date-value="2022-06-15T00:00:00" table:style-name="ce11">
            <text:p>15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42931" table:style-name="ce8">
            <text:p>42.931</text:p>
          </table:table-cell>
          <table:table-cell office:value-type="float" office:value="26013" table:style-name="ce8">
            <text:p>26.013</text:p>
          </table:table-cell>
          <table:table-cell office:value-type="percentage" office:value="0.60592578789219909" table:style-name="ce77">
            <text:p>60,6%</text:p>
          </table:table-cell>
          <table:table-cell office:value-type="float" office:value="23302" table:style-name="ce8">
            <text:p>23.302</text:p>
          </table:table-cell>
          <table:table-cell office:value-type="percentage" office:value="0.54277794600638229" table:style-name="ce77">
            <text:p>54,3%</text:p>
          </table:table-cell>
          <table:table-cell office:value-type="date" office:date-value="2022-06-15T00:00:00" table:style-name="ce11">
            <text:p>15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y Leon<text:s/></text:p>
          </table:table-cell>
          <table:table-cell office:value-type="float" office:value="158747" table:style-name="ce8">
            <text:p>158.747</text:p>
          </table:table-cell>
          <table:table-cell office:value-type="float" office:value="104980" table:style-name="ce8">
            <text:p>104.980</text:p>
          </table:table-cell>
          <table:table-cell office:value-type="percentage" office:value="0.66130383566303619" table:style-name="ce77">
            <text:p>66,1%</text:p>
          </table:table-cell>
          <table:table-cell office:value-type="float" office:value="94707" table:style-name="ce8">
            <text:p>94.707</text:p>
          </table:table-cell>
          <table:table-cell office:value-type="percentage" office:value="0.59659080171593792" table:style-name="ce77">
            <text:p>59,7%</text:p>
          </table:table-cell>
          <table:table-cell office:value-type="date" office:date-value="2022-06-15T00:00:00" table:style-name="ce11">
            <text:p>15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- La Mancha</text:p>
          </table:table-cell>
          <table:table-cell office:value-type="float" office:value="171326" table:style-name="ce8">
            <text:p>171.326</text:p>
          </table:table-cell>
          <table:table-cell office:value-type="float" office:value="105220" table:style-name="ce8">
            <text:p>105.220</text:p>
          </table:table-cell>
          <table:table-cell office:value-type="percentage" office:value="0.61415080022880353" table:style-name="ce77">
            <text:p>61,4%</text:p>
          </table:table-cell>
          <table:table-cell office:value-type="float" office:value="86226" table:style-name="ce8">
            <text:p>86.226</text:p>
          </table:table-cell>
          <table:table-cell office:value-type="percentage" office:value="0.5032861328695003" table:style-name="ce77">
            <text:p>50,3%</text:p>
          </table:table-cell>
          <table:table-cell office:value-type="date" office:date-value="2022-06-15T00:00:00" table:style-name="ce11">
            <text:p>15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648162" table:style-name="ce8">
            <text:p>648.162</text:p>
          </table:table-cell>
          <table:table-cell office:value-type="float" office:value="260054" table:style-name="ce8">
            <text:p>260.054</text:p>
          </table:table-cell>
          <table:table-cell office:value-type="percentage" office:value="0.40121759683535907" table:style-name="ce77">
            <text:p>40,1%</text:p>
          </table:table-cell>
          <table:table-cell office:value-type="float" office:value="200842" table:style-name="ce8">
            <text:p>200.842</text:p>
          </table:table-cell>
          <table:table-cell office:value-type="percentage" office:value="0.30986389205167841" table:style-name="ce77">
            <text:p>31,0%</text:p>
          </table:table-cell>
          <table:table-cell office:value-type="date" office:date-value="2022-06-15T00:00:00" table:style-name="ce11">
            <text:p>15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410244" table:style-name="ce8">
            <text:p>410.244</text:p>
          </table:table-cell>
          <table:table-cell office:value-type="float" office:value="261405" table:style-name="ce8">
            <text:p>261.405</text:p>
          </table:table-cell>
          <table:table-cell office:value-type="percentage" office:value="0.63719396261736916" table:style-name="ce77">
            <text:p>63,7%</text:p>
          </table:table-cell>
          <table:table-cell office:value-type="float" office:value="195466" table:style-name="ce8">
            <text:p>195.466</text:p>
          </table:table-cell>
          <table:table-cell office:value-type="percentage" office:value="0.476462787999337" table:style-name="ce77">
            <text:p>47,6%</text:p>
          </table:table-cell>
          <table:table-cell office:value-type="date" office:date-value="2022-06-15T00:00:00" table:style-name="ce11">
            <text:p>15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78583" table:style-name="ce8">
            <text:p>78.583</text:p>
          </table:table-cell>
          <table:table-cell office:value-type="float" office:value="60228" table:style-name="ce8">
            <text:p>60.228</text:p>
          </table:table-cell>
          <table:table-cell office:value-type="percentage" office:value="0.76642530827278166" table:style-name="ce77">
            <text:p>76,6%</text:p>
          </table:table-cell>
          <table:table-cell office:value-type="float" office:value="51292" table:style-name="ce8">
            <text:p>51.292</text:p>
          </table:table-cell>
          <table:table-cell office:value-type="percentage" office:value="0.65271114617665393" table:style-name="ce77">
            <text:p>65,3%</text:p>
          </table:table-cell>
          <table:table-cell office:value-type="date" office:date-value="2022-06-15T00:00:00" table:style-name="ce11">
            <text:p>15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Galicia</text:p>
          </table:table-cell>
          <table:table-cell office:value-type="float" office:value="177577" table:style-name="ce8">
            <text:p>177.577</text:p>
          </table:table-cell>
          <table:table-cell office:value-type="float" office:value="137860" table:style-name="ce8">
            <text:p>137.860</text:p>
          </table:table-cell>
          <table:table-cell office:value-type="percentage" office:value="0.77633927817228587" table:style-name="ce77">
            <text:p>77,6%</text:p>
          </table:table-cell>
          <table:table-cell office:value-type="float" office:value="120405" table:style-name="ce8">
            <text:p>120.405</text:p>
          </table:table-cell>
          <table:table-cell office:value-type="percentage" office:value="0.67804389081919392" table:style-name="ce77">
            <text:p>67,8%</text:p>
          </table:table-cell>
          <table:table-cell office:value-type="date" office:date-value="2022-06-15T00:00:00" table:style-name="ce11">
            <text:p>15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5397" table:style-name="ce8">
            <text:p>25.397</text:p>
          </table:table-cell>
          <table:table-cell office:value-type="float" office:value="16948" table:style-name="ce8">
            <text:p>16.948</text:p>
          </table:table-cell>
          <table:table-cell office:value-type="percentage" office:value="0.66732291215497896" table:style-name="ce77">
            <text:p>66,7%</text:p>
          </table:table-cell>
          <table:table-cell office:value-type="float" office:value="14587" table:style-name="ce8">
            <text:p>14.587</text:p>
          </table:table-cell>
          <table:table-cell office:value-type="percentage" office:value="0.57435917628066302" table:style-name="ce77">
            <text:p>57,4%</text:p>
          </table:table-cell>
          <table:table-cell office:value-type="date" office:date-value="2022-06-15T00:00:00" table:style-name="ce11">
            <text:p>15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567425" table:style-name="ce8">
            <text:p>567.425</text:p>
          </table:table-cell>
          <table:table-cell office:value-type="float" office:value="265420" table:style-name="ce8">
            <text:p>265.420</text:p>
          </table:table-cell>
          <table:table-cell office:value-type="percentage" office:value="0.46776225932942678" table:style-name="ce77">
            <text:p>46,8%</text:p>
          </table:table-cell>
          <table:table-cell office:value-type="float" office:value="228421" table:style-name="ce8">
            <text:p>228.421</text:p>
          </table:table-cell>
          <table:table-cell office:value-type="percentage" office:value="0.40255716614530557" table:style-name="ce77">
            <text:p>40,3%</text:p>
          </table:table-cell>
          <table:table-cell office:value-type="date" office:date-value="2022-06-15T00:00:00" table:style-name="ce11">
            <text:p>15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urcia<text:s/></text:p>
          </table:table-cell>
          <table:table-cell office:value-type="float" office:value="139748" table:style-name="ce8">
            <text:p>139.748</text:p>
          </table:table-cell>
          <table:table-cell office:value-type="float" office:value="71603" table:style-name="ce8">
            <text:p>71.603</text:p>
          </table:table-cell>
          <table:table-cell office:value-type="percentage" office:value="0.51237227008615505" table:style-name="ce77">
            <text:p>51,2%</text:p>
          </table:table-cell>
          <table:table-cell office:value-type="float" office:value="50418" table:style-name="ce8">
            <text:p>50.418</text:p>
          </table:table-cell>
          <table:table-cell office:value-type="percentage" office:value="0.36077797177777143" table:style-name="ce77">
            <text:p>36,1%</text:p>
          </table:table-cell>
          <table:table-cell office:value-type="date" office:date-value="2022-06-15T00:00:00" table:style-name="ce11">
            <text:p>15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Navarra</text:p>
          </table:table-cell>
          <table:table-cell office:value-type="float" office:value="56431" table:style-name="ce8">
            <text:p>56.431</text:p>
          </table:table-cell>
          <table:table-cell office:value-type="float" office:value="29517" table:style-name="ce8">
            <text:p>29.517</text:p>
          </table:table-cell>
          <table:table-cell office:value-type="percentage" office:value="0.52306356435292656" table:style-name="ce77">
            <text:p>52,3%</text:p>
          </table:table-cell>
          <table:table-cell office:value-type="float" office:value="25755" table:style-name="ce8">
            <text:p>25.755</text:p>
          </table:table-cell>
          <table:table-cell office:value-type="percentage" office:value="0.45639807907001473" table:style-name="ce77">
            <text:p>45,6%</text:p>
          </table:table-cell>
          <table:table-cell office:value-type="date" office:date-value="2022-06-14T00:00:00" table:style-name="ce11">
            <text:p>14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70178" table:style-name="ce8">
            <text:p>170.178</text:p>
          </table:table-cell>
          <table:table-cell office:value-type="float" office:value="86248" table:style-name="ce8">
            <text:p>86.248</text:p>
          </table:table-cell>
          <table:table-cell office:value-type="percentage" office:value="0.50681051604790284" table:style-name="ce77">
            <text:p>50,7%</text:p>
          </table:table-cell>
          <table:table-cell office:value-type="float" office:value="68284" table:style-name="ce8">
            <text:p>68.284</text:p>
          </table:table-cell>
          <table:table-cell office:value-type="percentage" office:value="0.40125045540551657" table:style-name="ce77">
            <text:p>40,1%</text:p>
          </table:table-cell>
          <table:table-cell office:value-type="date" office:date-value="2022-06-15T00:00:00" table:style-name="ce11">
            <text:p>15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9201" table:style-name="ce8">
            <text:p>9.201</text:p>
          </table:table-cell>
          <table:table-cell office:value-type="float" office:value="3231" table:style-name="ce8">
            <text:p>3.231</text:p>
          </table:table-cell>
          <table:table-cell office:value-type="percentage" office:value="0.35115748288229542" table:style-name="ce77">
            <text:p>35,1%</text:p>
          </table:table-cell>
          <table:table-cell office:value-type="float" office:value="2226" table:style-name="ce8">
            <text:p>2.226</text:p>
          </table:table-cell>
          <table:table-cell office:value-type="percentage" office:value="0.24193022497554614" table:style-name="ce77">
            <text:p>24,2%</text:p>
          </table:table-cell>
          <table:table-cell office:value-type="date" office:date-value="2022-06-15T00:00:00" table:style-name="ce11">
            <text:p>15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11074" table:style-name="ce8">
            <text:p>11.074</text:p>
          </table:table-cell>
          <table:table-cell office:value-type="float" office:value="3635" table:style-name="ce8">
            <text:p>3.635</text:p>
          </table:table-cell>
          <table:table-cell office:value-type="percentage" office:value="0.32824634278490156" table:style-name="ce77">
            <text:p>32,8%</text:p>
          </table:table-cell>
          <table:table-cell office:value-type="float" office:value="2117" table:style-name="ce8">
            <text:p>2.117</text:p>
          </table:table-cell>
          <table:table-cell office:value-type="percentage" office:value="0.19116850279934983" table:style-name="ce77">
            <text:p>19,1%</text:p>
          </table:table-cell>
          <table:table-cell office:value-type="date" office:date-value="2022-06-09T00:00:00" table:style-name="ce11">
            <text:p>09/06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6-15T00:00:00" table:style-name="ce11">
            <text:p>15/06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6-13T00:00:00" table:style-name="ce11">
            <text:p>13/06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Totales</text:p>
          </table:table-cell>
          <table:table-cell office:value-type="float" office:value="3815164" table:style-name="ce82">
            <text:p>3.815.164</text:p>
          </table:table-cell>
          <table:table-cell office:value-type="float" office:value="2094305" table:style-name="ce82">
            <text:p>2.094.305</text:p>
          </table:table-cell>
          <table:table-cell office:value-type="percentage" office:value="0.54894232593933057" table:style-name="ce83">
            <text:p>54,9%</text:p>
          </table:table-cell>
          <table:table-cell office:value-type="float" office:value="1692129" table:style-name="ce82">
            <text:p>1.692.129</text:p>
          </table:table-cell>
          <table:table-cell office:value-type="percentage" office:value="0.44352719830654724" table:style-name="ce83">
            <text:p>44,4%</text:p>
          </table:table-cell>
          <table:table-cell table:style-name="ce82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6-16T14:33:31Z</dc:date>
  </office:meta>
</office:document-meta>
</file>